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3.23mm" svg:height="165.05mm" svg:x="96.64mm" svg:y="4.52mm">
            <draw:object draw:notify-on-update-of-ranges="Sheet1.A1:Sheet1.A1 Sheet1.A2:Sheet1.A501 Sheet1.G1:Sheet1.G1 Sheet1.G2:Sheet1.G501 Sheet1.A1:Sheet1.A1 Sheet1.A2:Sheet1.A501 Sheet1.N1:Sheet1.N1 Sheet1.N2:Sheet1.N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lockfree1</text:p>
          </table:table-cell>
          <table:table-cell office:value-type="string" calcext:value-type="string">
            <text:p>lockfree2</text:p>
          </table:table-cell>
          <table:table-cell office:value-type="string" calcext:value-type="string">
            <text:p>lockfree3</text:p>
          </table:table-cell>
          <table:table-cell office:value-type="string" calcext:value-type="string">
            <text:p>lockfree4</text:p>
          </table:table-cell>
          <table:table-cell office:value-type="string" calcext:value-type="string">
            <text:p>lockfree5</text:p>
          </table:table-cell>
          <table:table-cell office:value-type="string" calcext:value-type="string">
            <text:p>Lock-free</text:p>
          </table:table-cell>
          <table:table-cell/>
          <table:table-cell office:value-type="string" calcext:value-type="string">
            <text:p>locking1</text:p>
          </table:table-cell>
          <table:table-cell office:value-type="string" calcext:value-type="string">
            <text:p>locking2</text:p>
          </table:table-cell>
          <table:table-cell office:value-type="string" calcext:value-type="string">
            <text:p>locking3</text:p>
          </table:table-cell>
          <table:table-cell office:value-type="string" calcext:value-type="string">
            <text:p>locking4</text:p>
          </table:table-cell>
          <table:table-cell office:value-type="string" calcext:value-type="string">
            <text:p>locking5</text:p>
          </table:table-cell>
          <table:table-cell office:value-type="string" calcext:value-type="string">
            <text:p>Lockin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B2:.F2])" office:value-type="float" office:value="20.4" calcext:value-type="float">
            <text:p>20.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I2:.M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AVERAGE([.B3:.F3])" office:value-type="float" office:value="15.6" calcext:value-type="float">
            <text:p>15.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AVERAGE([.I3:.M3])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B4:.F4])" office:value-type="float" office:value="15.8" calcext:value-type="float">
            <text:p>15.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AVERAGE([.I4:.M4])"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AVERAGE([.B5:.F5])" office:value-type="float" office:value="15.6" calcext:value-type="float">
            <text:p>15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I5:.M5])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B6:.F6])" office:value-type="float" office:value="16" calcext:value-type="float">
            <text:p>16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AVERAGE([.I6:.M6])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5" office:value-type="float" office:value="16" calcext:value-type="float">
            <text:p>16</text:p>
          </table:table-cell>
          <table:table-cell table:formula="of:=AVERAGE([.B7:.F7]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AVERAGE([.I7:.M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5" office:value-type="float" office:value="16" calcext:value-type="float">
            <text:p>16</text:p>
          </table:table-cell>
          <table:table-cell table:formula="of:=AVERAGE([.B8:.F8])" office:value-type="float" office:value="16" calcext:value-type="float">
            <text:p>16</text:p>
          </table:table-cell>
          <table:table-cell/>
          <table:table-cell table:number-columns-repeated="4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AVERAGE([.I8:.M8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AVERAGE([.B9:.F9])" office:value-type="float" office:value="16.6" calcext:value-type="float">
            <text:p>1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AVERAGE([.I9:.M9])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AVERAGE([.B10:.F10])" office:value-type="float" office:value="15.8" calcext:value-type="float">
            <text:p>15.8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I10:.M1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B11:.F11])" office:value-type="float" office:value="15.8" calcext:value-type="float">
            <text:p>15.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AVERAGE([.I11:.M11])"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B12:.F12])" office:value-type="float" office:value="15.8" calcext:value-type="float">
            <text:p>15.8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AVERAGE([.I12:.M1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AVERAGE([.B13:.F13])" office:value-type="float" office:value="15.6" calcext:value-type="float">
            <text:p>15.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I13:.M13])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5" office:value-type="float" office:value="16" calcext:value-type="float">
            <text:p>16</text:p>
          </table:table-cell>
          <table:table-cell table:formula="of:=AVERAGE([.B14:.F14])"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I14:.M1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AVERAGE([.B15:.F15])" office:value-type="float" office:value="15.8" calcext:value-type="float">
            <text:p>15.8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I15:.M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B16:.F16])" office:value-type="float" office:value="16.4" calcext:value-type="float">
            <text:p>16.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AVERAGE([.I16:.M16])"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17:.F17])" office:value-type="float" office:value="17.6" calcext:value-type="float">
            <text:p>17.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AVERAGE([.I17:.M17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AVERAGE([.B18:.F18])" office:value-type="float" office:value="15.8" calcext:value-type="float">
            <text:p>15.8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AVERAGE([.I18:.M18])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19:.F19])" office:value-type="float" office:value="16.2" calcext:value-type="float">
            <text:p>16.2</text:p>
          </table:table-cell>
          <table:table-cell/>
          <table:table-cell table:number-columns-repeated="5" office:value-type="float" office:value="16" calcext:value-type="float">
            <text:p>16</text:p>
          </table:table-cell>
          <table:table-cell table:formula="of:=AVERAGE([.I19:.M1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AVERAGE([.B20:.F20])" office:value-type="float" office:value="16.8" calcext:value-type="float">
            <text:p>16.8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I20:.M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B21:.F21])" office:value-type="float" office:value="16.2" calcext:value-type="float">
            <text:p>16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AVERAGE([.I21:.M2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number-columns-repeated="5" office:value-type="float" office:value="16" calcext:value-type="float">
            <text:p>16</text:p>
          </table:table-cell>
          <table:table-cell table:formula="of:=AVERAGE([.B22:.F22])"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AVERAGE([.I22:.M22])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23:.F23])" office:value-type="float" office:value="18" calcext:value-type="float">
            <text:p>18</text:p>
          </table:table-cell>
          <table:table-cell/>
          <table:table-cell table:number-columns-repeated="5" office:value-type="float" office:value="16" calcext:value-type="float">
            <text:p>16</text:p>
          </table:table-cell>
          <table:table-cell table:formula="of:=AVERAGE([.I23:.M2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24:.F24])" office:value-type="float" office:value="16.2" calcext:value-type="float">
            <text:p>16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AVERAGE([.I24:.M24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B25:.F25])" office:value-type="float" office:value="16.2" calcext:value-type="float">
            <text:p>16.2</text:p>
          </table:table-cell>
          <table:table-cell/>
          <table:table-cell table:number-columns-repeated="5" office:value-type="float" office:value="16" calcext:value-type="float">
            <text:p>16</text:p>
          </table:table-cell>
          <table:table-cell table:formula="of:=AVERAGE([.I25:.M2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B26:.F26])" office:value-type="float" office:value="16.2" calcext:value-type="float">
            <text:p>16.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I26:.M26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VERAGE([.B27:.F27])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I27:.M27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formula="of:=AVERAGE([.B28:.F28])" office:value-type="float" office:value="23.6" calcext:value-type="float">
            <text:p>23.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AVERAGE([.I28:.M28])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29:.F29])" office:value-type="float" office:value="16.6" calcext:value-type="float">
            <text:p>16.6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I29:.M29])"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30:.F30])" office:value-type="float" office:value="19.2" calcext:value-type="float">
            <text:p>19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AVERAGE([.I30:.M30])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B31:.F31])" office:value-type="float" office:value="16.2" calcext:value-type="float">
            <text:p>16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AVERAGE([.I31:.M31])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formula="of:=AVERAGE([.B32:.F32])" office:value-type="float" office:value="16.2" calcext:value-type="float">
            <text:p>16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AVERAGE([.I32:.M32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33:.F33])" office:value-type="float" office:value="16.2" calcext:value-type="float">
            <text:p>16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I33:.M33])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34:.F34])" office:value-type="float" office:value="16.6" calcext:value-type="float">
            <text:p>16.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I34:.M3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AVERAGE([.B35:.F35])" office:value-type="float" office:value="16.6" calcext:value-type="float">
            <text:p>16.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AVERAGE([.I35:.M35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AVERAGE([.B36:.F36])" office:value-type="float" office:value="16.6" calcext:value-type="float">
            <text:p>16.6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AVERAGE([.I36:.M36])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37:.F37])" office:value-type="float" office:value="16.4" calcext:value-type="float">
            <text:p>16.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VERAGE([.I37:.M3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AVERAGE([.B38:.F38])"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I38:.M38])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39:.F39])" office:value-type="float" office:value="16.8" calcext:value-type="float">
            <text:p>16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AVERAGE([.I39:.M39])"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40:.F40])" office:value-type="float" office:value="16.6" calcext:value-type="float">
            <text:p>16.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I40:.M40]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41:.F41])" office:value-type="float" office:value="16.6" calcext:value-type="float">
            <text:p>16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VERAGE([.I41:.M41])"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AVERAGE([.B42:.F42])" office:value-type="float" office:value="17.6" calcext:value-type="float">
            <text:p>17.6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AVERAGE([.I42:.M42]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43:.F43])" office:value-type="float" office:value="17.2" calcext:value-type="float">
            <text:p>17.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AVERAGE([.I43:.M43])"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44:.F44])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AVERAGE([.I44:.M44])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B45:.F45])" office:value-type="float" office:value="17.6" calcext:value-type="float">
            <text:p>17.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AVERAGE([.I45:.M45])"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AVERAGE([.B46:.F46])"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AVERAGE([.I46:.M46])"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47:.F47])" office:value-type="float" office:value="16.6" calcext:value-type="float">
            <text:p>16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AVERAGE([.I47:.M47])"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B48:.F48])" office:value-type="float" office:value="17.8" calcext:value-type="float">
            <text:p>17.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AVERAGE([.I48:.M48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7" calcext:value-type="float">
            <text:p>17</text:p>
          </table:table-cell>
          <table:table-cell table:formula="of:=AVERAGE([.B49:.F49])" office:value-type="float" office:value="18.2" calcext:value-type="float">
            <text:p>18.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AVERAGE([.I49:.M49])"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50:.F50])" office:value-type="float" office:value="17.2" calcext:value-type="float">
            <text:p>17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AVERAGE([.I50:.M50])"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51:.F51])" office:value-type="float" office:value="19.2" calcext:value-type="float">
            <text:p>19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AVERAGE([.I51:.M51])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52:.F52])" office:value-type="float" office:value="16.6" calcext:value-type="float">
            <text:p>16.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AVERAGE([.I52:.M52])"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AVERAGE([.B53:.F53])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AVERAGE([.I53:.M53])"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AVERAGE([.B54:.F54])"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AVERAGE([.I54:.M54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B55:.F55]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AVERAGE([.I55:.M55])"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AVERAGE([.B56:.F56])" office:value-type="float" office:value="17.4" calcext:value-type="float">
            <text:p>17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AVERAGE([.I56:.M56])"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B57:.F57])" office:value-type="float" office:value="22.2" calcext:value-type="float">
            <text:p>22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AVERAGE([.I57:.M57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AVERAGE([.B58:.F58]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AVERAGE([.I58:.M58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AVERAGE([.B59:.F59])" office:value-type="float" office:value="18.2" calcext:value-type="float">
            <text:p>18.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formula="of:=AVERAGE([.I59:.M59])"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B60:.F60])" office:value-type="float" office:value="17.8" calcext:value-type="float">
            <text:p>17.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AVERAGE([.I60:.M60])"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B61:.F61])" office:value-type="float" office:value="17.2" calcext:value-type="float">
            <text:p>17.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AVERAGE([.I61:.M61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B62:.F62])" office:value-type="float" office:value="20.8" calcext:value-type="float">
            <text:p>20.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AVERAGE([.I62:.M62])"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AVERAGE([.B63:.F63])" office:value-type="float" office:value="17.2" calcext:value-type="float">
            <text:p>17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AVERAGE([.I63:.M63])"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AVERAGE([.B64:.F64])" office:value-type="float" office:value="21.6" calcext:value-type="float">
            <text:p>21.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AVERAGE([.I64:.M64])"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AVERAGE([.B65:.F65])" office:value-type="float" office:value="17.4" calcext:value-type="float">
            <text:p>17.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AVERAGE([.I65:.M65])"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AVERAGE([.B66:.F66]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AVERAGE([.I66:.M66])"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AVERAGE([.B67:.F67])" office:value-type="float" office:value="21.2" calcext:value-type="float">
            <text:p>21.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AVERAGE([.I67:.M67])"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table:formula="of:=AVERAGE([.B68:.F68])" office:value-type="float" office:value="39.4" calcext:value-type="float">
            <text:p>39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formula="of:=AVERAGE([.I68:.M68])"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AVERAGE([.B69:.F69])" office:value-type="float" office:value="20.4" calcext:value-type="float">
            <text:p>20.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AVERAGE([.I69:.M69])"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70:.F70])" office:value-type="float" office:value="17.6" calcext:value-type="float">
            <text:p>17.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AVERAGE([.I70:.M70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B71:.F71])" office:value-type="float" office:value="53" calcext:value-type="float">
            <text:p>5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AVERAGE([.I71:.M71])"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06" calcext:value-type="float">
            <text:p>20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AVERAGE([.B72:.F72])" office:value-type="float" office:value="63.4" calcext:value-type="float">
            <text:p>63.4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I72:.M72])"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AVERAGE([.B73:.F73])" office:value-type="float" office:value="27.6" calcext:value-type="float">
            <text:p>27.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AVERAGE([.I73:.M73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AVERAGE([.B74:.F74])" office:value-type="float" office:value="20.2" calcext:value-type="float">
            <text:p>20.2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AVERAGE([.I74:.M74])"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5" calcext:value-type="float">
            <text:p>215</text:p>
          </table:table-cell>
          <table:table-cell office:value-type="float" office:value="18" calcext:value-type="float">
            <text:p>18</text:p>
          </table:table-cell>
          <table:table-cell table:formula="of:=AVERAGE([.B75:.F75])" office:value-type="float" office:value="61.2" calcext:value-type="float">
            <text:p>61.2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AVERAGE([.I75:.M75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AVERAGE([.B76:.F76])" office:value-type="float" office:value="39" calcext:value-type="float">
            <text:p>3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AVERAGE([.I76:.M76])"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AVERAGE([.B77:.F77])" office:value-type="float" office:value="33" calcext:value-type="float">
            <text:p>3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AVERAGE([.I77:.M77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AVERAGE([.B78:.F78])"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AVERAGE([.I78:.M78])"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AVERAGE([.B79:.F79])" office:value-type="float" office:value="36.2" calcext:value-type="float">
            <text:p>36.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AVERAGE([.I79:.M79])"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AVERAGE([.B80:.F80])" office:value-type="float" office:value="27.6" calcext:value-type="float">
            <text:p>27.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AVERAGE([.I80:.M80])"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AVERAGE([.B81:.F81])" office:value-type="float" office:value="25.4" calcext:value-type="float">
            <text:p>25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AVERAGE([.I81:.M81])" office:value-type="float" office:value="47.4" calcext:value-type="float">
            <text:p>47.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table:formula="of:=AVERAGE([.B82:.F82])" office:value-type="float" office:value="50.2" calcext:value-type="float">
            <text:p>50.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AVERAGE([.I82:.M82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formula="of:=AVERAGE([.B83:.F83])" office:value-type="float" office:value="51.2" calcext:value-type="float">
            <text:p>51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AVERAGE([.I83:.M83])"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AVERAGE([.B84:.F84])" office:value-type="float" office:value="41.8" calcext:value-type="float">
            <text:p>41.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AVERAGE([.I84:.M84])"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formula="of:=AVERAGE([.B85:.F85])" office:value-type="float" office:value="46.6" calcext:value-type="float">
            <text:p>46.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AVERAGE([.I85:.M85])"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formula="of:=AVERAGE([.B86:.F86])" office:value-type="float" office:value="62.6" calcext:value-type="float">
            <text:p>62.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AVERAGE([.I86:.M86])"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AVERAGE([.B87:.F87])" office:value-type="float" office:value="31.8" calcext:value-type="float">
            <text:p>31.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AVERAGE([.I87:.M87])"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([.B88:.F88])" office:value-type="float" office:value="59.6" calcext:value-type="float">
            <text:p>59.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AVERAGE([.I88:.M88])"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32" calcext:value-type="float">
            <text:p>32</text:p>
          </table:table-cell>
          <table:table-cell office:value-type="float" office:value="601" calcext:value-type="float">
            <text:p>601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table:formula="of:=AVERAGE([.B89:.F89])" office:value-type="float" office:value="184.4" calcext:value-type="float">
            <text:p>184.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AVERAGE([.I89:.M89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table:formula="of:=AVERAGE([.B90:.F90])" office:value-type="float" office:value="49" calcext:value-type="float">
            <text:p>4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AVERAGE([.I90:.M90])"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89" calcext:value-type="float">
            <text:p>489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formula="of:=AVERAGE([.B91:.F91])" office:value-type="float" office:value="143.8" calcext:value-type="float">
            <text:p>143.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formula="of:=AVERAGE([.I91:.M91])"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82" calcext:value-type="float">
            <text:p>82</text:p>
          </table:table-cell>
          <table:table-cell table:formula="of:=AVERAGE([.B92:.F92])" office:value-type="float" office:value="71.6" calcext:value-type="float">
            <text:p>71.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AVERAGE([.I92:.M92])"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03" calcext:value-type="float">
            <text:p>20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formula="of:=AVERAGE([.B93:.F93])" office:value-type="float" office:value="98" calcext:value-type="float">
            <text:p>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formula="of:=AVERAGE([.I93:.M93])"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77" calcext:value-type="float">
            <text:p>77</text:p>
          </table:table-cell>
          <table:table-cell table:formula="of:=AVERAGE([.B94:.F94])" office:value-type="float" office:value="110.6" calcext:value-type="float">
            <text:p>110.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formula="of:=AVERAGE([.I94:.M94])"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formula="of:=AVERAGE([.B95:.F95])" office:value-type="float" office:value="69.8" calcext:value-type="float">
            <text:p>69.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AVERAGE([.I95:.M95])"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table:formula="of:=AVERAGE([.B96:.F96])" office:value-type="float" office:value="130.4" calcext:value-type="float">
            <text:p>130.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AVERAGE([.I96:.M96])"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formula="of:=AVERAGE([.B97:.F97])" office:value-type="float" office:value="85" calcext:value-type="float">
            <text:p>8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formula="of:=AVERAGE([.I97:.M97])"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formula="of:=AVERAGE([.B98:.F98])" office:value-type="float" office:value="76.4" calcext:value-type="float">
            <text:p>76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formula="of:=AVERAGE([.I98:.M98])"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formula="of:=AVERAGE([.B99:.F99])" office:value-type="float" office:value="136" calcext:value-type="float">
            <text:p>13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AVERAGE([.I99:.M99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05" calcext:value-type="float">
            <text:p>20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AVERAGE([.B100:.F100])" office:value-type="float" office:value="83.8" calcext:value-type="float">
            <text:p>83.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formula="of:=AVERAGE([.I100:.M100])"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AVERAGE([.B101:.F101])" office:value-type="float" office:value="111.4" calcext:value-type="float">
            <text:p>111.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formula="of:=AVERAGE([.I101:.M101])"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AVERAGE([.B102:.F102])" office:value-type="float" office:value="62.6" calcext:value-type="float">
            <text:p>62.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AVERAGE([.I102:.M102])"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office:value-type="float" office:value="30" calcext:value-type="float">
            <text:p>30</text:p>
          </table:table-cell>
          <table:table-cell office:value-type="float" office:value="854" calcext:value-type="float">
            <text:p>854</text:p>
          </table:table-cell>
          <table:table-cell office:value-type="float" office:value="150" calcext:value-type="float">
            <text:p>150</text:p>
          </table:table-cell>
          <table:table-cell table:formula="of:=AVERAGE([.B103:.F103])" office:value-type="float" office:value="254.8" calcext:value-type="float">
            <text:p>254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table:formula="of:=AVERAGE([.I103:.M103])"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193" calcext:value-type="float">
            <text:p>193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table:formula="of:=AVERAGE([.B104:.F104])" office:value-type="float" office:value="155" calcext:value-type="float">
            <text:p>1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formula="of:=AVERAGE([.I104:.M104])"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AVERAGE([.B105:.F105])" office:value-type="float" office:value="55.4" calcext:value-type="float">
            <text:p>55.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AVERAGE([.I105:.M105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table:formula="of:=AVERAGE([.B106:.F106])" office:value-type="float" office:value="111.6" calcext:value-type="float">
            <text:p>111.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formula="of:=AVERAGE([.I106:.M106])"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formula="of:=AVERAGE([.B107:.F107])" office:value-type="float" office:value="84.8" calcext:value-type="float">
            <text:p>84.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formula="of:=AVERAGE([.I107:.M107])"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table:formula="of:=AVERAGE([.B108:.F108])" office:value-type="float" office:value="99.4" calcext:value-type="float">
            <text:p>99.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formula="of:=AVERAGE([.I108:.M108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table:formula="of:=AVERAGE([.B109:.F109])" office:value-type="float" office:value="83.6" calcext:value-type="float">
            <text:p>83.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formula="of:=AVERAGE([.I109:.M109])"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formula="of:=AVERAGE([.B110:.F110])" office:value-type="float" office:value="65.2" calcext:value-type="float">
            <text:p>65.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AVERAGE([.I110:.M110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AVERAGE([.B111:.F111])" office:value-type="float" office:value="80.8" calcext:value-type="float">
            <text:p>80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formula="of:=AVERAGE([.I111:.M111])"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243" calcext:value-type="float">
            <text:p>24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table:formula="of:=AVERAGE([.B112:.F112])" office:value-type="float" office:value="189" calcext:value-type="float">
            <text:p>1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formula="of:=AVERAGE([.I112:.M112])"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formula="of:=AVERAGE([.B113:.F113])" office:value-type="float" office:value="90" calcext:value-type="float">
            <text:p>9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formula="of:=AVERAGE([.I113:.M113])"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273" calcext:value-type="float">
            <text:p>27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table:formula="of:=AVERAGE([.B114:.F114])" office:value-type="float" office:value="115.4" calcext:value-type="float">
            <text:p>115.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formula="of:=AVERAGE([.I114:.M114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table:formula="of:=AVERAGE([.B115:.F115])" office:value-type="float" office:value="145.6" calcext:value-type="float">
            <text:p>145.6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formula="of:=AVERAGE([.I115:.M115])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table:formula="of:=AVERAGE([.B116:.F116])" office:value-type="float" office:value="85.4" calcext:value-type="float">
            <text:p>85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AVERAGE([.I116:.M116])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162" calcext:value-type="float">
            <text:p>162</text:p>
          </table:table-cell>
          <table:table-cell office:value-type="float" office:value="365" calcext:value-type="float">
            <text:p>365</text:p>
          </table:table-cell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formula="of:=AVERAGE([.B117:.F117])" office:value-type="float" office:value="167.8" calcext:value-type="float">
            <text:p>167.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AVERAGE([.I117:.M117])"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table:formula="of:=AVERAGE([.B118:.F118])" office:value-type="float" office:value="96.2" calcext:value-type="float">
            <text:p>96.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AVERAGE([.I118:.M118])"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257" calcext:value-type="float">
            <text:p>257</text:p>
          </table:table-cell>
          <table:table-cell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formula="of:=AVERAGE([.B119:.F119])" office:value-type="float" office:value="141.6" calcext:value-type="float">
            <text:p>141.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formula="of:=AVERAGE([.I119:.M119])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195" calcext:value-type="float">
            <text:p>195</text:p>
          </table:table-cell>
          <table:table-cell office:value-type="float" office:value="296" calcext:value-type="float">
            <text:p>296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table:formula="of:=AVERAGE([.B120:.F120])" office:value-type="float" office:value="137.8" calcext:value-type="float">
            <text:p>137.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formula="of:=AVERAGE([.I120:.M120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266" calcext:value-type="float">
            <text:p>266</text:p>
          </table:table-cell>
          <table:table-cell table:formula="of:=AVERAGE([.B121:.F121])" office:value-type="float" office:value="115.8" calcext:value-type="float">
            <text:p>115.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AVERAGE([.I121:.M121])"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table:formula="of:=AVERAGE([.B122:.F122])" office:value-type="float" office:value="148.4" calcext:value-type="float">
            <text:p>148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VERAGE([.I122:.M122])"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table:formula="of:=AVERAGE([.B123:.F123])" office:value-type="float" office:value="248.6" calcext:value-type="float">
            <text:p>248.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formula="of:=AVERAGE([.I123:.M123])"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214" calcext:value-type="float">
            <text:p>214</text:p>
          </table:table-cell>
          <table:table-cell office:value-type="float" office:value="453" calcext:value-type="float">
            <text:p>453</text:p>
          </table:table-cell>
          <table:table-cell office:value-type="float" office:value="351" calcext:value-type="float">
            <text:p>351</text:p>
          </table:table-cell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 table:formula="of:=AVERAGE([.B124:.F124])" office:value-type="float" office:value="274.8" calcext:value-type="float">
            <text:p>274.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68" calcext:value-type="float">
            <text:p>68</text:p>
          </table:table-cell>
          <table:table-cell table:formula="of:=AVERAGE([.I124:.M124])"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AVERAGE([.B125:.F125])" office:value-type="float" office:value="63.6" calcext:value-type="float">
            <text:p>63.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formula="of:=AVERAGE([.I125:.M125])"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379" calcext:value-type="float">
            <text:p>379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table:formula="of:=AVERAGE([.B126:.F126])" office:value-type="float" office:value="165.8" calcext:value-type="float">
            <text:p>165.8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table:formula="of:=AVERAGE([.I126:.M126])"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table:formula="of:=AVERAGE([.B127:.F127])" office:value-type="float" office:value="88.8" calcext:value-type="float">
            <text:p>88.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formula="of:=AVERAGE([.I127:.M127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79" calcext:value-type="float">
            <text:p>79</text:p>
          </table:table-cell>
          <table:table-cell office:value-type="float" office:value="280" calcext:value-type="float">
            <text:p>280</text:p>
          </table:table-cell>
          <table:table-cell office:value-type="float" office:value="363" calcext:value-type="float">
            <text:p>363</text:p>
          </table:table-cell>
          <table:table-cell office:value-type="float" office:value="81" calcext:value-type="float">
            <text:p>81</text:p>
          </table:table-cell>
          <table:table-cell office:value-type="float" office:value="227" calcext:value-type="float">
            <text:p>227</text:p>
          </table:table-cell>
          <table:table-cell table:formula="of:=AVERAGE([.B128:.F128])" office:value-type="float" office:value="206" calcext:value-type="float">
            <text:p>2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formula="of:=AVERAGE([.I128:.M128])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66" calcext:value-type="float">
            <text:p>66</text:p>
          </table:table-cell>
          <table:table-cell table:formula="of:=AVERAGE([.B129:.F129])" office:value-type="float" office:value="142.2" calcext:value-type="float">
            <text:p>142.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formula="of:=AVERAGE([.I129:.M129])"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table:formula="of:=AVERAGE([.B130:.F130])" office:value-type="float" office:value="107.6" calcext:value-type="float">
            <text:p>107.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table:formula="of:=AVERAGE([.I130:.M130])"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table:formula="of:=AVERAGE([.B131:.F131])" office:value-type="float" office:value="101.8" calcext:value-type="float">
            <text:p>101.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AVERAGE([.I131:.M131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AVERAGE([.B132:.F132])" office:value-type="float" office:value="136.4" calcext:value-type="float">
            <text:p>136.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formula="of:=AVERAGE([.I132:.M132])"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99" calcext:value-type="float">
            <text:p>199</text:p>
          </table:table-cell>
          <table:table-cell table:formula="of:=AVERAGE([.B133:.F133])" office:value-type="float" office:value="96" calcext:value-type="float">
            <text:p>9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AVERAGE([.I133:.M133])"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451" calcext:value-type="float">
            <text:p>451</text:p>
          </table:table-cell>
          <table:table-cell office:value-type="float" office:value="165" calcext:value-type="float">
            <text:p>165</text:p>
          </table:table-cell>
          <table:table-cell office:value-type="float" office:value="230" calcext:value-type="float">
            <text:p>230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table:formula="of:=AVERAGE([.B134:.F134])" office:value-type="float" office:value="219.8" calcext:value-type="float">
            <text:p>219.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formula="of:=AVERAGE([.I134:.M134])"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62" calcext:value-type="float">
            <text:p>62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202" calcext:value-type="float">
            <text:p>202</text:p>
          </table:table-cell>
          <table:table-cell table:formula="of:=AVERAGE([.B135:.F135])" office:value-type="float" office:value="130.2" calcext:value-type="float">
            <text:p>130.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AVERAGE([.I135:.M135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33" calcext:value-type="float">
            <text:p>33</text:p>
          </table:table-cell>
          <table:table-cell office:value-type="float" office:value="321" calcext:value-type="float">
            <text:p>321</text:p>
          </table:table-cell>
          <table:table-cell office:value-type="float" office:value="394" calcext:value-type="float">
            <text:p>394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formula="of:=AVERAGE([.B136:.F136])" office:value-type="float" office:value="184.2" calcext:value-type="float">
            <text:p>184.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formula="of:=AVERAGE([.I136:.M136])" office:value-type="float" office:value="75.8" calcext:value-type="float">
            <text:p>75.8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formula="of:=AVERAGE([.B137:.F137])" office:value-type="float" office:value="189.2" calcext:value-type="float">
            <text:p>189.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AVERAGE([.I137:.M137])"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table:formula="of:=AVERAGE([.B138:.F138])" office:value-type="float" office:value="121.6" calcext:value-type="float">
            <text:p>121.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formula="of:=AVERAGE([.I138:.M138])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table:formula="of:=AVERAGE([.B139:.F139])" office:value-type="float" office:value="117.6" calcext:value-type="float">
            <text:p>117.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AVERAGE([.I139:.M139])"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table:formula="of:=AVERAGE([.B140:.F140])" office:value-type="float" office:value="128.4" calcext:value-type="float">
            <text:p>128.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AVERAGE([.I140:.M140])"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85" calcext:value-type="float">
            <text:p>85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table:formula="of:=AVERAGE([.B141:.F141])" office:value-type="float" office:value="132.2" calcext:value-type="float">
            <text:p>132.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AVERAGE([.I141:.M141])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81" calcext:value-type="float">
            <text:p>81</text:p>
          </table:table-cell>
          <table:table-cell office:value-type="float" office:value="191" calcext:value-type="float">
            <text:p>191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table:formula="of:=AVERAGE([.B142:.F142])" office:value-type="float" office:value="105.6" calcext:value-type="float">
            <text:p>105.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AVERAGE([.I142:.M142])"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table:formula="of:=AVERAGE([.B143:.F143])" office:value-type="float" office:value="123" calcext:value-type="float">
            <text:p>1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AVERAGE([.I143:.M143])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table:formula="of:=AVERAGE([.B144:.F144])" office:value-type="float" office:value="94.8" calcext:value-type="float">
            <text:p>94.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AVERAGE([.I144:.M144])" office:value-type="float" office:value="82.4" calcext:value-type="float">
            <text:p>82.4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370" calcext:value-type="float">
            <text:p>370</text:p>
          </table:table-cell>
          <table:table-cell office:value-type="float" office:value="728" calcext:value-type="float">
            <text:p>728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table:formula="of:=AVERAGE([.B145:.F145])" office:value-type="float" office:value="275.8" calcext:value-type="float">
            <text:p>275.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AVERAGE([.I145:.M145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272" calcext:value-type="float">
            <text:p>272</text:p>
          </table:table-cell>
          <table:table-cell office:value-type="float" office:value="601" calcext:value-type="float">
            <text:p>601</text:p>
          </table:table-cell>
          <table:table-cell office:value-type="float" office:value="61" calcext:value-type="float">
            <text:p>61</text:p>
          </table:table-cell>
          <table:table-cell table:formula="of:=AVERAGE([.B146:.F146])" office:value-type="float" office:value="240.6" calcext:value-type="float">
            <text:p>240.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AVERAGE([.I146:.M146])"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340" calcext:value-type="float">
            <text:p>340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float" office:value="98" calcext:value-type="float">
            <text:p>98</text:p>
          </table:table-cell>
          <table:table-cell office:value-type="float" office:value="289" calcext:value-type="float">
            <text:p>289</text:p>
          </table:table-cell>
          <table:table-cell table:formula="of:=AVERAGE([.B147:.F147])" office:value-type="float" office:value="211" calcext:value-type="float">
            <text:p>2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AVERAGE([.I147:.M147])"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549" calcext:value-type="float">
            <text:p>549</text:p>
          </table:table-cell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 table:formula="of:=AVERAGE([.B148:.F148])" office:value-type="float" office:value="205.4" calcext:value-type="float">
            <text:p>205.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AVERAGE([.I148:.M14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292" calcext:value-type="float">
            <text:p>292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236" calcext:value-type="float">
            <text:p>236</text:p>
          </table:table-cell>
          <table:table-cell office:value-type="float" office:value="92" calcext:value-type="float">
            <text:p>92</text:p>
          </table:table-cell>
          <table:table-cell table:formula="of:=AVERAGE([.B149:.F149])" office:value-type="float" office:value="145.8" calcext:value-type="float">
            <text:p>145.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table:formula="of:=AVERAGE([.I149:.M149])"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773" calcext:value-type="float">
            <text:p>773</text:p>
          </table:table-cell>
          <table:table-cell office:value-type="float" office:value="90" calcext:value-type="float">
            <text:p>90</text:p>
          </table:table-cell>
          <table:table-cell office:value-type="float" office:value="307" calcext:value-type="float">
            <text:p>307</text:p>
          </table:table-cell>
          <table:table-cell table:formula="of:=AVERAGE([.B150:.F150])" office:value-type="float" office:value="285.8" calcext:value-type="float">
            <text:p>285.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86" calcext:value-type="float">
            <text:p>86</text:p>
          </table:table-cell>
          <table:table-cell table:formula="of:=AVERAGE([.I150:.M150])"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 office:value-type="float" office:value="123" calcext:value-type="float">
            <text:p>123</text:p>
          </table:table-cell>
          <table:table-cell table:formula="of:=AVERAGE([.B151:.F151])" office:value-type="float" office:value="150.8" calcext:value-type="float">
            <text:p>150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AVERAGE([.I151:.M151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248" calcext:value-type="float">
            <text:p>248</text:p>
          </table:table-cell>
          <table:table-cell table:formula="of:=AVERAGE([.B152:.F152])" office:value-type="float" office:value="115.8" calcext:value-type="float">
            <text:p>115.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formula="of:=AVERAGE([.I152:.M152])"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table:formula="of:=AVERAGE([.B153:.F153])" office:value-type="float" office:value="164.8" calcext:value-type="float">
            <text:p>164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AVERAGE([.I153:.M153])"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table:formula="of:=AVERAGE([.B154:.F154])" office:value-type="float" office:value="127.6" calcext:value-type="float">
            <text:p>127.6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formula="of:=AVERAGE([.I154:.M154])" office:value-type="float" office:value="92.2" calcext:value-type="float">
            <text:p>92.2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295" calcext:value-type="float">
            <text:p>295</text:p>
          </table:table-cell>
          <table:table-cell table:formula="of:=AVERAGE([.B155:.F155])" office:value-type="float" office:value="156.2" calcext:value-type="float">
            <text:p>156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AVERAGE([.I155:.M155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table:formula="of:=AVERAGE([.B156:.F156])" office:value-type="float" office:value="131.6" calcext:value-type="float">
            <text:p>131.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I156:.M156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159" calcext:value-type="float">
            <text:p>159</text:p>
          </table:table-cell>
          <table:table-cell office:value-type="float" office:value="208" calcext:value-type="float">
            <text:p>208</text:p>
          </table:table-cell>
          <table:table-cell office:value-type="float" office:value="132" calcext:value-type="float">
            <text:p>132</text:p>
          </table:table-cell>
          <table:table-cell table:formula="of:=AVERAGE([.B157:.F157])" office:value-type="float" office:value="165" calcext:value-type="float">
            <text:p>16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formula="of:=AVERAGE([.I157:.M157])"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387" calcext:value-type="float">
            <text:p>387</text:p>
          </table:table-cell>
          <table:table-cell office:value-type="float" office:value="243" calcext:value-type="float">
            <text:p>243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AVERAGE([.B158:.F158])" office:value-type="float" office:value="183.4" calcext:value-type="float">
            <text:p>183.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formula="of:=AVERAGE([.I158:.M158])"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176" calcext:value-type="float">
            <text:p>176</text:p>
          </table:table-cell>
          <table:table-cell office:value-type="float" office:value="396" calcext:value-type="float">
            <text:p>39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formula="of:=AVERAGE([.B159:.F159])" office:value-type="float" office:value="180.8" calcext:value-type="float">
            <text:p>180.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AVERAGE([.I159:.M159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277" calcext:value-type="float">
            <text:p>277</text:p>
          </table:table-cell>
          <table:table-cell office:value-type="float" office:value="143" calcext:value-type="float">
            <text:p>143</text:p>
          </table:table-cell>
          <table:table-cell office:value-type="float" office:value="581" calcext:value-type="float">
            <text:p>581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table:formula="of:=AVERAGE([.B160:.F160])" office:value-type="float" office:value="251.6" calcext:value-type="float">
            <text:p>251.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AVERAGE([.I160:.M160])"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float" office:value="74" calcext:value-type="float">
            <text:p>74</text:p>
          </table:table-cell>
          <table:table-cell office:value-type="float" office:value="361" calcext:value-type="float">
            <text:p>361</text:p>
          </table:table-cell>
          <table:table-cell table:formula="of:=AVERAGE([.B161:.F161])" office:value-type="float" office:value="165.6" calcext:value-type="float">
            <text:p>165.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AVERAGE([.I161:.M161])" office:value-type="float" office:value="98.2" calcext:value-type="float">
            <text:p>98.2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127" calcext:value-type="float">
            <text:p>127</text:p>
          </table:table-cell>
          <table:table-cell office:value-type="float" office:value="348" calcext:value-type="float">
            <text:p>348</text:p>
          </table:table-cell>
          <table:table-cell office:value-type="float" office:value="117" calcext:value-type="float">
            <text:p>117</text:p>
          </table:table-cell>
          <table:table-cell office:value-type="float" office:value="411" calcext:value-type="float">
            <text:p>411</text:p>
          </table:table-cell>
          <table:table-cell office:value-type="float" office:value="69" calcext:value-type="float">
            <text:p>69</text:p>
          </table:table-cell>
          <table:table-cell table:formula="of:=AVERAGE([.B162:.F162])" office:value-type="float" office:value="214.4" calcext:value-type="float">
            <text:p>214.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AVERAGE([.I162:.M162])" office:value-type="float" office:value="93.4" calcext:value-type="float">
            <text:p>93.4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table:formula="of:=AVERAGE([.B163:.F163])" office:value-type="float" office:value="155.4" calcext:value-type="float">
            <text:p>155.4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AVERAGE([.I163:.M163])"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78" calcext:value-type="float">
            <text:p>78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222" calcext:value-type="float">
            <text:p>222</text:p>
          </table:table-cell>
          <table:table-cell table:formula="of:=AVERAGE([.B164:.F164])" office:value-type="float" office:value="151.6" calcext:value-type="float">
            <text:p>151.6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formula="of:=AVERAGE([.I164:.M164])" office:value-type="float" office:value="94.4" calcext:value-type="float">
            <text:p>94.4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470" calcext:value-type="float">
            <text:p>470</text:p>
          </table:table-cell>
          <table:table-cell office:value-type="float" office:value="204" calcext:value-type="float">
            <text:p>204</text:p>
          </table:table-cell>
          <table:table-cell office:value-type="float" office:value="128" calcext:value-type="float">
            <text:p>128</text:p>
          </table:table-cell>
          <table:table-cell table:formula="of:=AVERAGE([.B165:.F165])" office:value-type="float" office:value="244.6" calcext:value-type="float">
            <text:p>244.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formula="of:=AVERAGE([.I165:.M165])"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785" calcext:value-type="float">
            <text:p>785</text:p>
          </table:table-cell>
          <table:table-cell office:value-type="float" office:value="394" calcext:value-type="float">
            <text:p>394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231" calcext:value-type="float">
            <text:p>231</text:p>
          </table:table-cell>
          <table:table-cell table:formula="of:=AVERAGE([.B166:.F166])" office:value-type="float" office:value="347.6" calcext:value-type="float">
            <text:p>347.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table:formula="of:=AVERAGE([.I166:.M166])"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268" calcext:value-type="float">
            <text:p>268</text:p>
          </table:table-cell>
          <table:table-cell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formula="of:=AVERAGE([.B167:.F167])" office:value-type="float" office:value="221.2" calcext:value-type="float">
            <text:p>221.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AVERAGE([.I167:.M167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319" calcext:value-type="float">
            <text:p>319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332" calcext:value-type="float">
            <text:p>332</text:p>
          </table:table-cell>
          <table:table-cell office:value-type="float" office:value="244" calcext:value-type="float">
            <text:p>244</text:p>
          </table:table-cell>
          <table:table-cell table:formula="of:=AVERAGE([.B168:.F168])" office:value-type="float" office:value="220.8" calcext:value-type="float">
            <text:p>220.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formula="of:=AVERAGE([.I168:.M168])"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table:formula="of:=AVERAGE([.B169:.F169])" office:value-type="float" office:value="132.2" calcext:value-type="float">
            <text:p>132.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formula="of:=AVERAGE([.I169:.M169])"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36" calcext:value-type="float">
            <text:p>936</text:p>
          </table:table-cell>
          <table:table-cell office:value-type="float" office:value="155" calcext:value-type="float">
            <text:p>155</text:p>
          </table:table-cell>
          <table:table-cell table:formula="of:=AVERAGE([.B170:.F170])" office:value-type="float" office:value="310.2" calcext:value-type="float">
            <text:p>310.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5" calcext:value-type="float">
            <text:p>115</text:p>
          </table:table-cell>
          <table:table-cell table:formula="of:=AVERAGE([.I170:.M170])"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B171:.F171])" office:value-type="float" office:value="119.2" calcext:value-type="float">
            <text:p>119.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table:formula="of:=AVERAGE([.I171:.M171])"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119" calcext:value-type="float">
            <text:p>119</text:p>
          </table:table-cell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219" calcext:value-type="float">
            <text:p>219</text:p>
          </table:table-cell>
          <table:table-cell table:formula="of:=AVERAGE([.B172:.F172])" office:value-type="float" office:value="145.8" calcext:value-type="float">
            <text:p>145.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table:formula="of:=AVERAGE([.I172:.M172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115" calcext:value-type="float">
            <text:p>115</text:p>
          </table:table-cell>
          <table:table-cell office:value-type="float" office:value="624" calcext:value-type="float">
            <text:p>624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194" calcext:value-type="float">
            <text:p>194</text:p>
          </table:table-cell>
          <table:table-cell table:formula="of:=AVERAGE([.B173:.F173])" office:value-type="float" office:value="238" calcext:value-type="float">
            <text:p>2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table:formula="of:=AVERAGE([.I173:.M173])"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227" calcext:value-type="float">
            <text:p>227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table:formula="of:=AVERAGE([.B174:.F174])" office:value-type="float" office:value="155.4" calcext:value-type="float">
            <text:p>155.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AVERAGE([.I174:.M174])"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326" calcext:value-type="float">
            <text:p>326</text:p>
          </table:table-cell>
          <table:table-cell office:value-type="float" office:value="97" calcext:value-type="float">
            <text:p>97</text:p>
          </table:table-cell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table:formula="of:=AVERAGE([.B175:.F175])" office:value-type="float" office:value="186.6" calcext:value-type="float">
            <text:p>186.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formula="of:=AVERAGE([.I175:.M175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385" calcext:value-type="float">
            <text:p>385</text:p>
          </table:table-cell>
          <table:table-cell office:value-type="float" office:value="405" calcext:value-type="float">
            <text:p>405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formula="of:=AVERAGE([.B176:.F176])" office:value-type="float" office:value="244.4" calcext:value-type="float">
            <text:p>244.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09" calcext:value-type="float">
            <text:p>109</text:p>
          </table:table-cell>
          <table:table-cell table:formula="of:=AVERAGE([.I176:.M176])"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 office:value-type="float" office:value="220" calcext:value-type="float">
            <text:p>220</text:p>
          </table:table-cell>
          <table:table-cell office:value-type="float" office:value="597" calcext:value-type="float">
            <text:p>597</text:p>
          </table:table-cell>
          <table:table-cell office:value-type="float" office:value="183" calcext:value-type="float">
            <text:p>183</text:p>
          </table:table-cell>
          <table:table-cell table:formula="of:=AVERAGE([.B177:.F177])" office:value-type="float" office:value="285.4" calcext:value-type="float">
            <text:p>285.4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AVERAGE([.I177:.M177])"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365" calcext:value-type="float">
            <text:p>365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273" calcext:value-type="float">
            <text:p>273</text:p>
          </table:table-cell>
          <table:table-cell table:formula="of:=AVERAGE([.B178:.F178])" office:value-type="float" office:value="229.8" calcext:value-type="float">
            <text:p>229.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formula="of:=AVERAGE([.I178:.M178])"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735" calcext:value-type="float">
            <text:p>73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table:formula="of:=AVERAGE([.B179:.F179])" office:value-type="float" office:value="286.4" calcext:value-type="float">
            <text:p>286.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table:formula="of:=AVERAGE([.I179:.M179])"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table:formula="of:=AVERAGE([.B180:.F180])" office:value-type="float" office:value="153.8" calcext:value-type="float">
            <text:p>153.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formula="of:=AVERAGE([.I180:.M180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314" calcext:value-type="float">
            <text:p>314</text:p>
          </table:table-cell>
          <table:table-cell office:value-type="float" office:value="178" calcext:value-type="float">
            <text:p>178</text:p>
          </table:table-cell>
          <table:table-cell table:formula="of:=AVERAGE([.B181:.F181])" office:value-type="float" office:value="193.4" calcext:value-type="float">
            <text:p>193.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formula="of:=AVERAGE([.I181:.M181])" office:value-type="float" office:value="109.6" calcext:value-type="float">
            <text:p>109.6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246" calcext:value-type="float">
            <text:p>246</text:p>
          </table:table-cell>
          <table:table-cell office:value-type="float" office:value="320" calcext:value-type="float">
            <text:p>320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float" office:value="348" calcext:value-type="float">
            <text:p>348</text:p>
          </table:table-cell>
          <table:table-cell table:formula="of:=AVERAGE([.B182:.F182])" office:value-type="float" office:value="237" calcext:value-type="float">
            <text:p>23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formula="of:=AVERAGE([.I182:.M182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123" calcext:value-type="float">
            <text:p>123</text:p>
          </table:table-cell>
          <table:table-cell office:value-type="float" office:value="166" calcext:value-type="float">
            <text:p>166</text:p>
          </table:table-cell>
          <table:table-cell office:value-type="float" office:value="418" calcext:value-type="float">
            <text:p>41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formula="of:=AVERAGE([.B183:.F183])" office:value-type="float" office:value="177" calcext:value-type="float">
            <text:p>17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table:formula="of:=AVERAGE([.I183:.M183])"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67" calcext:value-type="float">
            <text:p>67</text:p>
          </table:table-cell>
          <table:table-cell office:value-type="float" office:value="431" calcext:value-type="float">
            <text:p>431</text:p>
          </table:table-cell>
          <table:table-cell office:value-type="float" office:value="183" calcext:value-type="float">
            <text:p>183</text:p>
          </table:table-cell>
          <table:table-cell office:value-type="float" office:value="258" calcext:value-type="float">
            <text:p>258</text:p>
          </table:table-cell>
          <table:table-cell office:value-type="float" office:value="155" calcext:value-type="float">
            <text:p>155</text:p>
          </table:table-cell>
          <table:table-cell table:formula="of:=AVERAGE([.B184:.F184])" office:value-type="float" office:value="218.8" calcext:value-type="float">
            <text:p>218.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AVERAGE([.I184:.M184])"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  <table:table-cell office:value-type="float" office:value="310" calcext:value-type="float">
            <text:p>310</text:p>
          </table:table-cell>
          <table:table-cell office:value-type="float" office:value="69" calcext:value-type="float">
            <text:p>69</text:p>
          </table:table-cell>
          <table:table-cell table:formula="of:=AVERAGE([.B185:.F185])" office:value-type="float" office:value="173" calcext:value-type="float">
            <text:p>17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table:formula="of:=AVERAGE([.I185:.M185])"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268" calcext:value-type="float">
            <text:p>268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table:formula="of:=AVERAGE([.B186:.F186])" office:value-type="float" office:value="152.8" calcext:value-type="float">
            <text:p>152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formula="of:=AVERAGE([.I186:.M186])"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155" calcext:value-type="float">
            <text:p>155</text:p>
          </table:table-cell>
          <table:table-cell office:value-type="float" office:value="319" calcext:value-type="float">
            <text:p>319</text:p>
          </table:table-cell>
          <table:table-cell office:value-type="float" office:value="173" calcext:value-type="float">
            <text:p>173</text:p>
          </table:table-cell>
          <table:table-cell office:value-type="float" office:value="112" calcext:value-type="float">
            <text:p>112</text:p>
          </table:table-cell>
          <table:table-cell office:value-type="float" office:value="249" calcext:value-type="float">
            <text:p>249</text:p>
          </table:table-cell>
          <table:table-cell table:formula="of:=AVERAGE([.B187:.F187])" office:value-type="float" office:value="201.6" calcext:value-type="float">
            <text:p>201.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formula="of:=AVERAGE([.I187:.M187])"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417" calcext:value-type="float">
            <text:p>417</text:p>
          </table:table-cell>
          <table:table-cell office:value-type="float" office:value="282" calcext:value-type="float">
            <text:p>282</text:p>
          </table:table-cell>
          <table:table-cell office:value-type="float" office:value="236" calcext:value-type="float">
            <text:p>236</text:p>
          </table:table-cell>
          <table:table-cell office:value-type="float" office:value="726" calcext:value-type="float">
            <text:p>726</text:p>
          </table:table-cell>
          <table:table-cell office:value-type="float" office:value="254" calcext:value-type="float">
            <text:p>254</text:p>
          </table:table-cell>
          <table:table-cell table:formula="of:=AVERAGE([.B188:.F188])" office:value-type="float" office:value="383" calcext:value-type="float">
            <text:p>3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table:formula="of:=AVERAGE([.I188:.M188])"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156" calcext:value-type="float">
            <text:p>156</text:p>
          </table:table-cell>
          <table:table-cell office:value-type="float" office:value="281" calcext:value-type="float">
            <text:p>281</text:p>
          </table:table-cell>
          <table:table-cell office:value-type="float" office:value="130" calcext:value-type="float">
            <text:p>130</text:p>
          </table:table-cell>
          <table:table-cell office:value-type="float" office:value="364" calcext:value-type="float">
            <text:p>364</text:p>
          </table:table-cell>
          <table:table-cell office:value-type="float" office:value="284" calcext:value-type="float">
            <text:p>284</text:p>
          </table:table-cell>
          <table:table-cell table:formula="of:=AVERAGE([.B189:.F189])" office:value-type="float" office:value="243" calcext:value-type="float">
            <text:p>24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AVERAGE([.I189:.M189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230" calcext:value-type="float">
            <text:p>230</text:p>
          </table:table-cell>
          <table:table-cell office:value-type="float" office:value="839" calcext:value-type="float">
            <text:p>839</text:p>
          </table:table-cell>
          <table:table-cell office:value-type="float" office:value="94" calcext:value-type="float">
            <text:p>94</text:p>
          </table:table-cell>
          <table:table-cell table:formula="of:=AVERAGE([.B190:.F190])" office:value-type="float" office:value="277.4" calcext:value-type="float">
            <text:p>277.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AVERAGE([.I190:.M190])"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202" calcext:value-type="float">
            <text:p>202</text:p>
          </table:table-cell>
          <table:table-cell office:value-type="float" office:value="126" calcext:value-type="float">
            <text:p>126</text:p>
          </table:table-cell>
          <table:table-cell office:value-type="float" office:value="344" calcext:value-type="float">
            <text:p>344</text:p>
          </table:table-cell>
          <table:table-cell office:value-type="float" office:value="109" calcext:value-type="float">
            <text:p>109</text:p>
          </table:table-cell>
          <table:table-cell office:value-type="float" office:value="302" calcext:value-type="float">
            <text:p>302</text:p>
          </table:table-cell>
          <table:table-cell table:formula="of:=AVERAGE([.B191:.F191])" office:value-type="float" office:value="216.6" calcext:value-type="float">
            <text:p>216.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formula="of:=AVERAGE([.I191:.M191])"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166" calcext:value-type="float">
            <text:p>166</text:p>
          </table:table-cell>
          <table:table-cell office:value-type="float" office:value="676" calcext:value-type="float">
            <text:p>676</text:p>
          </table:table-cell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office:value-type="float" office:value="310" calcext:value-type="float">
            <text:p>310</text:p>
          </table:table-cell>
          <table:table-cell table:formula="of:=AVERAGE([.B192:.F192])" office:value-type="float" office:value="293" calcext:value-type="float">
            <text:p>2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AVERAGE([.I192:.M192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114" calcext:value-type="float">
            <text:p>114</text:p>
          </table:table-cell>
          <table:table-cell office:value-type="float" office:value="211" calcext:value-type="float">
            <text:p>211</text:p>
          </table:table-cell>
          <table:table-cell office:value-type="float" office:value="316" calcext:value-type="float">
            <text:p>316</text:p>
          </table:table-cell>
          <table:table-cell office:value-type="float" office:value="284" calcext:value-type="float">
            <text:p>284</text:p>
          </table:table-cell>
          <table:table-cell office:value-type="float" office:value="177" calcext:value-type="float">
            <text:p>177</text:p>
          </table:table-cell>
          <table:table-cell table:formula="of:=AVERAGE([.B193:.F193])" office:value-type="float" office:value="220.4" calcext:value-type="float">
            <text:p>220.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9" calcext:value-type="float">
            <text:p>119</text:p>
          </table:table-cell>
          <table:table-cell table:formula="of:=AVERAGE([.I193:.M193])" office:value-type="float" office:value="115.8" calcext:value-type="float">
            <text:p>115.8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533" calcext:value-type="float">
            <text:p>533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440" calcext:value-type="float">
            <text:p>440</text:p>
          </table:table-cell>
          <table:table-cell office:value-type="float" office:value="131" calcext:value-type="float">
            <text:p>131</text:p>
          </table:table-cell>
          <table:table-cell table:formula="of:=AVERAGE([.B194:.F194])" office:value-type="float" office:value="270.8" calcext:value-type="float">
            <text:p>270.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table:formula="of:=AVERAGE([.I194:.M194])" office:value-type="float" office:value="114.2" calcext:value-type="float">
            <text:p>114.2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411" calcext:value-type="float">
            <text:p>411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53" calcext:value-type="float">
            <text:p>153</text:p>
          </table:table-cell>
          <table:table-cell office:value-type="float" office:value="306" calcext:value-type="float">
            <text:p>306</text:p>
          </table:table-cell>
          <table:table-cell table:formula="of:=AVERAGE([.B195:.F195])" office:value-type="float" office:value="248.6" calcext:value-type="float">
            <text:p>248.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table:formula="of:=AVERAGE([.I195:.M195])"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105" calcext:value-type="float">
            <text:p>105</text:p>
          </table:table-cell>
          <table:table-cell office:value-type="float" office:value="398" calcext:value-type="float">
            <text:p>398</text:p>
          </table:table-cell>
          <table:table-cell office:value-type="float" office:value="346" calcext:value-type="float">
            <text:p>346</text:p>
          </table:table-cell>
          <table:table-cell office:value-type="float" office:value="642" calcext:value-type="float">
            <text:p>642</text:p>
          </table:table-cell>
          <table:table-cell office:value-type="float" office:value="281" calcext:value-type="float">
            <text:p>281</text:p>
          </table:table-cell>
          <table:table-cell table:formula="of:=AVERAGE([.B196:.F196])" office:value-type="float" office:value="354.4" calcext:value-type="float">
            <text:p>354.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formula="of:=AVERAGE([.I196:.M196])" office:value-type="float" office:value="120.2" calcext:value-type="float">
            <text:p>120.2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249" calcext:value-type="float">
            <text:p>249</text:p>
          </table:table-cell>
          <table:table-cell office:value-type="float" office:value="327" calcext:value-type="float">
            <text:p>327</text:p>
          </table:table-cell>
          <table:table-cell office:value-type="float" office:value="306" calcext:value-type="float">
            <text:p>306</text:p>
          </table:table-cell>
          <table:table-cell table:formula="of:=AVERAGE([.B197:.F197])" office:value-type="float" office:value="258.8" calcext:value-type="float">
            <text:p>258.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table:formula="of:=AVERAGE([.I197:.M197])" office:value-type="float" office:value="117.4" calcext:value-type="float">
            <text:p>117.4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354" calcext:value-type="float">
            <text:p>354</text:p>
          </table:table-cell>
          <table:table-cell office:value-type="float" office:value="121" calcext:value-type="float">
            <text:p>121</text:p>
          </table:table-cell>
          <table:table-cell office:value-type="float" office:value="279" calcext:value-type="float">
            <text:p>279</text:p>
          </table:table-cell>
          <table:table-cell table:formula="of:=AVERAGE([.B198:.F198])" office:value-type="float" office:value="185.4" calcext:value-type="float">
            <text:p>185.4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formula="of:=AVERAGE([.I198:.M198])" office:value-type="float" office:value="120.2" calcext:value-type="float">
            <text:p>120.2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291" calcext:value-type="float">
            <text:p>291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241" calcext:value-type="float">
            <text:p>241</text:p>
          </table:table-cell>
          <table:table-cell office:value-type="float" office:value="211" calcext:value-type="float">
            <text:p>211</text:p>
          </table:table-cell>
          <table:table-cell table:formula="of:=AVERAGE([.B199:.F199])" office:value-type="float" office:value="190.8" calcext:value-type="float">
            <text:p>190.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formula="of:=AVERAGE([.I199:.M199])" office:value-type="float" office:value="113.2" calcext:value-type="float">
            <text:p>113.2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238" calcext:value-type="float">
            <text:p>238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table:formula="of:=AVERAGE([.B200:.F200])" office:value-type="float" office:value="330.4" calcext:value-type="float">
            <text:p>330.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formula="of:=AVERAGE([.I200:.M200])" office:value-type="float" office:value="128.4" calcext:value-type="float">
            <text:p>128.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336" calcext:value-type="float">
            <text:p>336</text:p>
          </table:table-cell>
          <table:table-cell office:value-type="float" office:value="967" calcext:value-type="float">
            <text:p>967</text:p>
          </table:table-cell>
          <table:table-cell office:value-type="float" office:value="95" calcext:value-type="float">
            <text:p>95</text:p>
          </table:table-cell>
          <table:table-cell table:formula="of:=AVERAGE([.B201:.F201])" office:value-type="float" office:value="613.8" calcext:value-type="float">
            <text:p>613.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formula="of:=AVERAGE([.I201:.M201])" office:value-type="float" office:value="119.6" calcext:value-type="float">
            <text:p>119.6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334" calcext:value-type="float">
            <text:p>334</text:p>
          </table:table-cell>
          <table:table-cell table:formula="of:=AVERAGE([.B202:.F202])" office:value-type="float" office:value="183.4" calcext:value-type="float">
            <text:p>183.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formula="of:=AVERAGE([.I202:.M202])" office:value-type="float" office:value="115.6" calcext:value-type="float">
            <text:p>115.6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242" calcext:value-type="float">
            <text:p>242</text:p>
          </table:table-cell>
          <table:table-cell office:value-type="float" office:value="624" calcext:value-type="float">
            <text:p>624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table:formula="of:=AVERAGE([.B203:.F203])" office:value-type="float" office:value="254" calcext:value-type="float">
            <text:p>25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formula="of:=AVERAGE([.I203:.M203])" office:value-type="float" office:value="115.4" calcext:value-type="float">
            <text:p>115.4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256" calcext:value-type="float">
            <text:p>256</text:p>
          </table:table-cell>
          <table:table-cell table:formula="of:=AVERAGE([.B204:.F204])" office:value-type="float" office:value="142.8" calcext:value-type="float">
            <text:p>142.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formula="of:=AVERAGE([.I204:.M204])"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122" calcext:value-type="float">
            <text:p>122</text:p>
          </table:table-cell>
          <table:table-cell office:value-type="float" office:value="258" calcext:value-type="float">
            <text:p>258</text:p>
          </table:table-cell>
          <table:table-cell office:value-type="float" office:value="210" calcext:value-type="float">
            <text:p>210</text:p>
          </table:table-cell>
          <table:table-cell office:value-type="float" office:value="319" calcext:value-type="float">
            <text:p>319</text:p>
          </table:table-cell>
          <table:table-cell office:value-type="float" office:value="187" calcext:value-type="float">
            <text:p>187</text:p>
          </table:table-cell>
          <table:table-cell table:formula="of:=AVERAGE([.B205:.F205])" office:value-type="float" office:value="219.2" calcext:value-type="float">
            <text:p>219.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AVERAGE([.I205:.M205])" office:value-type="float" office:value="117.8" calcext:value-type="float">
            <text:p>117.8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309" calcext:value-type="float">
            <text:p>309</text:p>
          </table:table-cell>
          <table:table-cell office:value-type="float" office:value="271" calcext:value-type="float">
            <text:p>271</text:p>
          </table:table-cell>
          <table:table-cell office:value-type="float" office:value="307" calcext:value-type="float">
            <text:p>307</text:p>
          </table:table-cell>
          <table:table-cell office:value-type="float" office:value="206" calcext:value-type="float">
            <text:p>206</text:p>
          </table:table-cell>
          <table:table-cell office:value-type="float" office:value="321" calcext:value-type="float">
            <text:p>321</text:p>
          </table:table-cell>
          <table:table-cell table:formula="of:=AVERAGE([.B206:.F206])" office:value-type="float" office:value="282.8" calcext:value-type="float">
            <text:p>282.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table:formula="of:=AVERAGE([.I206:.M206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181" calcext:value-type="float">
            <text:p>181</text:p>
          </table:table-cell>
          <table:table-cell office:value-type="float" office:value="273" calcext:value-type="float">
            <text:p>273</text:p>
          </table:table-cell>
          <table:table-cell office:value-type="float" office:value="147" calcext:value-type="float">
            <text:p>147</text:p>
          </table:table-cell>
          <table:table-cell office:value-type="float" office:value="518" calcext:value-type="float">
            <text:p>518</text:p>
          </table:table-cell>
          <table:table-cell office:value-type="float" office:value="263" calcext:value-type="float">
            <text:p>263</text:p>
          </table:table-cell>
          <table:table-cell table:formula="of:=AVERAGE([.B207:.F207])" office:value-type="float" office:value="276.4" calcext:value-type="float">
            <text:p>276.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formula="of:=AVERAGE([.I207:.M207])" office:value-type="float" office:value="120.2" calcext:value-type="float">
            <text:p>120.2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354" calcext:value-type="float">
            <text:p>354</text:p>
          </table:table-cell>
          <table:table-cell office:value-type="float" office:value="379" calcext:value-type="float">
            <text:p>379</text:p>
          </table:table-cell>
          <table:table-cell office:value-type="float" office:value="317" calcext:value-type="float">
            <text:p>317</text:p>
          </table:table-cell>
          <table:table-cell table:formula="of:=AVERAGE([.B208:.F208])" office:value-type="float" office:value="286.2" calcext:value-type="float">
            <text:p>286.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AVERAGE([.I208:.M208])" office:value-type="float" office:value="115.8" calcext:value-type="float">
            <text:p>115.8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424" calcext:value-type="float">
            <text:p>424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table:formula="of:=AVERAGE([.B209:.F209])" office:value-type="float" office:value="242.6" calcext:value-type="float">
            <text:p>242.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table:formula="of:=AVERAGE([.I209:.M209])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302" calcext:value-type="float">
            <text:p>302</text:p>
          </table:table-cell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table:formula="of:=AVERAGE([.B210:.F210])" office:value-type="float" office:value="236.6" calcext:value-type="float">
            <text:p>236.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AVERAGE([.I210:.M210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345" calcext:value-type="float">
            <text:p>345</text:p>
          </table:table-cell>
          <table:table-cell office:value-type="float" office:value="261" calcext:value-type="float">
            <text:p>261</text:p>
          </table:table-cell>
          <table:table-cell office:value-type="float" office:value="359" calcext:value-type="float">
            <text:p>359</text:p>
          </table:table-cell>
          <table:table-cell office:value-type="float" office:value="521" calcext:value-type="float">
            <text:p>521</text:p>
          </table:table-cell>
          <table:table-cell office:value-type="float" office:value="224" calcext:value-type="float">
            <text:p>224</text:p>
          </table:table-cell>
          <table:table-cell table:formula="of:=AVERAGE([.B211:.F211])" office:value-type="float" office:value="342" calcext:value-type="float">
            <text:p>34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formula="of:=AVERAGE([.I211:.M211])" office:value-type="float" office:value="124.4" calcext:value-type="float">
            <text:p>124.4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342" calcext:value-type="float">
            <text:p>34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table:formula="of:=AVERAGE([.B212:.F212])" office:value-type="float" office:value="184.2" calcext:value-type="float">
            <text:p>184.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AVERAGE([.I212:.M212])" office:value-type="float" office:value="121.2" calcext:value-type="float">
            <text:p>121.2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208" calcext:value-type="float">
            <text:p>208</text:p>
          </table:table-cell>
          <table:table-cell office:value-type="float" office:value="306" calcext:value-type="float">
            <text:p>306</text:p>
          </table:table-cell>
          <table:table-cell table:formula="of:=AVERAGE([.B213:.F213])" office:value-type="float" office:value="183.2" calcext:value-type="float">
            <text:p>183.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table:formula="of:=AVERAGE([.I213:.M213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314" calcext:value-type="float">
            <text:p>314</text:p>
          </table:table-cell>
          <table:table-cell office:value-type="float" office:value="329" calcext:value-type="float">
            <text:p>329</text:p>
          </table:table-cell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formula="of:=AVERAGE([.B214:.F214])" office:value-type="float" office:value="214.8" calcext:value-type="float">
            <text:p>214.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formula="of:=AVERAGE([.I214:.M214])" office:value-type="float" office:value="124.6" calcext:value-type="float">
            <text:p>124.6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150" calcext:value-type="float">
            <text:p>150</text:p>
          </table:table-cell>
          <table:table-cell office:value-type="float" office:value="271" calcext:value-type="float">
            <text:p>271</text:p>
          </table:table-cell>
          <table:table-cell office:value-type="float" office:value="446" calcext:value-type="float">
            <text:p>446</text:p>
          </table:table-cell>
          <table:table-cell office:value-type="float" office:value="221" calcext:value-type="float">
            <text:p>221</text:p>
          </table:table-cell>
          <table:table-cell office:value-type="float" office:value="389" calcext:value-type="float">
            <text:p>389</text:p>
          </table:table-cell>
          <table:table-cell table:formula="of:=AVERAGE([.B215:.F215])" office:value-type="float" office:value="295.4" calcext:value-type="float">
            <text:p>295.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formula="of:=AVERAGE([.I215:.M215])"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502" calcext:value-type="float">
            <text:p>502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181" calcext:value-type="float">
            <text:p>181</text:p>
          </table:table-cell>
          <table:table-cell table:formula="of:=AVERAGE([.B216:.F216])" office:value-type="float" office:value="274.4" calcext:value-type="float">
            <text:p>274.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table:formula="of:=AVERAGE([.I216:.M216])" office:value-type="float" office:value="131.8" calcext:value-type="float">
            <text:p>131.8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573" calcext:value-type="float">
            <text:p>573</text:p>
          </table:table-cell>
          <table:table-cell table:formula="of:=AVERAGE([.B217:.F217])" office:value-type="float" office:value="305.4" calcext:value-type="float">
            <text:p>305.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table:formula="of:=AVERAGE([.I217:.M217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342" calcext:value-type="float">
            <text:p>342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table:formula="of:=AVERAGE([.B218:.F218])" office:value-type="float" office:value="231.8" calcext:value-type="float">
            <text:p>231.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table:formula="of:=AVERAGE([.I218:.M218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199" calcext:value-type="float">
            <text:p>199</text:p>
          </table:table-cell>
          <table:table-cell office:value-type="float" office:value="468" calcext:value-type="float">
            <text:p>468</text:p>
          </table:table-cell>
          <table:table-cell office:value-type="float" office:value="197" calcext:value-type="float">
            <text:p>197</text:p>
          </table:table-cell>
          <table:table-cell office:value-type="float" office:value="144" calcext:value-type="float">
            <text:p>144</text:p>
          </table:table-cell>
          <table:table-cell office:value-type="float" office:value="228" calcext:value-type="float">
            <text:p>228</text:p>
          </table:table-cell>
          <table:table-cell table:formula="of:=AVERAGE([.B219:.F219])" office:value-type="float" office:value="247.2" calcext:value-type="float">
            <text:p>247.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formula="of:=AVERAGE([.I219:.M219])"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634" calcext:value-type="float">
            <text:p>634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formula="of:=AVERAGE([.B220:.F220])" office:value-type="float" office:value="258" calcext:value-type="float">
            <text:p>25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formula="of:=AVERAGE([.I220:.M220])" office:value-type="float" office:value="126.2" calcext:value-type="float">
            <text:p>126.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282" calcext:value-type="float">
            <text:p>282</text:p>
          </table:table-cell>
          <table:table-cell office:value-type="float" office:value="178" calcext:value-type="float">
            <text:p>178</text:p>
          </table:table-cell>
          <table:table-cell office:value-type="float" office:value="396" calcext:value-type="float">
            <text:p>396</text:p>
          </table:table-cell>
          <table:table-cell table:formula="of:=AVERAGE([.B221:.F221])" office:value-type="float" office:value="229" calcext:value-type="float">
            <text:p>2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formula="of:=AVERAGE([.I221:.M221])" office:value-type="float" office:value="122.4" calcext:value-type="float">
            <text:p>122.4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260" calcext:value-type="float">
            <text:p>260</text:p>
          </table:table-cell>
          <table:table-cell office:value-type="float" office:value="338" calcext:value-type="float">
            <text:p>338</text:p>
          </table:table-cell>
          <table:table-cell office:value-type="float" office:value="116" calcext:value-type="float">
            <text:p>116</text:p>
          </table:table-cell>
          <table:table-cell office:value-type="float" office:value="205" calcext:value-type="float">
            <text:p>205</text:p>
          </table:table-cell>
          <table:table-cell office:value-type="float" office:value="287" calcext:value-type="float">
            <text:p>287</text:p>
          </table:table-cell>
          <table:table-cell table:formula="of:=AVERAGE([.B222:.F222])" office:value-type="float" office:value="241.2" calcext:value-type="float">
            <text:p>241.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table:formula="of:=AVERAGE([.I222:.M222])" office:value-type="float" office:value="130.6" calcext:value-type="float">
            <text:p>130.6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333" calcext:value-type="float">
            <text:p>333</text:p>
          </table:table-cell>
          <table:table-cell office:value-type="float" office:value="250" calcext:value-type="float">
            <text:p>250</text:p>
          </table:table-cell>
          <table:table-cell office:value-type="float" office:value="199" calcext:value-type="float">
            <text:p>199</text:p>
          </table:table-cell>
          <table:table-cell office:value-type="float" office:value="459" calcext:value-type="float">
            <text:p>459</text:p>
          </table:table-cell>
          <table:table-cell office:value-type="float" office:value="644" calcext:value-type="float">
            <text:p>644</text:p>
          </table:table-cell>
          <table:table-cell table:formula="of:=AVERAGE([.B223:.F223])" office:value-type="float" office:value="377" calcext:value-type="float">
            <text:p>37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AVERAGE([.I223:.M223])" office:value-type="float" office:value="126.2" calcext:value-type="float">
            <text:p>126.2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office:value-type="float" office:value="527" calcext:value-type="float">
            <text:p>527</text:p>
          </table:table-cell>
          <table:table-cell office:value-type="float" office:value="228" calcext:value-type="float">
            <text:p>228</text:p>
          </table:table-cell>
          <table:table-cell office:value-type="float" office:value="244" calcext:value-type="float">
            <text:p>244</text:p>
          </table:table-cell>
          <table:table-cell table:formula="of:=AVERAGE([.B224:.F224])" office:value-type="float" office:value="284.8" calcext:value-type="float">
            <text:p>284.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formula="of:=AVERAGE([.I224:.M224])" office:value-type="float" office:value="132.6" calcext:value-type="float">
            <text:p>132.6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278" calcext:value-type="float">
            <text:p>278</text:p>
          </table:table-cell>
          <table:table-cell office:value-type="float" office:value="161" calcext:value-type="float">
            <text:p>161</text:p>
          </table:table-cell>
          <table:table-cell table:formula="of:=AVERAGE([.B225:.F225])" office:value-type="float" office:value="211.8" calcext:value-type="float">
            <text:p>211.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table:formula="of:=AVERAGE([.I225:.M225])" office:value-type="float" office:value="125.4" calcext:value-type="float">
            <text:p>125.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512" calcext:value-type="float">
            <text:p>512</text:p>
          </table:table-cell>
          <table:table-cell table:formula="of:=AVERAGE([.B226:.F226])" office:value-type="float" office:value="245.8" calcext:value-type="float">
            <text:p>245.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formula="of:=AVERAGE([.I226:.M226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327" calcext:value-type="float">
            <text:p>32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office:value-type="float" office:value="341" calcext:value-type="float">
            <text:p>341</text:p>
          </table:table-cell>
          <table:table-cell table:formula="of:=AVERAGE([.B227:.F227])" office:value-type="float" office:value="226.2" calcext:value-type="float">
            <text:p>226.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table:formula="of:=AVERAGE([.I227:.M227])" office:value-type="float" office:value="138.8" calcext:value-type="float">
            <text:p>138.8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257" calcext:value-type="float">
            <text:p>257</text:p>
          </table:table-cell>
          <table:table-cell office:value-type="float" office:value="168" calcext:value-type="float">
            <text:p>168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table:formula="of:=AVERAGE([.B228:.F228])" office:value-type="float" office:value="294.2" calcext:value-type="float">
            <text:p>294.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table:formula="of:=AVERAGE([.I228:.M228])" office:value-type="float" office:value="131.2" calcext:value-type="float">
            <text:p>131.2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office:value-type="float" office:value="217" calcext:value-type="float">
            <text:p>217</text:p>
          </table:table-cell>
          <table:table-cell table:formula="of:=AVERAGE([.B229:.F229])" office:value-type="float" office:value="217.2" calcext:value-type="float">
            <text:p>217.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table:formula="of:=AVERAGE([.I229:.M229])" office:value-type="float" office:value="133.8" calcext:value-type="float">
            <text:p>133.8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317" calcext:value-type="float">
            <text:p>317</text:p>
          </table:table-cell>
          <table:table-cell office:value-type="float" office:value="411" calcext:value-type="float">
            <text:p>411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office:value-type="float" office:value="456" calcext:value-type="float">
            <text:p>456</text:p>
          </table:table-cell>
          <table:table-cell table:formula="of:=AVERAGE([.B230:.F230])" office:value-type="float" office:value="298.8" calcext:value-type="float">
            <text:p>298.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table:formula="of:=AVERAGE([.I230:.M230])" office:value-type="float" office:value="130.6" calcext:value-type="float">
            <text:p>130.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229" calcext:value-type="float">
            <text:p>229</text:p>
          </table:table-cell>
          <table:table-cell office:value-type="float" office:value="467" calcext:value-type="float">
            <text:p>467</text:p>
          </table:table-cell>
          <table:table-cell office:value-type="float" office:value="170" calcext:value-type="float">
            <text:p>170</text:p>
          </table:table-cell>
          <table:table-cell table:formula="of:=AVERAGE([.B231:.F231])" office:value-type="float" office:value="299" calcext:value-type="float">
            <text:p>29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table:formula="of:=AVERAGE([.I231:.M231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307" calcext:value-type="float">
            <text:p>307</text:p>
          </table:table-cell>
          <table:table-cell office:value-type="float" office:value="380" calcext:value-type="float">
            <text:p>380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373" calcext:value-type="float">
            <text:p>373</text:p>
          </table:table-cell>
          <table:table-cell table:formula="of:=AVERAGE([.B232:.F232])" office:value-type="float" office:value="291.6" calcext:value-type="float">
            <text:p>291.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table:formula="of:=AVERAGE([.I232:.M232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428" calcext:value-type="float">
            <text:p>428</text:p>
          </table:table-cell>
          <table:table-cell office:value-type="float" office:value="397" calcext:value-type="float">
            <text:p>397</text:p>
          </table:table-cell>
          <table:table-cell office:value-type="float" office:value="426" calcext:value-type="float">
            <text:p>426</text:p>
          </table:table-cell>
          <table:table-cell table:formula="of:=AVERAGE([.B233:.F233])" office:value-type="float" office:value="328.6" calcext:value-type="float">
            <text:p>328.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AVERAGE([.I233:.M233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351" calcext:value-type="float">
            <text:p>351</text:p>
          </table:table-cell>
          <table:table-cell office:value-type="float" office:value="701" calcext:value-type="float">
            <text:p>701</text:p>
          </table:table-cell>
          <table:table-cell office:value-type="float" office:value="315" calcext:value-type="float">
            <text:p>315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  <table:table-cell table:formula="of:=AVERAGE([.B234:.F234])" office:value-type="float" office:value="333.4" calcext:value-type="float">
            <text:p>333.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formula="of:=AVERAGE([.I234:.M234])" office:value-type="float" office:value="130.6" calcext:value-type="float">
            <text:p>130.6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464" calcext:value-type="float">
            <text:p>464</text:p>
          </table:table-cell>
          <table:table-cell office:value-type="float" office:value="728" calcext:value-type="float">
            <text:p>728</text:p>
          </table:table-cell>
          <table:table-cell office:value-type="float" office:value="106" calcext:value-type="float">
            <text:p>106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table:formula="of:=AVERAGE([.B235:.F235])" office:value-type="float" office:value="403.6" calcext:value-type="float">
            <text:p>403.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formula="of:=AVERAGE([.I235:.M235])" office:value-type="float" office:value="130.8" calcext:value-type="float">
            <text:p>130.8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189" calcext:value-type="float">
            <text:p>189</text:p>
          </table:table-cell>
          <table:table-cell office:value-type="float" office:value="339" calcext:value-type="float">
            <text:p>339</text:p>
          </table:table-cell>
          <table:table-cell office:value-type="float" office:value="243" calcext:value-type="float">
            <text:p>243</text:p>
          </table:table-cell>
          <table:table-cell office:value-type="float" office:value="184" calcext:value-type="float">
            <text:p>184</text:p>
          </table:table-cell>
          <table:table-cell office:value-type="float" office:value="269" calcext:value-type="float">
            <text:p>269</text:p>
          </table:table-cell>
          <table:table-cell table:formula="of:=AVERAGE([.B236:.F236])" office:value-type="float" office:value="244.8" calcext:value-type="float">
            <text:p>244.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table:formula="of:=AVERAGE([.I236:.M236])"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165" calcext:value-type="float">
            <text:p>165</text:p>
          </table:table-cell>
          <table:table-cell office:value-type="float" office:value="823" calcext:value-type="float">
            <text:p>823</text:p>
          </table:table-cell>
          <table:table-cell office:value-type="float" office:value="432" calcext:value-type="float">
            <text:p>432</text:p>
          </table:table-cell>
          <table:table-cell office:value-type="float" office:value="365" calcext:value-type="float">
            <text:p>365</text:p>
          </table:table-cell>
          <table:table-cell office:value-type="float" office:value="426" calcext:value-type="float">
            <text:p>426</text:p>
          </table:table-cell>
          <table:table-cell table:formula="of:=AVERAGE([.B237:.F237])" office:value-type="float" office:value="442.2" calcext:value-type="float">
            <text:p>442.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table:formula="of:=AVERAGE([.I237:.M237])" office:value-type="float" office:value="137.6" calcext:value-type="float">
            <text:p>137.6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89" calcext:value-type="float">
            <text:p>89</text:p>
          </table:table-cell>
          <table:table-cell office:value-type="float" office:value="285" calcext:value-type="float">
            <text:p>285</text:p>
          </table:table-cell>
          <table:table-cell office:value-type="float" office:value="248" calcext:value-type="float">
            <text:p>248</text:p>
          </table:table-cell>
          <table:table-cell office:value-type="float" office:value="521" calcext:value-type="float">
            <text:p>521</text:p>
          </table:table-cell>
          <table:table-cell office:value-type="float" office:value="228" calcext:value-type="float">
            <text:p>228</text:p>
          </table:table-cell>
          <table:table-cell table:formula="of:=AVERAGE([.B238:.F238])" office:value-type="float" office:value="274.2" calcext:value-type="float">
            <text:p>274.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table:formula="of:=AVERAGE([.I238:.M238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124" calcext:value-type="float">
            <text:p>124</text:p>
          </table:table-cell>
          <table:table-cell office:value-type="float" office:value="269" calcext:value-type="float">
            <text:p>269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table:formula="of:=AVERAGE([.B239:.F239])" office:value-type="float" office:value="225.8" calcext:value-type="float">
            <text:p>225.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table:formula="of:=AVERAGE([.I239:.M239])"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380" calcext:value-type="float">
            <text:p>380</text:p>
          </table:table-cell>
          <table:table-cell office:value-type="float" office:value="416" calcext:value-type="float">
            <text:p>416</text:p>
          </table:table-cell>
          <table:table-cell office:value-type="float" office:value="377" calcext:value-type="float">
            <text:p>377</text:p>
          </table:table-cell>
          <table:table-cell office:value-type="float" office:value="521" calcext:value-type="float">
            <text:p>521</text:p>
          </table:table-cell>
          <table:table-cell office:value-type="float" office:value="349" calcext:value-type="float">
            <text:p>349</text:p>
          </table:table-cell>
          <table:table-cell table:formula="of:=AVERAGE([.B240:.F240])" office:value-type="float" office:value="408.6" calcext:value-type="float">
            <text:p>408.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table:formula="of:=AVERAGE([.I240:.M240])" office:value-type="float" office:value="136.4" calcext:value-type="float">
            <text:p>136.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288" calcext:value-type="float">
            <text:p>288</text:p>
          </table:table-cell>
          <table:table-cell table:formula="of:=AVERAGE([.B241:.F241])" office:value-type="float" office:value="206.8" calcext:value-type="float">
            <text:p>206.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formula="of:=AVERAGE([.I241:.M241])" office:value-type="float" office:value="134.2" calcext:value-type="float">
            <text:p>134.2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239" calcext:value-type="float">
            <text:p>239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table:formula="of:=AVERAGE([.B242:.F242])" office:value-type="float" office:value="261.8" calcext:value-type="float">
            <text:p>261.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table:formula="of:=AVERAGE([.I242:.M242])"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396" calcext:value-type="float">
            <text:p>396</text:p>
          </table:table-cell>
          <table:table-cell office:value-type="float" office:value="216" calcext:value-type="float">
            <text:p>216</text:p>
          </table:table-cell>
          <table:table-cell office:value-type="float" office:value="525" calcext:value-type="float">
            <text:p>525</text:p>
          </table:table-cell>
          <table:table-cell office:value-type="float" office:value="196" calcext:value-type="float">
            <text:p>196</text:p>
          </table:table-cell>
          <table:table-cell office:value-type="float" office:value="642" calcext:value-type="float">
            <text:p>642</text:p>
          </table:table-cell>
          <table:table-cell table:formula="of:=AVERAGE([.B243:.F243])" office:value-type="float" office:value="395" calcext:value-type="float">
            <text:p>39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table:formula="of:=AVERAGE([.I243:.M243])" office:value-type="float" office:value="139.8" calcext:value-type="float">
            <text:p>139.8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364" calcext:value-type="float">
            <text:p>364</text:p>
          </table:table-cell>
          <table:table-cell office:value-type="float" office:value="388" calcext:value-type="float">
            <text:p>388</text:p>
          </table:table-cell>
          <table:table-cell office:value-type="float" office:value="294" calcext:value-type="float">
            <text:p>294</text:p>
          </table:table-cell>
          <table:table-cell office:value-type="float" office:value="165" calcext:value-type="float">
            <text:p>165</text:p>
          </table:table-cell>
          <table:table-cell office:value-type="float" office:value="431" calcext:value-type="float">
            <text:p>431</text:p>
          </table:table-cell>
          <table:table-cell table:formula="of:=AVERAGE([.B244:.F244])" office:value-type="float" office:value="328.4" calcext:value-type="float">
            <text:p>328.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formula="of:=AVERAGE([.I244:.M244])"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189" calcext:value-type="float">
            <text:p>189</text:p>
          </table:table-cell>
          <table:table-cell office:value-type="float" office:value="252" calcext:value-type="float">
            <text:p>252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272" calcext:value-type="float">
            <text:p>272</text:p>
          </table:table-cell>
          <table:table-cell table:formula="of:=AVERAGE([.B245:.F245])" office:value-type="float" office:value="267" calcext:value-type="float">
            <text:p>26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table:formula="of:=AVERAGE([.I245:.M245])"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470" calcext:value-type="float">
            <text:p>470</text:p>
          </table:table-cell>
          <table:table-cell office:value-type="float" office:value="215" calcext:value-type="float">
            <text:p>215</text:p>
          </table:table-cell>
          <table:table-cell table:formula="of:=AVERAGE([.B246:.F246])" office:value-type="float" office:value="214" calcext:value-type="float">
            <text:p>2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AVERAGE([.I246:.M246])"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363" calcext:value-type="float">
            <text:p>363</text:p>
          </table:table-cell>
          <table:table-cell office:value-type="float" office:value="214" calcext:value-type="float">
            <text:p>214</text:p>
          </table:table-cell>
          <table:table-cell office:value-type="float" office:value="290" calcext:value-type="float">
            <text:p>290</text:p>
          </table:table-cell>
          <table:table-cell table:formula="of:=AVERAGE([.B247:.F247])" office:value-type="float" office:value="274.6" calcext:value-type="float">
            <text:p>274.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formula="of:=AVERAGE([.I247:.M247])" office:value-type="float" office:value="134.8" calcext:value-type="float">
            <text:p>134.8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496" calcext:value-type="float">
            <text:p>496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361" calcext:value-type="float">
            <text:p>361</text:p>
          </table:table-cell>
          <table:table-cell office:value-type="float" office:value="238" calcext:value-type="float">
            <text:p>238</text:p>
          </table:table-cell>
          <table:table-cell table:formula="of:=AVERAGE([.B248:.F248])" office:value-type="float" office:value="280.4" calcext:value-type="float">
            <text:p>280.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table:formula="of:=AVERAGE([.I248:.M248])"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117" calcext:value-type="float">
            <text:p>117</text:p>
          </table:table-cell>
          <table:table-cell office:value-type="float" office:value="571" calcext:value-type="float">
            <text:p>571</text:p>
          </table:table-cell>
          <table:table-cell office:value-type="float" office:value="184" calcext:value-type="float">
            <text:p>184</text:p>
          </table:table-cell>
          <table:table-cell office:value-type="float" office:value="337" calcext:value-type="float">
            <text:p>337</text:p>
          </table:table-cell>
          <table:table-cell office:value-type="float" office:value="239" calcext:value-type="float">
            <text:p>239</text:p>
          </table:table-cell>
          <table:table-cell table:formula="of:=AVERAGE([.B249:.F249])" office:value-type="float" office:value="289.6" calcext:value-type="float">
            <text:p>289.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formula="of:=AVERAGE([.I249:.M249])" office:value-type="float" office:value="138.4" calcext:value-type="float">
            <text:p>138.4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127" calcext:value-type="float">
            <text:p>127</text:p>
          </table:table-cell>
          <table:table-cell office:value-type="float" office:value="217" calcext:value-type="float">
            <text:p>217</text:p>
          </table:table-cell>
          <table:table-cell office:value-type="float" office:value="249" calcext:value-type="float">
            <text:p>249</text:p>
          </table:table-cell>
          <table:table-cell office:value-type="float" office:value="166" calcext:value-type="float">
            <text:p>166</text:p>
          </table:table-cell>
          <table:table-cell office:value-type="float" office:value="247" calcext:value-type="float">
            <text:p>247</text:p>
          </table:table-cell>
          <table:table-cell table:formula="of:=AVERAGE([.B250:.F250])" office:value-type="float" office:value="201.2" calcext:value-type="float">
            <text:p>201.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table:formula="of:=AVERAGE([.I250:.M250])" office:value-type="float" office:value="148.6" calcext:value-type="float">
            <text:p>148.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290" calcext:value-type="float">
            <text:p>290</text:p>
          </table:table-cell>
          <table:table-cell office:value-type="float" office:value="163" calcext:value-type="float">
            <text:p>163</text:p>
          </table:table-cell>
          <table:table-cell office:value-type="float" office:value="112" calcext:value-type="float">
            <text:p>112</text:p>
          </table:table-cell>
          <table:table-cell table:formula="of:=AVERAGE([.B251:.F251])" office:value-type="float" office:value="224.4" calcext:value-type="float">
            <text:p>224.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formula="of:=AVERAGE([.I251:.M251])" office:value-type="float" office:value="144.4" calcext:value-type="float">
            <text:p>144.4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342" calcext:value-type="float">
            <text:p>342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float" office:value="361" calcext:value-type="float">
            <text:p>361</text:p>
          </table:table-cell>
          <table:table-cell office:value-type="float" office:value="476" calcext:value-type="float">
            <text:p>476</text:p>
          </table:table-cell>
          <table:table-cell table:formula="of:=AVERAGE([.B252:.F252])" office:value-type="float" office:value="305.4" calcext:value-type="float">
            <text:p>305.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formula="of:=AVERAGE([.I252:.M252])" office:value-type="float" office:value="146.8" calcext:value-type="float">
            <text:p>146.8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388" calcext:value-type="float">
            <text:p>388</text:p>
          </table:table-cell>
          <table:table-cell office:value-type="float" office:value="238" calcext:value-type="float">
            <text:p>238</text:p>
          </table:table-cell>
          <table:table-cell office:value-type="float" office:value="440" calcext:value-type="float">
            <text:p>440</text:p>
          </table:table-cell>
          <table:table-cell office:value-type="float" office:value="318" calcext:value-type="float">
            <text:p>318</text:p>
          </table:table-cell>
          <table:table-cell office:value-type="float" office:value="726" calcext:value-type="float">
            <text:p>726</text:p>
          </table:table-cell>
          <table:table-cell table:formula="of:=AVERAGE([.B253:.F253])" office:value-type="float" office:value="422" calcext:value-type="float">
            <text:p>42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formula="of:=AVERAGE([.I253:.M253])" office:value-type="float" office:value="145.4" calcext:value-type="float">
            <text:p>145.4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211" calcext:value-type="float">
            <text:p>211</text:p>
          </table:table-cell>
          <table:table-cell office:value-type="float" office:value="154" calcext:value-type="float">
            <text:p>154</text:p>
          </table:table-cell>
          <table:table-cell office:value-type="float" office:value="276" calcext:value-type="float">
            <text:p>276</text:p>
          </table:table-cell>
          <table:table-cell office:value-type="float" office:value="384" calcext:value-type="float">
            <text:p>384</text:p>
          </table:table-cell>
          <table:table-cell office:value-type="float" office:value="275" calcext:value-type="float">
            <text:p>275</text:p>
          </table:table-cell>
          <table:table-cell table:formula="of:=AVERAGE([.B254:.F254])" office:value-type="float" office:value="260" calcext:value-type="float">
            <text:p>26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formula="of:=AVERAGE([.I254:.M254])" office:value-type="float" office:value="156.8" calcext:value-type="float">
            <text:p>156.8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216" calcext:value-type="float">
            <text:p>216</text:p>
          </table:table-cell>
          <table:table-cell office:value-type="float" office:value="317" calcext:value-type="float">
            <text:p>317</text:p>
          </table:table-cell>
          <table:table-cell office:value-type="float" office:value="230" calcext:value-type="float">
            <text:p>230</text:p>
          </table:table-cell>
          <table:table-cell office:value-type="float" office:value="451" calcext:value-type="float">
            <text:p>451</text:p>
          </table:table-cell>
          <table:table-cell office:value-type="float" office:value="203" calcext:value-type="float">
            <text:p>203</text:p>
          </table:table-cell>
          <table:table-cell table:formula="of:=AVERAGE([.B255:.F255])" office:value-type="float" office:value="283.4" calcext:value-type="float">
            <text:p>283.4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table:formula="of:=AVERAGE([.I255:.M255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203" calcext:value-type="float">
            <text:p>203</text:p>
          </table:table-cell>
          <table:table-cell office:value-type="float" office:value="626" calcext:value-type="float">
            <text:p>626</text:p>
          </table:table-cell>
          <table:table-cell office:value-type="float" office:value="327" calcext:value-type="float">
            <text:p>327</text:p>
          </table:table-cell>
          <table:table-cell office:value-type="float" office:value="468" calcext:value-type="float">
            <text:p>468</text:p>
          </table:table-cell>
          <table:table-cell office:value-type="float" office:value="422" calcext:value-type="float">
            <text:p>422</text:p>
          </table:table-cell>
          <table:table-cell table:formula="of:=AVERAGE([.B256:.F256])" office:value-type="float" office:value="409.2" calcext:value-type="float">
            <text:p>409.2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formula="of:=AVERAGE([.I256:.M256])"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</text:p>
          </table:table-cell>
          <table:table-cell office:value-type="float" office:value="403" calcext:value-type="float">
            <text:p>403</text:p>
          </table:table-cell>
          <table:table-cell office:value-type="float" office:value="422" calcext:value-type="float">
            <text:p>422</text:p>
          </table:table-cell>
          <table:table-cell office:value-type="float" office:value="258" calcext:value-type="float">
            <text:p>258</text:p>
          </table:table-cell>
          <table:table-cell table:formula="of:=AVERAGE([.B257:.F257])" office:value-type="float" office:value="295.8" calcext:value-type="float">
            <text:p>295.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70" calcext:value-type="float">
            <text:p>170</text:p>
          </table:table-cell>
          <table:table-cell table:formula="of:=AVERAGE([.I257:.M257])" office:value-type="float" office:value="152.2" calcext:value-type="float">
            <text:p>152.2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138" calcext:value-type="float">
            <text:p>138</text:p>
          </table:table-cell>
          <table:table-cell office:value-type="float" office:value="544" calcext:value-type="float">
            <text:p>544</text:p>
          </table:table-cell>
          <table:table-cell office:value-type="float" office:value="229" calcext:value-type="float">
            <text:p>229</text:p>
          </table:table-cell>
          <table:table-cell office:value-type="float" office:value="475" calcext:value-type="float">
            <text:p>475</text:p>
          </table:table-cell>
          <table:table-cell office:value-type="float" office:value="438" calcext:value-type="float">
            <text:p>438</text:p>
          </table:table-cell>
          <table:table-cell table:formula="of:=AVERAGE([.B258:.F258])" office:value-type="float" office:value="364.8" calcext:value-type="float">
            <text:p>364.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table:formula="of:=AVERAGE([.I258:.M258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229" calcext:value-type="float">
            <text:p>229</text:p>
          </table:table-cell>
          <table:table-cell office:value-type="float" office:value="132" calcext:value-type="float">
            <text:p>132</text:p>
          </table:table-cell>
          <table:table-cell office:value-type="float" office:value="565" calcext:value-type="float">
            <text:p>565</text:p>
          </table:table-cell>
          <table:table-cell office:value-type="float" office:value="229" calcext:value-type="float">
            <text:p>229</text:p>
          </table:table-cell>
          <table:table-cell office:value-type="float" office:value="449" calcext:value-type="float">
            <text:p>449</text:p>
          </table:table-cell>
          <table:table-cell table:formula="of:=AVERAGE([.B259:.F259])" office:value-type="float" office:value="320.8" calcext:value-type="float">
            <text:p>320.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table:formula="of:=AVERAGE([.I259:.M259])"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395" calcext:value-type="float">
            <text:p>395</text:p>
          </table:table-cell>
          <table:table-cell office:value-type="float" office:value="456" calcext:value-type="float">
            <text:p>456</text:p>
          </table:table-cell>
          <table:table-cell office:value-type="float" office:value="737" calcext:value-type="float">
            <text:p>737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table:formula="of:=AVERAGE([.B260:.F260])" office:value-type="float" office:value="442.2" calcext:value-type="float">
            <text:p>442.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table:formula="of:=AVERAGE([.I260:.M260])"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188" calcext:value-type="float">
            <text:p>188</text:p>
          </table:table-cell>
          <table:table-cell office:value-type="float" office:value="658" calcext:value-type="float">
            <text:p>658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table:formula="of:=AVERAGE([.B261:.F261])" office:value-type="float" office:value="287.6" calcext:value-type="float">
            <text:p>287.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table:formula="of:=AVERAGE([.I261:.M261])" office:value-type="float" office:value="153.2" calcext:value-type="float">
            <text:p>153.2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511" calcext:value-type="float">
            <text:p>511</text:p>
          </table:table-cell>
          <table:table-cell office:value-type="float" office:value="215" calcext:value-type="float">
            <text:p>215</text:p>
          </table:table-cell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table:formula="of:=AVERAGE([.B262:.F262])" office:value-type="float" office:value="281.6" calcext:value-type="float">
            <text:p>281.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formula="of:=AVERAGE([.I262:.M262])"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359" calcext:value-type="float">
            <text:p>359</text:p>
          </table:table-cell>
          <table:table-cell office:value-type="float" office:value="408" calcext:value-type="float">
            <text:p>408</text:p>
          </table:table-cell>
          <table:table-cell office:value-type="float" office:value="363" calcext:value-type="float">
            <text:p>363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table:formula="of:=AVERAGE([.B263:.F263])" office:value-type="float" office:value="317.6" calcext:value-type="float">
            <text:p>317.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formula="of:=AVERAGE([.I263:.M263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316" calcext:value-type="float">
            <text:p>316</text:p>
          </table:table-cell>
          <table:table-cell office:value-type="float" office:value="385" calcext:value-type="float">
            <text:p>385</text:p>
          </table:table-cell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  <table:table-cell office:value-type="float" office:value="352" calcext:value-type="float">
            <text:p>352</text:p>
          </table:table-cell>
          <table:table-cell table:formula="of:=AVERAGE([.B264:.F264])" office:value-type="float" office:value="303.8" calcext:value-type="float">
            <text:p>303.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table:formula="of:=AVERAGE([.I264:.M264])" office:value-type="float" office:value="142.4" calcext:value-type="float">
            <text:p>142.4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517" calcext:value-type="float">
            <text:p>517</text:p>
          </table:table-cell>
          <table:table-cell office:value-type="float" office:value="405" calcext:value-type="float">
            <text:p>405</text:p>
          </table:table-cell>
          <table:table-cell office:value-type="float" office:value="156" calcext:value-type="float">
            <text:p>156</text:p>
          </table:table-cell>
          <table:table-cell office:value-type="float" office:value="237" calcext:value-type="float">
            <text:p>237</text:p>
          </table:table-cell>
          <table:table-cell office:value-type="float" office:value="320" calcext:value-type="float">
            <text:p>320</text:p>
          </table:table-cell>
          <table:table-cell table:formula="of:=AVERAGE([.B265:.F265])" office:value-type="float" office:value="327" calcext:value-type="float">
            <text:p>3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table:formula="of:=AVERAGE([.I265:.M265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334" calcext:value-type="float">
            <text:p>334</text:p>
          </table:table-cell>
          <table:table-cell office:value-type="float" office:value="743" calcext:value-type="float">
            <text:p>743</text:p>
          </table:table-cell>
          <table:table-cell office:value-type="float" office:value="404" calcext:value-type="float">
            <text:p>404</text:p>
          </table:table-cell>
          <table:table-cell office:value-type="float" office:value="128" calcext:value-type="float">
            <text:p>128</text:p>
          </table:table-cell>
          <table:table-cell office:value-type="float" office:value="430" calcext:value-type="float">
            <text:p>430</text:p>
          </table:table-cell>
          <table:table-cell table:formula="of:=AVERAGE([.B266:.F266])" office:value-type="float" office:value="407.8" calcext:value-type="float">
            <text:p>407.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formula="of:=AVERAGE([.I266:.M266])"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122" calcext:value-type="float">
            <text:p>122</text:p>
          </table:table-cell>
          <table:table-cell office:value-type="float" office:value="188" calcext:value-type="float">
            <text:p>188</text:p>
          </table:table-cell>
          <table:table-cell office:value-type="float" office:value="391" calcext:value-type="float">
            <text:p>391</text:p>
          </table:table-cell>
          <table:table-cell office:value-type="float" office:value="551" calcext:value-type="float">
            <text:p>551</text:p>
          </table:table-cell>
          <table:table-cell office:value-type="float" office:value="219" calcext:value-type="float">
            <text:p>219</text:p>
          </table:table-cell>
          <table:table-cell table:formula="of:=AVERAGE([.B267:.F267])" office:value-type="float" office:value="294.2" calcext:value-type="float">
            <text:p>294.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formula="of:=AVERAGE([.I267:.M267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210" calcext:value-type="float">
            <text:p>210</text:p>
          </table:table-cell>
          <table:table-cell office:value-type="float" office:value="564" calcext:value-type="float">
            <text:p>56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600" calcext:value-type="float">
            <text:p>600</text:p>
          </table:table-cell>
          <table:table-cell table:formula="of:=AVERAGE([.B268:.F268])" office:value-type="float" office:value="346" calcext:value-type="float">
            <text:p>3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formula="of:=AVERAGE([.I268:.M268])" office:value-type="float" office:value="152.2" calcext:value-type="float">
            <text:p>152.2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271" calcext:value-type="float">
            <text:p>271</text:p>
          </table:table-cell>
          <table:table-cell office:value-type="float" office:value="481" calcext:value-type="float">
            <text:p>481</text:p>
          </table:table-cell>
          <table:table-cell office:value-type="float" office:value="669" calcext:value-type="float">
            <text:p>669</text:p>
          </table:table-cell>
          <table:table-cell office:value-type="float" office:value="354" calcext:value-type="float">
            <text:p>354</text:p>
          </table:table-cell>
          <table:table-cell office:value-type="float" office:value="234" calcext:value-type="float">
            <text:p>234</text:p>
          </table:table-cell>
          <table:table-cell table:formula="of:=AVERAGE([.B269:.F269])" office:value-type="float" office:value="401.8" calcext:value-type="float">
            <text:p>401.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formula="of:=AVERAGE([.I269:.M269])" office:value-type="float" office:value="153.8" calcext:value-type="float">
            <text:p>153.8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192" calcext:value-type="float">
            <text:p>192</text:p>
          </table:table-cell>
          <table:table-cell office:value-type="float" office:value="295" calcext:value-type="float">
            <text:p>295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736" calcext:value-type="float">
            <text:p>736</text:p>
          </table:table-cell>
          <table:table-cell table:formula="of:=AVERAGE([.B270:.F270])" office:value-type="float" office:value="336.6" calcext:value-type="float">
            <text:p>336.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table:formula="of:=AVERAGE([.I270:.M270])" office:value-type="float" office:value="159.6" calcext:value-type="float">
            <text:p>159.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239" calcext:value-type="float">
            <text:p>239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222" calcext:value-type="float">
            <text:p>222</text:p>
          </table:table-cell>
          <table:table-cell office:value-type="float" office:value="467" calcext:value-type="float">
            <text:p>467</text:p>
          </table:table-cell>
          <table:table-cell table:formula="of:=AVERAGE([.B271:.F271])" office:value-type="float" office:value="273.6" calcext:value-type="float">
            <text:p>273.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I271:.M271])" office:value-type="float" office:value="150.6" calcext:value-type="float">
            <text:p>150.6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623" calcext:value-type="float">
            <text:p>623</text:p>
          </table:table-cell>
          <table:table-cell office:value-type="float" office:value="132" calcext:value-type="float">
            <text:p>132</text:p>
          </table:table-cell>
          <table:table-cell office:value-type="float" office:value="307" calcext:value-type="float">
            <text:p>307</text:p>
          </table:table-cell>
          <table:table-cell table:formula="of:=AVERAGE([.B272:.F272])" office:value-type="float" office:value="273.2" calcext:value-type="float">
            <text:p>273.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table:formula="of:=AVERAGE([.I272:.M272])" office:value-type="float" office:value="154.2" calcext:value-type="float">
            <text:p>154.2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312" calcext:value-type="float">
            <text:p>312</text:p>
          </table:table-cell>
          <table:table-cell office:value-type="float" office:value="257" calcext:value-type="float">
            <text:p>257</text:p>
          </table:table-cell>
          <table:table-cell office:value-type="float" office:value="210" calcext:value-type="float">
            <text:p>210</text:p>
          </table:table-cell>
          <table:table-cell office:value-type="float" office:value="561" calcext:value-type="float">
            <text:p>561</text:p>
          </table:table-cell>
          <table:table-cell office:value-type="float" office:value="216" calcext:value-type="float">
            <text:p>216</text:p>
          </table:table-cell>
          <table:table-cell table:formula="of:=AVERAGE([.B273:.F273])" office:value-type="float" office:value="311.2" calcext:value-type="float">
            <text:p>311.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table:formula="of:=AVERAGE([.I273:.M273])"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202" calcext:value-type="float">
            <text:p>202</text:p>
          </table:table-cell>
          <table:table-cell office:value-type="float" office:value="399" calcext:value-type="float">
            <text:p>399</text:p>
          </table:table-cell>
          <table:table-cell office:value-type="float" office:value="208" calcext:value-type="float">
            <text:p>208</text:p>
          </table:table-cell>
          <table:table-cell office:value-type="float" office:value="412" calcext:value-type="float">
            <text:p>412</text:p>
          </table:table-cell>
          <table:table-cell office:value-type="float" office:value="419" calcext:value-type="float">
            <text:p>419</text:p>
          </table:table-cell>
          <table:table-cell table:formula="of:=AVERAGE([.B274:.F274])" office:value-type="float" office:value="328" calcext:value-type="float">
            <text:p>32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formula="of:=AVERAGE([.I274:.M274])"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321" calcext:value-type="float">
            <text:p>321</text:p>
          </table:table-cell>
          <table:table-cell office:value-type="float" office:value="275" calcext:value-type="float">
            <text:p>275</text:p>
          </table:table-cell>
          <table:table-cell office:value-type="float" office:value="249" calcext:value-type="float">
            <text:p>249</text:p>
          </table:table-cell>
          <table:table-cell office:value-type="float" office:value="369" calcext:value-type="float">
            <text:p>369</text:p>
          </table:table-cell>
          <table:table-cell office:value-type="float" office:value="295" calcext:value-type="float">
            <text:p>295</text:p>
          </table:table-cell>
          <table:table-cell table:formula="of:=AVERAGE([.B275:.F275])" office:value-type="float" office:value="301.8" calcext:value-type="float">
            <text:p>301.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table:formula="of:=AVERAGE([.I275:.M275])" office:value-type="float" office:value="157.6" calcext:value-type="float">
            <text:p>157.6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office:value-type="float" office:value="417" calcext:value-type="float">
            <text:p>417</text:p>
          </table:table-cell>
          <table:table-cell office:value-type="float" office:value="583" calcext:value-type="float">
            <text:p>583</text:p>
          </table:table-cell>
          <table:table-cell office:value-type="float" office:value="165" calcext:value-type="float">
            <text:p>165</text:p>
          </table:table-cell>
          <table:table-cell table:formula="of:=AVERAGE([.B276:.F276])" office:value-type="float" office:value="361" calcext:value-type="float">
            <text:p>36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table:formula="of:=AVERAGE([.I276:.M276])" office:value-type="float" office:value="160.4" calcext:value-type="float">
            <text:p>160.4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422" calcext:value-type="float">
            <text:p>422</text:p>
          </table:table-cell>
          <table:table-cell office:value-type="float" office:value="445" calcext:value-type="float">
            <text:p>445</text:p>
          </table:table-cell>
          <table:table-cell office:value-type="float" office:value="242" calcext:value-type="float">
            <text:p>242</text:p>
          </table:table-cell>
          <table:table-cell table:formula="of:=AVERAGE([.B277:.F277])" office:value-type="float" office:value="350.8" calcext:value-type="float">
            <text:p>350.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table:formula="of:=AVERAGE([.I277:.M277])" office:value-type="float" office:value="160.8" calcext:value-type="float">
            <text:p>160.8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262" calcext:value-type="float">
            <text:p>262</text:p>
          </table:table-cell>
          <table:table-cell office:value-type="float" office:value="194" calcext:value-type="float">
            <text:p>194</text:p>
          </table:table-cell>
          <table:table-cell office:value-type="float" office:value="483" calcext:value-type="float">
            <text:p>483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formula="of:=AVERAGE([.B278:.F278])" office:value-type="float" office:value="291" calcext:value-type="float">
            <text:p>29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table:formula="of:=AVERAGE([.I278:.M278])" office:value-type="float" office:value="158.6" calcext:value-type="float">
            <text:p>158.6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189" calcext:value-type="float">
            <text:p>189</text:p>
          </table:table-cell>
          <table:table-cell office:value-type="float" office:value="310" calcext:value-type="float">
            <text:p>310</text:p>
          </table:table-cell>
          <table:table-cell office:value-type="float" office:value="597" calcext:value-type="float">
            <text:p>597</text:p>
          </table:table-cell>
          <table:table-cell office:value-type="float" office:value="133" calcext:value-type="float">
            <text:p>133</text:p>
          </table:table-cell>
          <table:table-cell office:value-type="float" office:value="569" calcext:value-type="float">
            <text:p>569</text:p>
          </table:table-cell>
          <table:table-cell table:formula="of:=AVERAGE([.B279:.F279])" office:value-type="float" office:value="359.6" calcext:value-type="float">
            <text:p>359.6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table:formula="of:=AVERAGE([.I279:.M279])" office:value-type="float" office:value="159.4" calcext:value-type="float">
            <text:p>159.4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431" calcext:value-type="float">
            <text:p>431</text:p>
          </table:table-cell>
          <table:table-cell office:value-type="float" office:value="234" calcext:value-type="float">
            <text:p>234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343" calcext:value-type="float">
            <text:p>343</text:p>
          </table:table-cell>
          <table:table-cell table:formula="of:=AVERAGE([.B280:.F280])" office:value-type="float" office:value="277.6" calcext:value-type="float">
            <text:p>277.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table:formula="of:=AVERAGE([.I280:.M280])" office:value-type="float" office:value="160.4" calcext:value-type="float">
            <text:p>160.4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256" calcext:value-type="float">
            <text:p>256</text:p>
          </table:table-cell>
          <table:table-cell office:value-type="float" office:value="452" calcext:value-type="float">
            <text:p>452</text:p>
          </table:table-cell>
          <table:table-cell office:value-type="float" office:value="222" calcext:value-type="float">
            <text:p>222</text:p>
          </table:table-cell>
          <table:table-cell office:value-type="float" office:value="315" calcext:value-type="float">
            <text:p>315</text:p>
          </table:table-cell>
          <table:table-cell office:value-type="float" office:value="484" calcext:value-type="float">
            <text:p>484</text:p>
          </table:table-cell>
          <table:table-cell table:formula="of:=AVERAGE([.B281:.F281])" office:value-type="float" office:value="345.8" calcext:value-type="float">
            <text:p>345.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table:formula="of:=AVERAGE([.I281:.M281])" office:value-type="float" office:value="159.4" calcext:value-type="float">
            <text:p>159.4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220" calcext:value-type="float">
            <text:p>220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212" calcext:value-type="float">
            <text:p>212</text:p>
          </table:table-cell>
          <table:table-cell table:formula="of:=AVERAGE([.B282:.F282])" office:value-type="float" office:value="259.2" calcext:value-type="float">
            <text:p>259.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table:formula="of:=AVERAGE([.I282:.M282])" office:value-type="float" office:value="159.6" calcext:value-type="float">
            <text:p>159.6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447" calcext:value-type="float">
            <text:p>447</text:p>
          </table:table-cell>
          <table:table-cell office:value-type="float" office:value="526" calcext:value-type="float">
            <text:p>526</text:p>
          </table:table-cell>
          <table:table-cell table:formula="of:=AVERAGE([.B283:.F283])" office:value-type="float" office:value="347.8" calcext:value-type="float">
            <text:p>347.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 table:formula="of:=AVERAGE([.I283:.M283])"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565" calcext:value-type="float">
            <text:p>565</text:p>
          </table:table-cell>
          <table:table-cell office:value-type="float" office:value="165" calcext:value-type="float">
            <text:p>165</text:p>
          </table:table-cell>
          <table:table-cell office:value-type="float" office:value="612" calcext:value-type="float">
            <text:p>612</text:p>
          </table:table-cell>
          <table:table-cell office:value-type="float" office:value="286" calcext:value-type="float">
            <text:p>286</text:p>
          </table:table-cell>
          <table:table-cell office:value-type="float" office:value="583" calcext:value-type="float">
            <text:p>583</text:p>
          </table:table-cell>
          <table:table-cell table:formula="of:=AVERAGE([.B284:.F284])" office:value-type="float" office:value="442.2" calcext:value-type="float">
            <text:p>442.2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formula="of:=AVERAGE([.I284:.M284])" office:value-type="float" office:value="168.2" calcext:value-type="float">
            <text:p>168.2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272" calcext:value-type="float">
            <text:p>272</text:p>
          </table:table-cell>
          <table:table-cell office:value-type="float" office:value="204" calcext:value-type="float">
            <text:p>204</text:p>
          </table:table-cell>
          <table:table-cell office:value-type="float" office:value="509" calcext:value-type="float">
            <text:p>509</text:p>
          </table:table-cell>
          <table:table-cell table:formula="of:=AVERAGE([.B285:.F285])" office:value-type="float" office:value="297.6" calcext:value-type="float">
            <text:p>297.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table:formula="of:=AVERAGE([.I285:.M285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406" calcext:value-type="float">
            <text:p>406</text:p>
          </table:table-cell>
          <table:table-cell office:value-type="float" office:value="234" calcext:value-type="float">
            <text:p>234</text:p>
          </table:table-cell>
          <table:table-cell office:value-type="float" office:value="163" calcext:value-type="float">
            <text:p>163</text:p>
          </table:table-cell>
          <table:table-cell office:value-type="float" office:value="460" calcext:value-type="float">
            <text:p>460</text:p>
          </table:table-cell>
          <table:table-cell office:value-type="float" office:value="719" calcext:value-type="float">
            <text:p>719</text:p>
          </table:table-cell>
          <table:table-cell table:formula="of:=AVERAGE([.B286:.F286])" office:value-type="float" office:value="396.4" calcext:value-type="float">
            <text:p>396.4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table:formula="of:=AVERAGE([.I286:.M286])" office:value-type="float" office:value="168.8" calcext:value-type="float">
            <text:p>168.8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float" office:value="356" calcext:value-type="float">
            <text:p>356</text:p>
          </table:table-cell>
          <table:table-cell office:value-type="float" office:value="218" calcext:value-type="float">
            <text:p>218</text:p>
          </table:table-cell>
          <table:table-cell office:value-type="float" office:value="333" calcext:value-type="float">
            <text:p>333</text:p>
          </table:table-cell>
          <table:table-cell table:formula="of:=AVERAGE([.B287:.F287])" office:value-type="float" office:value="261.2" calcext:value-type="float">
            <text:p>261.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table:formula="of:=AVERAGE([.I287:.M287])" office:value-type="float" office:value="174.8" calcext:value-type="float">
            <text:p>174.8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144" calcext:value-type="float">
            <text:p>144</text:p>
          </table:table-cell>
          <table:table-cell office:value-type="float" office:value="366" calcext:value-type="float">
            <text:p>366</text:p>
          </table:table-cell>
          <table:table-cell office:value-type="float" office:value="305" calcext:value-type="float">
            <text:p>305</text:p>
          </table:table-cell>
          <table:table-cell office:value-type="float" office:value="463" calcext:value-type="float">
            <text:p>463</text:p>
          </table:table-cell>
          <table:table-cell office:value-type="float" office:value="295" calcext:value-type="float">
            <text:p>295</text:p>
          </table:table-cell>
          <table:table-cell table:formula="of:=AVERAGE([.B288:.F288])" office:value-type="float" office:value="314.6" calcext:value-type="float">
            <text:p>314.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table:formula="of:=AVERAGE([.I288:.M288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299" calcext:value-type="float">
            <text:p>299</text:p>
          </table:table-cell>
          <table:table-cell office:value-type="float" office:value="195" calcext:value-type="float">
            <text:p>195</text:p>
          </table:table-cell>
          <table:table-cell office:value-type="float" office:value="266" calcext:value-type="float">
            <text:p>266</text:p>
          </table:table-cell>
          <table:table-cell office:value-type="float" office:value="544" calcext:value-type="float">
            <text:p>544</text:p>
          </table:table-cell>
          <table:table-cell office:value-type="float" office:value="321" calcext:value-type="float">
            <text:p>321</text:p>
          </table:table-cell>
          <table:table-cell table:formula="of:=AVERAGE([.B289:.F289])" office:value-type="float" office:value="325" calcext:value-type="float">
            <text:p>32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  <table:table-cell table:formula="of:=AVERAGE([.I289:.M289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236" calcext:value-type="float">
            <text:p>236</text:p>
          </table:table-cell>
          <table:table-cell office:value-type="float" office:value="597" calcext:value-type="float">
            <text:p>597</text:p>
          </table:table-cell>
          <table:table-cell office:value-type="float" office:value="417" calcext:value-type="float">
            <text:p>417</text:p>
          </table:table-cell>
          <table:table-cell office:value-type="float" office:value="146" calcext:value-type="float">
            <text:p>146</text:p>
          </table:table-cell>
          <table:table-cell office:value-type="float" office:value="289" calcext:value-type="float">
            <text:p>289</text:p>
          </table:table-cell>
          <table:table-cell table:formula="of:=AVERAGE([.B290:.F290])" office:value-type="float" office:value="337" calcext:value-type="float">
            <text:p>33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table:formula="of:=AVERAGE([.I290:.M290])"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73" calcext:value-type="float">
            <text:p>173</text:p>
          </table:table-cell>
          <table:table-cell office:value-type="float" office:value="384" calcext:value-type="float">
            <text:p>384</text:p>
          </table:table-cell>
          <table:table-cell office:value-type="float" office:value="871" calcext:value-type="float">
            <text:p>871</text:p>
          </table:table-cell>
          <table:table-cell office:value-type="float" office:value="222" calcext:value-type="float">
            <text:p>222</text:p>
          </table:table-cell>
          <table:table-cell office:value-type="float" office:value="491" calcext:value-type="float">
            <text:p>491</text:p>
          </table:table-cell>
          <table:table-cell table:formula="of:=AVERAGE([.B291:.F291])" office:value-type="float" office:value="428.2" calcext:value-type="float">
            <text:p>428.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formula="of:=AVERAGE([.I291:.M291])" office:value-type="float" office:value="161.4" calcext:value-type="float">
            <text:p>161.4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483" calcext:value-type="float">
            <text:p>483</text:p>
          </table:table-cell>
          <table:table-cell office:value-type="float" office:value="142" calcext:value-type="float">
            <text:p>142</text:p>
          </table:table-cell>
          <table:table-cell office:value-type="float" office:value="325" calcext:value-type="float">
            <text:p>325</text:p>
          </table:table-cell>
          <table:table-cell office:value-type="float" office:value="474" calcext:value-type="float">
            <text:p>474</text:p>
          </table:table-cell>
          <table:table-cell office:value-type="float" office:value="821" calcext:value-type="float">
            <text:p>821</text:p>
          </table:table-cell>
          <table:table-cell table:formula="of:=AVERAGE([.B292:.F292])" office:value-type="float" office:value="449" calcext:value-type="float">
            <text:p>44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table:formula="of:=AVERAGE([.I292:.M292])"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461" calcext:value-type="float">
            <text:p>461</text:p>
          </table:table-cell>
          <table:table-cell office:value-type="float" office:value="410" calcext:value-type="float">
            <text:p>410</text:p>
          </table:table-cell>
          <table:table-cell office:value-type="float" office:value="821" calcext:value-type="float">
            <text:p>821</text:p>
          </table:table-cell>
          <table:table-cell office:value-type="float" office:value="432" calcext:value-type="float">
            <text:p>432</text:p>
          </table:table-cell>
          <table:table-cell office:value-type="float" office:value="248" calcext:value-type="float">
            <text:p>248</text:p>
          </table:table-cell>
          <table:table-cell table:formula="of:=AVERAGE([.B293:.F293])" office:value-type="float" office:value="474.4" calcext:value-type="float">
            <text:p>474.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table:formula="of:=AVERAGE([.I293:.M293])" office:value-type="float" office:value="166.4" calcext:value-type="float">
            <text:p>166.4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297" calcext:value-type="float">
            <text:p>297</text:p>
          </table:table-cell>
          <table:table-cell office:value-type="float" office:value="302" calcext:value-type="float">
            <text:p>302</text:p>
          </table:table-cell>
          <table:table-cell office:value-type="float" office:value="377" calcext:value-type="float">
            <text:p>377</text:p>
          </table:table-cell>
          <table:table-cell office:value-type="float" office:value="481" calcext:value-type="float">
            <text:p>481</text:p>
          </table:table-cell>
          <table:table-cell office:value-type="float" office:value="901" calcext:value-type="float">
            <text:p>901</text:p>
          </table:table-cell>
          <table:table-cell table:formula="of:=AVERAGE([.B294:.F294])" office:value-type="float" office:value="471.6" calcext:value-type="float">
            <text:p>471.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table:formula="of:=AVERAGE([.I294:.M294])" office:value-type="float" office:value="179.8" calcext:value-type="float">
            <text:p>179.8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343" calcext:value-type="float">
            <text:p>343</text:p>
          </table:table-cell>
          <table:table-cell office:value-type="float" office:value="189" calcext:value-type="float">
            <text:p>189</text:p>
          </table:table-cell>
          <table:table-cell office:value-type="float" office:value="325" calcext:value-type="float">
            <text:p>325</text:p>
          </table:table-cell>
          <table:table-cell office:value-type="float" office:value="362" calcext:value-type="float">
            <text:p>362</text:p>
          </table:table-cell>
          <table:table-cell office:value-type="float" office:value="191" calcext:value-type="float">
            <text:p>191</text:p>
          </table:table-cell>
          <table:table-cell table:formula="of:=AVERAGE([.B295:.F295])" office:value-type="float" office:value="282" calcext:value-type="float">
            <text:p>28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table:formula="of:=AVERAGE([.I295:.M295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182" calcext:value-type="float">
            <text:p>182</text:p>
          </table:table-cell>
          <table:table-cell office:value-type="float" office:value="514" calcext:value-type="float">
            <text:p>514</text:p>
          </table:table-cell>
          <table:table-cell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office:value-type="float" office:value="312" calcext:value-type="float">
            <text:p>312</text:p>
          </table:table-cell>
          <table:table-cell table:formula="of:=AVERAGE([.B296:.F296])" office:value-type="float" office:value="350.4" calcext:value-type="float">
            <text:p>350.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table:formula="of:=AVERAGE([.I296:.M296])" office:value-type="float" office:value="173.8" calcext:value-type="float">
            <text:p>173.8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565" calcext:value-type="float">
            <text:p>565</text:p>
          </table:table-cell>
          <table:table-cell office:value-type="float" office:value="174" calcext:value-type="float">
            <text:p>174</text:p>
          </table:table-cell>
          <table:table-cell office:value-type="float" office:value="510" calcext:value-type="float">
            <text:p>510</text:p>
          </table:table-cell>
          <table:table-cell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table:formula="of:=AVERAGE([.B297:.F297])" office:value-type="float" office:value="358.2" calcext:value-type="float">
            <text:p>358.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table:formula="of:=AVERAGE([.I297:.M297])" office:value-type="float" office:value="174.8" calcext:value-type="float">
            <text:p>174.8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462" calcext:value-type="float">
            <text:p>462</text:p>
          </table:table-cell>
          <table:table-cell office:value-type="float" office:value="680" calcext:value-type="float">
            <text:p>680</text:p>
          </table:table-cell>
          <table:table-cell office:value-type="float" office:value="252" calcext:value-type="float">
            <text:p>252</text:p>
          </table:table-cell>
          <table:table-cell office:value-type="float" office:value="396" calcext:value-type="float">
            <text:p>396</text:p>
          </table:table-cell>
          <table:table-cell office:value-type="float" office:value="492" calcext:value-type="float">
            <text:p>492</text:p>
          </table:table-cell>
          <table:table-cell table:formula="of:=AVERAGE([.B298:.F298])" office:value-type="float" office:value="456.4" calcext:value-type="float">
            <text:p>456.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table:formula="of:=AVERAGE([.I298:.M298])" office:value-type="float" office:value="168.6" calcext:value-type="float">
            <text:p>168.6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608" calcext:value-type="float">
            <text:p>608</text:p>
          </table:table-cell>
          <table:table-cell office:value-type="float" office:value="656" calcext:value-type="float">
            <text:p>656</text:p>
          </table:table-cell>
          <table:table-cell office:value-type="float" office:value="458" calcext:value-type="float">
            <text:p>458</text:p>
          </table:table-cell>
          <table:table-cell office:value-type="float" office:value="170" calcext:value-type="float">
            <text:p>170</text:p>
          </table:table-cell>
          <table:table-cell office:value-type="float" office:value="427" calcext:value-type="float">
            <text:p>427</text:p>
          </table:table-cell>
          <table:table-cell table:formula="of:=AVERAGE([.B299:.F299])" office:value-type="float" office:value="463.8" calcext:value-type="float">
            <text:p>463.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table:formula="of:=AVERAGE([.I299:.M299])" office:value-type="float" office:value="174.8" calcext:value-type="float">
            <text:p>174.8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323" calcext:value-type="float">
            <text:p>323</text:p>
          </table:table-cell>
          <table:table-cell office:value-type="float" office:value="283" calcext:value-type="float">
            <text:p>283</text:p>
          </table:table-cell>
          <table:table-cell office:value-type="float" office:value="181" calcext:value-type="float">
            <text:p>181</text:p>
          </table:table-cell>
          <table:table-cell office:value-type="float" office:value="771" calcext:value-type="float">
            <text:p>771</text:p>
          </table:table-cell>
          <table:table-cell office:value-type="float" office:value="183" calcext:value-type="float">
            <text:p>183</text:p>
          </table:table-cell>
          <table:table-cell table:formula="of:=AVERAGE([.B300:.F300])" office:value-type="float" office:value="348.2" calcext:value-type="float">
            <text:p>348.2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formula="of:=AVERAGE([.I300:.M300])" office:value-type="float" office:value="170.8" calcext:value-type="float">
            <text:p>170.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68" calcext:value-type="float">
            <text:p>568</text:p>
          </table:table-cell>
          <table:table-cell office:value-type="float" office:value="342" calcext:value-type="float">
            <text:p>342</text:p>
          </table:table-cell>
          <table:table-cell office:value-type="float" office:value="271" calcext:value-type="float">
            <text:p>271</text:p>
          </table:table-cell>
          <table:table-cell office:value-type="float" office:value="581" calcext:value-type="float">
            <text:p>581</text:p>
          </table:table-cell>
          <table:table-cell office:value-type="float" office:value="236" calcext:value-type="float">
            <text:p>236</text:p>
          </table:table-cell>
          <table:table-cell table:formula="of:=AVERAGE([.B301:.F301])" office:value-type="float" office:value="399.6" calcext:value-type="float">
            <text:p>399.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table:formula="of:=AVERAGE([.I301:.M301])" office:value-type="float" office:value="175.2" calcext:value-type="float">
            <text:p>175.2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342" calcext:value-type="float">
            <text:p>342</text:p>
          </table:table-cell>
          <table:table-cell office:value-type="float" office:value="269" calcext:value-type="float">
            <text:p>269</text:p>
          </table:table-cell>
          <table:table-cell office:value-type="float" office:value="364" calcext:value-type="float">
            <text:p>364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table:formula="of:=AVERAGE([.B302:.F302])" office:value-type="float" office:value="293.4" calcext:value-type="float">
            <text:p>293.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table:formula="of:=AVERAGE([.I302:.M302])" office:value-type="float" office:value="171.2" calcext:value-type="float">
            <text:p>171.2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641" calcext:value-type="float">
            <text:p>641</text:p>
          </table:table-cell>
          <table:table-cell office:value-type="float" office:value="441" calcext:value-type="float">
            <text:p>441</text:p>
          </table:table-cell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  <table:table-cell office:value-type="float" office:value="386" calcext:value-type="float">
            <text:p>386</text:p>
          </table:table-cell>
          <table:table-cell table:formula="of:=AVERAGE([.B303:.F303])" office:value-type="float" office:value="390.6" calcext:value-type="float">
            <text:p>390.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formula="of:=AVERAGE([.I303:.M303])" office:value-type="float" office:value="177.2" calcext:value-type="float">
            <text:p>177.2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420" calcext:value-type="float">
            <text:p>420</text:p>
          </table:table-cell>
          <table:table-cell office:value-type="float" office:value="644" calcext:value-type="float">
            <text:p>644</text:p>
          </table:table-cell>
          <table:table-cell office:value-type="float" office:value="345" calcext:value-type="float">
            <text:p>345</text:p>
          </table:table-cell>
          <table:table-cell office:value-type="float" office:value="162" calcext:value-type="float">
            <text:p>162</text:p>
          </table:table-cell>
          <table:table-cell office:value-type="float" office:value="618" calcext:value-type="float">
            <text:p>618</text:p>
          </table:table-cell>
          <table:table-cell table:formula="of:=AVERAGE([.B304:.F304])" office:value-type="float" office:value="437.8" calcext:value-type="float">
            <text:p>437.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AVERAGE([.I304:.M304])" office:value-type="float" office:value="169.2" calcext:value-type="float">
            <text:p>169.2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650" calcext:value-type="float">
            <text:p>650</text:p>
          </table:table-cell>
          <table:table-cell office:value-type="float" office:value="885" calcext:value-type="float">
            <text:p>885</text:p>
          </table:table-cell>
          <table:table-cell office:value-type="float" office:value="380" calcext:value-type="float">
            <text:p>380</text:p>
          </table:table-cell>
          <table:table-cell office:value-type="float" office:value="583" calcext:value-type="float">
            <text:p>583</text:p>
          </table:table-cell>
          <table:table-cell office:value-type="float" office:value="264" calcext:value-type="float">
            <text:p>264</text:p>
          </table:table-cell>
          <table:table-cell table:formula="of:=AVERAGE([.B305:.F305])" office:value-type="float" office:value="552.4" calcext:value-type="float">
            <text:p>552.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table:formula="of:=AVERAGE([.I305:.M305])" office:value-type="float" office:value="186.6" calcext:value-type="float">
            <text:p>186.6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215" calcext:value-type="float">
            <text:p>215</text:p>
          </table:table-cell>
          <table:table-cell office:value-type="float" office:value="611" calcext:value-type="float">
            <text:p>611</text:p>
          </table:table-cell>
          <table:table-cell office:value-type="float" office:value="731" calcext:value-type="float">
            <text:p>731</text:p>
          </table:table-cell>
          <table:table-cell office:value-type="float" office:value="317" calcext:value-type="float">
            <text:p>317</text:p>
          </table:table-cell>
          <table:table-cell office:value-type="float" office:value="265" calcext:value-type="float">
            <text:p>265</text:p>
          </table:table-cell>
          <table:table-cell table:formula="of:=AVERAGE([.B306:.F306])" office:value-type="float" office:value="427.8" calcext:value-type="float">
            <text:p>427.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table:formula="of:=AVERAGE([.I306:.M306])" office:value-type="float" office:value="183.2" calcext:value-type="float">
            <text:p>183.2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91" calcext:value-type="float">
            <text:p>191</text:p>
          </table:table-cell>
          <table:table-cell office:value-type="float" office:value="434" calcext:value-type="float">
            <text:p>434</text:p>
          </table:table-cell>
          <table:table-cell office:value-type="float" office:value="372" calcext:value-type="float">
            <text:p>372</text:p>
          </table:table-cell>
          <table:table-cell table:formula="of:=AVERAGE([.B307:.F307])" office:value-type="float" office:value="267.2" calcext:value-type="float">
            <text:p>267.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formula="of:=AVERAGE([.I307:.M307])" office:value-type="float" office:value="182.6" calcext:value-type="float">
            <text:p>182.6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246" calcext:value-type="float">
            <text:p>246</text:p>
          </table:table-cell>
          <table:table-cell office:value-type="float" office:value="412" calcext:value-type="float">
            <text:p>412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float" office:value="218" calcext:value-type="float">
            <text:p>218</text:p>
          </table:table-cell>
          <table:table-cell table:formula="of:=AVERAGE([.B308:.F308])" office:value-type="float" office:value="277.6" calcext:value-type="float">
            <text:p>277.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  <table:table-cell table:formula="of:=AVERAGE([.I308:.M308])" office:value-type="float" office:value="174.6" calcext:value-type="float">
            <text:p>174.6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207" calcext:value-type="float">
            <text:p>207</text:p>
          </table:table-cell>
          <table:table-cell office:value-type="float" office:value="386" calcext:value-type="float">
            <text:p>386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table:formula="of:=AVERAGE([.B309:.F309])" office:value-type="float" office:value="244.2" calcext:value-type="float">
            <text:p>244.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table:formula="of:=AVERAGE([.I309:.M309])" office:value-type="float" office:value="184.6" calcext:value-type="float">
            <text:p>184.6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543" calcext:value-type="float">
            <text:p>543</text:p>
          </table:table-cell>
          <table:table-cell office:value-type="float" office:value="344" calcext:value-type="float">
            <text:p>344</text:p>
          </table:table-cell>
          <table:table-cell office:value-type="float" office:value="382" calcext:value-type="float">
            <text:p>382</text:p>
          </table:table-cell>
          <table:table-cell office:value-type="float" office:value="195" calcext:value-type="float">
            <text:p>195</text:p>
          </table:table-cell>
          <table:table-cell office:value-type="float" office:value="463" calcext:value-type="float">
            <text:p>463</text:p>
          </table:table-cell>
          <table:table-cell table:formula="of:=AVERAGE([.B310:.F310])" office:value-type="float" office:value="385.4" calcext:value-type="float">
            <text:p>385.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table:formula="of:=AVERAGE([.I310:.M310])" office:value-type="float" office:value="196.2" calcext:value-type="float">
            <text:p>196.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545" calcext:value-type="float">
            <text:p>545</text:p>
          </table:table-cell>
          <table:table-cell office:value-type="float" office:value="238" calcext:value-type="float">
            <text:p>238</text:p>
          </table:table-cell>
          <table:table-cell office:value-type="float" office:value="420" calcext:value-type="float">
            <text:p>420</text:p>
          </table:table-cell>
          <table:table-cell office:value-type="float" office:value="405" calcext:value-type="float">
            <text:p>405</text:p>
          </table:table-cell>
          <table:table-cell office:value-type="float" office:value="329" calcext:value-type="float">
            <text:p>329</text:p>
          </table:table-cell>
          <table:table-cell table:formula="of:=AVERAGE([.B311:.F311])" office:value-type="float" office:value="387.4" calcext:value-type="float">
            <text:p>387.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table:formula="of:=AVERAGE([.I311:.M311])" office:value-type="float" office:value="180.8" calcext:value-type="float">
            <text:p>180.8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921" calcext:value-type="float">
            <text:p>921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  <table:table-cell office:value-type="float" office:value="418" calcext:value-type="float">
            <text:p>418</text:p>
          </table:table-cell>
          <table:table-cell office:value-type="float" office:value="295" calcext:value-type="float">
            <text:p>295</text:p>
          </table:table-cell>
          <table:table-cell table:formula="of:=AVERAGE([.B312:.F312])" office:value-type="float" office:value="428" calcext:value-type="float">
            <text:p>42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table:formula="of:=AVERAGE([.I312:.M312])" office:value-type="float" office:value="175.2" calcext:value-type="float">
            <text:p>175.2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663" calcext:value-type="float">
            <text:p>663</text:p>
          </table:table-cell>
          <table:table-cell office:value-type="float" office:value="290" calcext:value-type="float">
            <text:p>290</text:p>
          </table:table-cell>
          <table:table-cell office:value-type="float" office:value="411" calcext:value-type="float">
            <text:p>411</text:p>
          </table:table-cell>
          <table:table-cell office:value-type="float" office:value="749" calcext:value-type="float">
            <text:p>749</text:p>
          </table:table-cell>
          <table:table-cell office:value-type="float" office:value="293" calcext:value-type="float">
            <text:p>293</text:p>
          </table:table-cell>
          <table:table-cell table:formula="of:=AVERAGE([.B313:.F313])" office:value-type="float" office:value="481.2" calcext:value-type="float">
            <text:p>481.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table:formula="of:=AVERAGE([.I313:.M313])" office:value-type="float" office:value="179.8" calcext:value-type="float">
            <text:p>179.8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 office:value-type="float" office:value="771" calcext:value-type="float">
            <text:p>771</text:p>
          </table:table-cell>
          <table:table-cell office:value-type="float" office:value="427" calcext:value-type="float">
            <text:p>427</text:p>
          </table:table-cell>
          <table:table-cell table:formula="of:=AVERAGE([.B314:.F314])" office:value-type="float" office:value="389" calcext:value-type="float">
            <text:p>38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formula="of:=AVERAGE([.I314:.M314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339" calcext:value-type="float">
            <text:p>339</text:p>
          </table:table-cell>
          <table:table-cell office:value-type="float" office:value="427" calcext:value-type="float">
            <text:p>427</text:p>
          </table:table-cell>
          <table:table-cell office:value-type="float" office:value="264" calcext:value-type="float">
            <text:p>264</text:p>
          </table:table-cell>
          <table:table-cell office:value-type="float" office:value="558" calcext:value-type="float">
            <text:p>558</text:p>
          </table:table-cell>
          <table:table-cell office:value-type="float" office:value="295" calcext:value-type="float">
            <text:p>295</text:p>
          </table:table-cell>
          <table:table-cell table:formula="of:=AVERAGE([.B315:.F315])" office:value-type="float" office:value="376.6" calcext:value-type="float">
            <text:p>376.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table:formula="of:=AVERAGE([.I315:.M315])" office:value-type="float" office:value="181.8" calcext:value-type="float">
            <text:p>181.8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143" calcext:value-type="float">
            <text:p>143</text:p>
          </table:table-cell>
          <table:table-cell office:value-type="float" office:value="353" calcext:value-type="float">
            <text:p>353</text:p>
          </table:table-cell>
          <table:table-cell office:value-type="float" office:value="464" calcext:value-type="float">
            <text:p>464</text:p>
          </table:table-cell>
          <table:table-cell office:value-type="float" office:value="566" calcext:value-type="float">
            <text:p>566</text:p>
          </table:table-cell>
          <table:table-cell office:value-type="float" office:value="225" calcext:value-type="float">
            <text:p>225</text:p>
          </table:table-cell>
          <table:table-cell table:formula="of:=AVERAGE([.B316:.F316])" office:value-type="float" office:value="350.2" calcext:value-type="float">
            <text:p>350.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table:formula="of:=AVERAGE([.I316:.M316])" office:value-type="float" office:value="189.8" calcext:value-type="float">
            <text:p>189.8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396" calcext:value-type="float">
            <text:p>396</text:p>
          </table:table-cell>
          <table:table-cell office:value-type="float" office:value="775" calcext:value-type="float">
            <text:p>775</text:p>
          </table:table-cell>
          <table:table-cell office:value-type="float" office:value="210" calcext:value-type="float">
            <text:p>210</text:p>
          </table:table-cell>
          <table:table-cell office:value-type="float" office:value="652" calcext:value-type="float">
            <text:p>652</text:p>
          </table:table-cell>
          <table:table-cell office:value-type="float" office:value="496" calcext:value-type="float">
            <text:p>496</text:p>
          </table:table-cell>
          <table:table-cell table:formula="of:=AVERAGE([.B317:.F317])" office:value-type="float" office:value="505.8" calcext:value-type="float">
            <text:p>505.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table:formula="of:=AVERAGE([.I317:.M317])" office:value-type="float" office:value="181.6" calcext:value-type="float">
            <text:p>181.6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304" calcext:value-type="float">
            <text:p>304</text:p>
          </table:table-cell>
          <table:table-cell office:value-type="float" office:value="291" calcext:value-type="float">
            <text:p>291</text:p>
          </table:table-cell>
          <table:table-cell office:value-type="float" office:value="650" calcext:value-type="float">
            <text:p>650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table:formula="of:=AVERAGE([.B318:.F318])" office:value-type="float" office:value="363.2" calcext:value-type="float">
            <text:p>363.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table:formula="of:=AVERAGE([.I318:.M318])" office:value-type="float" office:value="186.6" calcext:value-type="float">
            <text:p>186.6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879" calcext:value-type="float">
            <text:p>879</text:p>
          </table:table-cell>
          <table:table-cell office:value-type="float" office:value="372" calcext:value-type="float">
            <text:p>372</text:p>
          </table:table-cell>
          <table:table-cell office:value-type="float" office:value="823" calcext:value-type="float">
            <text:p>823</text:p>
          </table:table-cell>
          <table:table-cell office:value-type="float" office:value="353" calcext:value-type="float">
            <text:p>353</text:p>
          </table:table-cell>
          <table:table-cell office:value-type="float" office:value="326" calcext:value-type="float">
            <text:p>326</text:p>
          </table:table-cell>
          <table:table-cell table:formula="of:=AVERAGE([.B319:.F319])" office:value-type="float" office:value="550.6" calcext:value-type="float">
            <text:p>550.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table:formula="of:=AVERAGE([.I319:.M319])" office:value-type="float" office:value="181.2" calcext:value-type="float">
            <text:p>181.2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371" calcext:value-type="float">
            <text:p>371</text:p>
          </table:table-cell>
          <table:table-cell office:value-type="float" office:value="182" calcext:value-type="float">
            <text:p>182</text:p>
          </table:table-cell>
          <table:table-cell office:value-type="float" office:value="295" calcext:value-type="float">
            <text:p>295</text:p>
          </table:table-cell>
          <table:table-cell office:value-type="float" office:value="570" calcext:value-type="float">
            <text:p>570</text:p>
          </table:table-cell>
          <table:table-cell office:value-type="float" office:value="681" calcext:value-type="float">
            <text:p>681</text:p>
          </table:table-cell>
          <table:table-cell table:formula="of:=AVERAGE([.B320:.F320])" office:value-type="float" office:value="419.8" calcext:value-type="float">
            <text:p>419.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table:formula="of:=AVERAGE([.I320:.M320])" office:value-type="float" office:value="175.8" calcext:value-type="float">
            <text:p>175.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486" calcext:value-type="float">
            <text:p>486</text:p>
          </table:table-cell>
          <table:table-cell office:value-type="float" office:value="312" calcext:value-type="float">
            <text:p>312</text:p>
          </table:table-cell>
          <table:table-cell office:value-type="float" office:value="250" calcext:value-type="float">
            <text:p>250</text:p>
          </table:table-cell>
          <table:table-cell office:value-type="float" office:value="517" calcext:value-type="float">
            <text:p>517</text:p>
          </table:table-cell>
          <table:table-cell office:value-type="float" office:value="304" calcext:value-type="float">
            <text:p>304</text:p>
          </table:table-cell>
          <table:table-cell table:formula="of:=AVERAGE([.B321:.F321])" office:value-type="float" office:value="373.8" calcext:value-type="float">
            <text:p>373.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254" calcext:value-type="float">
            <text:p>254</text:p>
          </table:table-cell>
          <table:table-cell table:formula="of:=AVERAGE([.I321:.M321])" office:value-type="float" office:value="195.4" calcext:value-type="float">
            <text:p>195.4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58" calcext:value-type="float">
            <text:p>158</text:p>
          </table:table-cell>
          <table:table-cell office:value-type="float" office:value="410" calcext:value-type="float">
            <text:p>410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office:value-type="float" office:value="278" calcext:value-type="float">
            <text:p>278</text:p>
          </table:table-cell>
          <table:table-cell table:formula="of:=AVERAGE([.B322:.F322])" office:value-type="float" office:value="370.6" calcext:value-type="float">
            <text:p>370.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table:formula="of:=AVERAGE([.I322:.M322])" office:value-type="float" office:value="180.2" calcext:value-type="float">
            <text:p>180.2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217" calcext:value-type="float">
            <text:p>217</text:p>
          </table:table-cell>
          <table:table-cell office:value-type="float" office:value="683" calcext:value-type="float">
            <text:p>683</text:p>
          </table:table-cell>
          <table:table-cell office:value-type="float" office:value="216" calcext:value-type="float">
            <text:p>216</text:p>
          </table:table-cell>
          <table:table-cell office:value-type="float" office:value="248" calcext:value-type="float">
            <text:p>248</text:p>
          </table:table-cell>
          <table:table-cell office:value-type="float" office:value="430" calcext:value-type="float">
            <text:p>430</text:p>
          </table:table-cell>
          <table:table-cell table:formula="of:=AVERAGE([.B323:.F323])" office:value-type="float" office:value="358.8" calcext:value-type="float">
            <text:p>358.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table:formula="of:=AVERAGE([.I323:.M323])" office:value-type="float" office:value="184.4" calcext:value-type="float">
            <text:p>184.4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196" calcext:value-type="float">
            <text:p>196</text:p>
          </table:table-cell>
          <table:table-cell office:value-type="float" office:value="291" calcext:value-type="float">
            <text:p>291</text:p>
          </table:table-cell>
          <table:table-cell office:value-type="float" office:value="337" calcext:value-type="float">
            <text:p>337</text:p>
          </table:table-cell>
          <table:table-cell office:value-type="float" office:value="389" calcext:value-type="float">
            <text:p>389</text:p>
          </table:table-cell>
          <table:table-cell office:value-type="float" office:value="253" calcext:value-type="float">
            <text:p>253</text:p>
          </table:table-cell>
          <table:table-cell table:formula="of:=AVERAGE([.B324:.F324])" office:value-type="float" office:value="293.2" calcext:value-type="float">
            <text:p>293.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table:formula="of:=AVERAGE([.I324:.M324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222" calcext:value-type="float">
            <text:p>222</text:p>
          </table:table-cell>
          <table:table-cell office:value-type="float" office:value="527" calcext:value-type="float">
            <text:p>527</text:p>
          </table:table-cell>
          <table:table-cell office:value-type="float" office:value="245" calcext:value-type="float">
            <text:p>245</text:p>
          </table:table-cell>
          <table:table-cell office:value-type="float" office:value="539" calcext:value-type="float">
            <text:p>539</text:p>
          </table:table-cell>
          <table:table-cell office:value-type="float" office:value="435" calcext:value-type="float">
            <text:p>435</text:p>
          </table:table-cell>
          <table:table-cell table:formula="of:=AVERAGE([.B325:.F325])" office:value-type="float" office:value="393.6" calcext:value-type="float">
            <text:p>393.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table:formula="of:=AVERAGE([.I325:.M325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357" calcext:value-type="float">
            <text:p>357</text:p>
          </table:table-cell>
          <table:table-cell office:value-type="float" office:value="258" calcext:value-type="float">
            <text:p>258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table:formula="of:=AVERAGE([.B326:.F326])" office:value-type="float" office:value="312.4" calcext:value-type="float">
            <text:p>312.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table:formula="of:=AVERAGE([.I326:.M326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977" calcext:value-type="float">
            <text:p>977</text:p>
          </table:table-cell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209" calcext:value-type="float">
            <text:p>209</text:p>
          </table:table-cell>
          <table:table-cell table:formula="of:=AVERAGE([.B327:.F327])" office:value-type="float" office:value="383.6" calcext:value-type="float">
            <text:p>383.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table:formula="of:=AVERAGE([.I327:.M327])"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379" calcext:value-type="float">
            <text:p>379</text:p>
          </table:table-cell>
          <table:table-cell office:value-type="float" office:value="441" calcext:value-type="float">
            <text:p>441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309" calcext:value-type="float">
            <text:p>309</text:p>
          </table:table-cell>
          <table:table-cell table:formula="of:=AVERAGE([.B328:.F328])" office:value-type="float" office:value="487.8" calcext:value-type="float">
            <text:p>487.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table:formula="of:=AVERAGE([.I328:.M328])" office:value-type="float" office:value="197.4" calcext:value-type="float">
            <text:p>197.4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441" calcext:value-type="float">
            <text:p>441</text:p>
          </table:table-cell>
          <table:table-cell office:value-type="float" office:value="374" calcext:value-type="float">
            <text:p>374</text:p>
          </table:table-cell>
          <table:table-cell office:value-type="float" office:value="178" calcext:value-type="float">
            <text:p>178</text:p>
          </table:table-cell>
          <table:table-cell office:value-type="float" office:value="289" calcext:value-type="float">
            <text:p>289</text:p>
          </table:table-cell>
          <table:table-cell office:value-type="float" office:value="390" calcext:value-type="float">
            <text:p>390</text:p>
          </table:table-cell>
          <table:table-cell table:formula="of:=AVERAGE([.B329:.F329])" office:value-type="float" office:value="334.4" calcext:value-type="float">
            <text:p>334.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table:formula="of:=AVERAGE([.I329:.M329])" office:value-type="float" office:value="187.4" calcext:value-type="float">
            <text:p>187.4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263" calcext:value-type="float">
            <text:p>263</text:p>
          </table:table-cell>
          <table:table-cell office:value-type="float" office:value="323" calcext:value-type="float">
            <text:p>323</text:p>
          </table:table-cell>
          <table:table-cell office:value-type="float" office:value="258" calcext:value-type="float">
            <text:p>258</text:p>
          </table:table-cell>
          <table:table-cell office:value-type="float" office:value="350" calcext:value-type="float">
            <text:p>350</text:p>
          </table:table-cell>
          <table:table-cell office:value-type="float" office:value="234" calcext:value-type="float">
            <text:p>234</text:p>
          </table:table-cell>
          <table:table-cell table:formula="of:=AVERAGE([.B330:.F330])" office:value-type="float" office:value="285.6" calcext:value-type="float">
            <text:p>285.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248" calcext:value-type="float">
            <text:p>248</text:p>
          </table:table-cell>
          <table:table-cell office:value-type="float" office:value="179" calcext:value-type="float">
            <text:p>179</text:p>
          </table:table-cell>
          <table:table-cell table:formula="of:=AVERAGE([.I330:.M330])" office:value-type="float" office:value="199.4" calcext:value-type="float">
            <text:p>199.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390" calcext:value-type="float">
            <text:p>390</text:p>
          </table:table-cell>
          <table:table-cell office:value-type="float" office:value="834" calcext:value-type="float">
            <text:p>834</text:p>
          </table:table-cell>
          <table:table-cell office:value-type="float" office:value="352" calcext:value-type="float">
            <text:p>352</text:p>
          </table:table-cell>
          <table:table-cell office:value-type="float" office:value="716" calcext:value-type="float">
            <text:p>716</text:p>
          </table:table-cell>
          <table:table-cell office:value-type="float" office:value="339" calcext:value-type="float">
            <text:p>339</text:p>
          </table:table-cell>
          <table:table-cell table:formula="of:=AVERAGE([.B331:.F331])" office:value-type="float" office:value="526.2" calcext:value-type="float">
            <text:p>526.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213" calcext:value-type="float">
            <text:p>213</text:p>
          </table:table-cell>
          <table:table-cell table:formula="of:=AVERAGE([.I331:.M331])" office:value-type="float" office:value="191.4" calcext:value-type="float">
            <text:p>191.4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294" calcext:value-type="float">
            <text:p>294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formula="of:=AVERAGE([.B332:.F332])" office:value-type="float" office:value="240.2" calcext:value-type="float">
            <text:p>240.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table:formula="of:=AVERAGE([.I332:.M332])" office:value-type="float" office:value="189.4" calcext:value-type="float">
            <text:p>189.4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652" calcext:value-type="float">
            <text:p>652</text:p>
          </table:table-cell>
          <table:table-cell office:value-type="float" office:value="297" calcext:value-type="float">
            <text:p>297</text:p>
          </table:table-cell>
          <table:table-cell office:value-type="float" office:value="501" calcext:value-type="float">
            <text:p>501</text:p>
          </table:table-cell>
          <table:table-cell office:value-type="float" office:value="473" calcext:value-type="float">
            <text:p>473</text:p>
          </table:table-cell>
          <table:table-cell office:value-type="float" office:value="749" calcext:value-type="float">
            <text:p>749</text:p>
          </table:table-cell>
          <table:table-cell table:formula="of:=AVERAGE([.B333:.F333])" office:value-type="float" office:value="534.4" calcext:value-type="float">
            <text:p>534.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table:formula="of:=AVERAGE([.I333:.M333])" office:value-type="float" office:value="190.4" calcext:value-type="float">
            <text:p>190.4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office:value-type="float" office:value="648" calcext:value-type="float">
            <text:p>648</text:p>
          </table:table-cell>
          <table:table-cell table:formula="of:=AVERAGE([.B334:.F334])" office:value-type="float" office:value="345.4" calcext:value-type="float">
            <text:p>345.4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183" calcext:value-type="float">
            <text:p>183</text:p>
          </table:table-cell>
          <table:table-cell table:formula="of:=AVERAGE([.I334:.M334])" office:value-type="float" office:value="188.8" calcext:value-type="float">
            <text:p>188.8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656" calcext:value-type="float">
            <text:p>656</text:p>
          </table:table-cell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office:value-type="float" office:value="163" calcext:value-type="float">
            <text:p>163</text:p>
          </table:table-cell>
          <table:table-cell office:value-type="float" office:value="244" calcext:value-type="float">
            <text:p>244</text:p>
          </table:table-cell>
          <table:table-cell table:formula="of:=AVERAGE([.B335:.F335])" office:value-type="float" office:value="285.6" calcext:value-type="float">
            <text:p>285.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23" calcext:value-type="float">
            <text:p>223</text:p>
          </table:table-cell>
          <table:table-cell table:formula="of:=AVERAGE([.I335:.M335])" office:value-type="float" office:value="198.8" calcext:value-type="float">
            <text:p>198.8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  <table:table-cell office:value-type="float" office:value="552" calcext:value-type="float">
            <text:p>552</text:p>
          </table:table-cell>
          <table:table-cell office:value-type="float" office:value="349" calcext:value-type="float">
            <text:p>349</text:p>
          </table:table-cell>
          <table:table-cell office:value-type="float" office:value="323" calcext:value-type="float">
            <text:p>323</text:p>
          </table:table-cell>
          <table:table-cell table:formula="of:=AVERAGE([.B336:.F336])" office:value-type="float" office:value="364.6" calcext:value-type="float">
            <text:p>364.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table:formula="of:=AVERAGE([.I336:.M336])" office:value-type="float" office:value="193.2" calcext:value-type="float">
            <text:p>193.2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467" calcext:value-type="float">
            <text:p>467</text:p>
          </table:table-cell>
          <table:table-cell office:value-type="float" office:value="554" calcext:value-type="float">
            <text:p>554</text:p>
          </table:table-cell>
          <table:table-cell office:value-type="float" office:value="354" calcext:value-type="float">
            <text:p>354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table:formula="of:=AVERAGE([.B337:.F337])" office:value-type="float" office:value="426.4" calcext:value-type="float">
            <text:p>426.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20" calcext:value-type="float">
            <text:p>220</text:p>
          </table:table-cell>
          <table:table-cell table:formula="of:=AVERAGE([.I337:.M337])" office:value-type="float" office:value="204.2" calcext:value-type="float">
            <text:p>204.2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711" calcext:value-type="float">
            <text:p>711</text:p>
          </table:table-cell>
          <table:table-cell office:value-type="float" office:value="402" calcext:value-type="float">
            <text:p>402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508" calcext:value-type="float">
            <text:p>508</text:p>
          </table:table-cell>
          <table:table-cell table:formula="of:=AVERAGE([.B338:.F338])" office:value-type="float" office:value="407" calcext:value-type="float">
            <text:p>40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formula="of:=AVERAGE([.I338:.M338])" office:value-type="float" office:value="200.8" calcext:value-type="float">
            <text:p>200.8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401" calcext:value-type="float">
            <text:p>401</text:p>
          </table:table-cell>
          <table:table-cell office:value-type="float" office:value="387" calcext:value-type="float">
            <text:p>387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161" calcext:value-type="float">
            <text:p>161</text:p>
          </table:table-cell>
          <table:table-cell table:formula="of:=AVERAGE([.B339:.F339])" office:value-type="float" office:value="283.8" calcext:value-type="float">
            <text:p>283.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table:formula="of:=AVERAGE([.I339:.M339])" office:value-type="float" office:value="195.2" calcext:value-type="float">
            <text:p>195.2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540" calcext:value-type="float">
            <text:p>540</text:p>
          </table:table-cell>
          <table:table-cell office:value-type="float" office:value="596" calcext:value-type="float">
            <text:p>596</text:p>
          </table:table-cell>
          <table:table-cell office:value-type="float" office:value="376" calcext:value-type="float">
            <text:p>376</text:p>
          </table:table-cell>
          <table:table-cell office:value-type="float" office:value="566" calcext:value-type="float">
            <text:p>566</text:p>
          </table:table-cell>
          <table:table-cell office:value-type="float" office:value="270" calcext:value-type="float">
            <text:p>270</text:p>
          </table:table-cell>
          <table:table-cell table:formula="of:=AVERAGE([.B340:.F340])" office:value-type="float" office:value="469.6" calcext:value-type="float">
            <text:p>469.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formula="of:=AVERAGE([.I340:.M340])"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280" calcext:value-type="float">
            <text:p>280</text:p>
          </table:table-cell>
          <table:table-cell office:value-type="float" office:value="363" calcext:value-type="float">
            <text:p>363</text:p>
          </table:table-cell>
          <table:table-cell office:value-type="float" office:value="427" calcext:value-type="float">
            <text:p>427</text:p>
          </table:table-cell>
          <table:table-cell office:value-type="float" office:value="451" calcext:value-type="float">
            <text:p>451</text:p>
          </table:table-cell>
          <table:table-cell office:value-type="float" office:value="424" calcext:value-type="float">
            <text:p>424</text:p>
          </table:table-cell>
          <table:table-cell table:formula="of:=AVERAGE([.B341:.F341])" office:value-type="float" office:value="389" calcext:value-type="float">
            <text:p>38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21" calcext:value-type="float">
            <text:p>221</text:p>
          </table:table-cell>
          <table:table-cell office:value-type="float" office:value="202" calcext:value-type="float">
            <text:p>202</text:p>
          </table:table-cell>
          <table:table-cell table:formula="of:=AVERAGE([.I341:.M341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478" calcext:value-type="float">
            <text:p>478</text:p>
          </table:table-cell>
          <table:table-cell office:value-type="float" office:value="551" calcext:value-type="float">
            <text:p>551</text:p>
          </table:table-cell>
          <table:table-cell office:value-type="float" office:value="180" calcext:value-type="float">
            <text:p>180</text:p>
          </table:table-cell>
          <table:table-cell office:value-type="float" office:value="328" calcext:value-type="float">
            <text:p>328</text:p>
          </table:table-cell>
          <table:table-cell office:value-type="float" office:value="417" calcext:value-type="float">
            <text:p>417</text:p>
          </table:table-cell>
          <table:table-cell table:formula="of:=AVERAGE([.B342:.F342])" office:value-type="float" office:value="390.8" calcext:value-type="float">
            <text:p>390.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table:formula="of:=AVERAGE([.I342:.M342])" office:value-type="float" office:value="200.6" calcext:value-type="float">
            <text:p>200.6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395" calcext:value-type="float">
            <text:p>395</text:p>
          </table:table-cell>
          <table:table-cell office:value-type="float" office:value="495" calcext:value-type="float">
            <text:p>495</text:p>
          </table:table-cell>
          <table:table-cell office:value-type="float" office:value="699" calcext:value-type="float">
            <text:p>699</text:p>
          </table:table-cell>
          <table:table-cell office:value-type="float" office:value="228" calcext:value-type="float">
            <text:p>228</text:p>
          </table:table-cell>
          <table:table-cell office:value-type="float" office:value="321" calcext:value-type="float">
            <text:p>321</text:p>
          </table:table-cell>
          <table:table-cell table:formula="of:=AVERAGE([.B343:.F343])" office:value-type="float" office:value="427.6" calcext:value-type="float">
            <text:p>427.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formula="of:=AVERAGE([.I343:.M343])" office:value-type="float" office:value="191.4" calcext:value-type="float">
            <text:p>191.4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345" calcext:value-type="float">
            <text:p>345</text:p>
          </table:table-cell>
          <table:table-cell office:value-type="float" office:value="255" calcext:value-type="float">
            <text:p>255</text:p>
          </table:table-cell>
          <table:table-cell office:value-type="float" office:value="559" calcext:value-type="float">
            <text:p>559</text:p>
          </table:table-cell>
          <table:table-cell office:value-type="float" office:value="178" calcext:value-type="float">
            <text:p>178</text:p>
          </table:table-cell>
          <table:table-cell office:value-type="float" office:value="350" calcext:value-type="float">
            <text:p>350</text:p>
          </table:table-cell>
          <table:table-cell table:formula="of:=AVERAGE([.B344:.F344])" office:value-type="float" office:value="337.4" calcext:value-type="float">
            <text:p>337.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table:formula="of:=AVERAGE([.I344:.M344])" office:value-type="float" office:value="203.8" calcext:value-type="float">
            <text:p>203.8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330" calcext:value-type="float">
            <text:p>330</text:p>
          </table:table-cell>
          <table:table-cell office:value-type="float" office:value="428" calcext:value-type="float">
            <text:p>428</text:p>
          </table:table-cell>
          <table:table-cell office:value-type="float" office:value="365" calcext:value-type="float">
            <text:p>365</text:p>
          </table:table-cell>
          <table:table-cell office:value-type="float" office:value="455" calcext:value-type="float">
            <text:p>455</text:p>
          </table:table-cell>
          <table:table-cell office:value-type="float" office:value="411" calcext:value-type="float">
            <text:p>411</text:p>
          </table:table-cell>
          <table:table-cell table:formula="of:=AVERAGE([.B345:.F345])" office:value-type="float" office:value="397.8" calcext:value-type="float">
            <text:p>397.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table:formula="of:=AVERAGE([.I345:.M345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312" calcext:value-type="float">
            <text:p>312</text:p>
          </table:table-cell>
          <table:table-cell office:value-type="float" office:value="1015" calcext:value-type="float">
            <text:p>1015</text:p>
          </table:table-cell>
          <table:table-cell office:value-type="float" office:value="465" calcext:value-type="float">
            <text:p>465</text:p>
          </table:table-cell>
          <table:table-cell office:value-type="float" office:value="365" calcext:value-type="float">
            <text:p>365</text:p>
          </table:table-cell>
          <table:table-cell office:value-type="float" office:value="501" calcext:value-type="float">
            <text:p>501</text:p>
          </table:table-cell>
          <table:table-cell table:formula="of:=AVERAGE([.B346:.F346])" office:value-type="float" office:value="531.6" calcext:value-type="float">
            <text:p>531.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table:formula="of:=AVERAGE([.I346:.M346])" office:value-type="float" office:value="202.2" calcext:value-type="float">
            <text:p>202.2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290" calcext:value-type="float">
            <text:p>290</text:p>
          </table:table-cell>
          <table:table-cell office:value-type="float" office:value="465" calcext:value-type="float">
            <text:p>465</text:p>
          </table:table-cell>
          <table:table-cell office:value-type="float" office:value="369" calcext:value-type="float">
            <text:p>369</text:p>
          </table:table-cell>
          <table:table-cell office:value-type="float" office:value="427" calcext:value-type="float">
            <text:p>427</text:p>
          </table:table-cell>
          <table:table-cell office:value-type="float" office:value="340" calcext:value-type="float">
            <text:p>340</text:p>
          </table:table-cell>
          <table:table-cell table:formula="of:=AVERAGE([.B347:.F347])" office:value-type="float" office:value="378.2" calcext:value-type="float">
            <text:p>378.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table:formula="of:=AVERAGE([.I347:.M347])"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324" calcext:value-type="float">
            <text:p>324</text:p>
          </table:table-cell>
          <table:table-cell office:value-type="float" office:value="196" calcext:value-type="float">
            <text:p>196</text:p>
          </table:table-cell>
          <table:table-cell office:value-type="float" office:value="285" calcext:value-type="float">
            <text:p>285</text:p>
          </table:table-cell>
          <table:table-cell office:value-type="float" office:value="417" calcext:value-type="float">
            <text:p>417</text:p>
          </table:table-cell>
          <table:table-cell office:value-type="float" office:value="306" calcext:value-type="float">
            <text:p>306</text:p>
          </table:table-cell>
          <table:table-cell table:formula="of:=AVERAGE([.B348:.F348])" office:value-type="float" office:value="305.6" calcext:value-type="float">
            <text:p>305.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table:formula="of:=AVERAGE([.I348:.M348])" office:value-type="float" office:value="202.2" calcext:value-type="float">
            <text:p>202.2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389" calcext:value-type="float">
            <text:p>389</text:p>
          </table:table-cell>
          <table:table-cell office:value-type="float" office:value="536" calcext:value-type="float">
            <text:p>536</text:p>
          </table:table-cell>
          <table:table-cell office:value-type="float" office:value="646" calcext:value-type="float">
            <text:p>646</text:p>
          </table:table-cell>
          <table:table-cell office:value-type="float" office:value="317" calcext:value-type="float">
            <text:p>317</text:p>
          </table:table-cell>
          <table:table-cell office:value-type="float" office:value="496" calcext:value-type="float">
            <text:p>496</text:p>
          </table:table-cell>
          <table:table-cell table:formula="of:=AVERAGE([.B349:.F349])" office:value-type="float" office:value="476.8" calcext:value-type="float">
            <text:p>476.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table:formula="of:=AVERAGE([.I349:.M349])" office:value-type="float" office:value="195.8" calcext:value-type="float">
            <text:p>195.8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349" calcext:value-type="float">
            <text:p>349</text:p>
          </table:table-cell>
          <table:table-cell office:value-type="float" office:value="332" calcext:value-type="float">
            <text:p>332</text:p>
          </table:table-cell>
          <table:table-cell office:value-type="float" office:value="561" calcext:value-type="float">
            <text:p>561</text:p>
          </table:table-cell>
          <table:table-cell office:value-type="float" office:value="477" calcext:value-type="float">
            <text:p>477</text:p>
          </table:table-cell>
          <table:table-cell office:value-type="float" office:value="378" calcext:value-type="float">
            <text:p>378</text:p>
          </table:table-cell>
          <table:table-cell table:formula="of:=AVERAGE([.B350:.F350])" office:value-type="float" office:value="419.4" calcext:value-type="float">
            <text:p>419.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241" calcext:value-type="float">
            <text:p>241</text:p>
          </table:table-cell>
          <table:table-cell table:formula="of:=AVERAGE([.I350:.M350])"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318" calcext:value-type="float">
            <text:p>318</text:p>
          </table:table-cell>
          <table:table-cell office:value-type="float" office:value="492" calcext:value-type="float">
            <text:p>492</text:p>
          </table:table-cell>
          <table:table-cell office:value-type="float" office:value="527" calcext:value-type="float">
            <text:p>527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table:formula="of:=AVERAGE([.B351:.F351])" office:value-type="float" office:value="369" calcext:value-type="float">
            <text:p>36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table:formula="of:=AVERAGE([.I351:.M351])" office:value-type="float" office:value="201.2" calcext:value-type="float">
            <text:p>201.2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215" calcext:value-type="float">
            <text:p>215</text:p>
          </table:table-cell>
          <table:table-cell office:value-type="float" office:value="434" calcext:value-type="float">
            <text:p>434</text:p>
          </table:table-cell>
          <table:table-cell table:formula="of:=AVERAGE([.B352:.F352])" office:value-type="float" office:value="294.8" calcext:value-type="float">
            <text:p>294.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table:formula="of:=AVERAGE([.I352:.M352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309" calcext:value-type="float">
            <text:p>309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  <table:table-cell table:formula="of:=AVERAGE([.B353:.F353])" office:value-type="float" office:value="307.2" calcext:value-type="float">
            <text:p>307.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table:formula="of:=AVERAGE([.I353:.M353])"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office:value-type="float" office:value="478" calcext:value-type="float">
            <text:p>478</text:p>
          </table:table-cell>
          <table:table-cell office:value-type="float" office:value="308" calcext:value-type="float">
            <text:p>308</text:p>
          </table:table-cell>
          <table:table-cell office:value-type="float" office:value="347" calcext:value-type="float">
            <text:p>347</text:p>
          </table:table-cell>
          <table:table-cell table:formula="of:=AVERAGE([.B354:.F354])" office:value-type="float" office:value="332.2" calcext:value-type="float">
            <text:p>332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table:formula="of:=AVERAGE([.I354:.M354])"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416" calcext:value-type="float">
            <text:p>416</text:p>
          </table:table-cell>
          <table:table-cell office:value-type="float" office:value="382" calcext:value-type="float">
            <text:p>382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319" calcext:value-type="float">
            <text:p>319</text:p>
          </table:table-cell>
          <table:table-cell table:formula="of:=AVERAGE([.B355:.F355])" office:value-type="float" office:value="304.4" calcext:value-type="float">
            <text:p>304.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table:formula="of:=AVERAGE([.I355:.M355])" office:value-type="float" office:value="206.2" calcext:value-type="float">
            <text:p>206.2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314" calcext:value-type="float">
            <text:p>314</text:p>
          </table:table-cell>
          <table:table-cell office:value-type="float" office:value="478" calcext:value-type="float">
            <text:p>478</text:p>
          </table:table-cell>
          <table:table-cell office:value-type="float" office:value="513" calcext:value-type="float">
            <text:p>513</text:p>
          </table:table-cell>
          <table:table-cell table:formula="of:=AVERAGE([.B356:.F356])" office:value-type="float" office:value="369.2" calcext:value-type="float">
            <text:p>369.2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table:formula="of:=AVERAGE([.I356:.M356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248" calcext:value-type="float">
            <text:p>248</text:p>
          </table:table-cell>
          <table:table-cell office:value-type="float" office:value="555" calcext:value-type="float">
            <text:p>555</text:p>
          </table:table-cell>
          <table:table-cell office:value-type="float" office:value="377" calcext:value-type="float">
            <text:p>377</text:p>
          </table:table-cell>
          <table:table-cell office:value-type="float" office:value="503" calcext:value-type="float">
            <text:p>503</text:p>
          </table:table-cell>
          <table:table-cell office:value-type="float" office:value="336" calcext:value-type="float">
            <text:p>336</text:p>
          </table:table-cell>
          <table:table-cell table:formula="of:=AVERAGE([.B357:.F357])" office:value-type="float" office:value="403.8" calcext:value-type="float">
            <text:p>403.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table:formula="of:=AVERAGE([.I357:.M357])" office:value-type="float" office:value="208.6" calcext:value-type="float">
            <text:p>208.6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713" calcext:value-type="float">
            <text:p>713</text:p>
          </table:table-cell>
          <table:table-cell office:value-type="float" office:value="247" calcext:value-type="float">
            <text:p>247</text:p>
          </table:table-cell>
          <table:table-cell office:value-type="float" office:value="573" calcext:value-type="float">
            <text:p>573</text:p>
          </table:table-cell>
          <table:table-cell office:value-type="float" office:value="371" calcext:value-type="float">
            <text:p>371</text:p>
          </table:table-cell>
          <table:table-cell office:value-type="float" office:value="265" calcext:value-type="float">
            <text:p>265</text:p>
          </table:table-cell>
          <table:table-cell table:formula="of:=AVERAGE([.B358:.F358])" office:value-type="float" office:value="433.8" calcext:value-type="float">
            <text:p>433.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formula="of:=AVERAGE([.I358:.M358])"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416" calcext:value-type="float">
            <text:p>416</text:p>
          </table:table-cell>
          <table:table-cell office:value-type="float" office:value="253" calcext:value-type="float">
            <text:p>253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646" calcext:value-type="float">
            <text:p>646</text:p>
          </table:table-cell>
          <table:table-cell table:formula="of:=AVERAGE([.B359:.F359])" office:value-type="float" office:value="368" calcext:value-type="float">
            <text:p>36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formula="of:=AVERAGE([.I359:.M359])" office:value-type="float" office:value="206.2" calcext:value-type="float">
            <text:p>206.2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office:value-type="float" office:value="566" calcext:value-type="float">
            <text:p>566</text:p>
          </table:table-cell>
          <table:table-cell office:value-type="float" office:value="485" calcext:value-type="float">
            <text:p>485</text:p>
          </table:table-cell>
          <table:table-cell office:value-type="float" office:value="435" calcext:value-type="float">
            <text:p>435</text:p>
          </table:table-cell>
          <table:table-cell table:formula="of:=AVERAGE([.B360:.F360])" office:value-type="float" office:value="429.8" calcext:value-type="float">
            <text:p>429.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table:formula="of:=AVERAGE([.I360:.M360])" office:value-type="float" office:value="211.4" calcext:value-type="float">
            <text:p>211.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495" calcext:value-type="float">
            <text:p>495</text:p>
          </table:table-cell>
          <table:table-cell office:value-type="float" office:value="315" calcext:value-type="float">
            <text:p>315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424" calcext:value-type="float">
            <text:p>424</text:p>
          </table:table-cell>
          <table:table-cell table:formula="of:=AVERAGE([.B361:.F361])" office:value-type="float" office:value="466" calcext:value-type="float">
            <text:p>46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table:formula="of:=AVERAGE([.I361:.M361])" office:value-type="float" office:value="208.6" calcext:value-type="float">
            <text:p>208.6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718" calcext:value-type="float">
            <text:p>718</text:p>
          </table:table-cell>
          <table:table-cell office:value-type="float" office:value="269" calcext:value-type="float">
            <text:p>269</text:p>
          </table:table-cell>
          <table:table-cell office:value-type="float" office:value="442" calcext:value-type="float">
            <text:p>442</text:p>
          </table:table-cell>
          <table:table-cell office:value-type="float" office:value="861" calcext:value-type="float">
            <text:p>861</text:p>
          </table:table-cell>
          <table:table-cell office:value-type="float" office:value="391" calcext:value-type="float">
            <text:p>391</text:p>
          </table:table-cell>
          <table:table-cell table:formula="of:=AVERAGE([.B362:.F362])" office:value-type="float" office:value="536.2" calcext:value-type="float">
            <text:p>536.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12" calcext:value-type="float">
            <text:p>212</text:p>
          </table:table-cell>
          <table:table-cell table:formula="of:=AVERAGE([.I362:.M362])" office:value-type="float" office:value="220.8" calcext:value-type="float">
            <text:p>220.8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1103" calcext:value-type="float">
            <text:p>1103</text:p>
          </table:table-cell>
          <table:table-cell office:value-type="float" office:value="431" calcext:value-type="float">
            <text:p>431</text:p>
          </table:table-cell>
          <table:table-cell office:value-type="float" office:value="396" calcext:value-type="float">
            <text:p>396</text:p>
          </table:table-cell>
          <table:table-cell office:value-type="float" office:value="255" calcext:value-type="float">
            <text:p>255</text:p>
          </table:table-cell>
          <table:table-cell office:value-type="float" office:value="584" calcext:value-type="float">
            <text:p>584</text:p>
          </table:table-cell>
          <table:table-cell table:formula="of:=AVERAGE([.B363:.F363])" office:value-type="float" office:value="553.8" calcext:value-type="float">
            <text:p>553.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225" calcext:value-type="float">
            <text:p>225</text:p>
          </table:table-cell>
          <table:table-cell table:formula="of:=AVERAGE([.I363:.M363])"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484" calcext:value-type="float">
            <text:p>484</text:p>
          </table:table-cell>
          <table:table-cell office:value-type="float" office:value="416" calcext:value-type="float">
            <text:p>416</text:p>
          </table:table-cell>
          <table:table-cell office:value-type="float" office:value="580" calcext:value-type="float">
            <text:p>580</text:p>
          </table:table-cell>
          <table:table-cell office:value-type="float" office:value="657" calcext:value-type="float">
            <text:p>657</text:p>
          </table:table-cell>
          <table:table-cell office:value-type="float" office:value="454" calcext:value-type="float">
            <text:p>454</text:p>
          </table:table-cell>
          <table:table-cell table:formula="of:=AVERAGE([.B364:.F364])" office:value-type="float" office:value="518.2" calcext:value-type="float">
            <text:p>518.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table:formula="of:=AVERAGE([.I364:.M364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284" calcext:value-type="float">
            <text:p>284</text:p>
          </table:table-cell>
          <table:table-cell office:value-type="float" office:value="492" calcext:value-type="float">
            <text:p>492</text:p>
          </table:table-cell>
          <table:table-cell office:value-type="float" office:value="180" calcext:value-type="float">
            <text:p>180</text:p>
          </table:table-cell>
          <table:table-cell office:value-type="float" office:value="555" calcext:value-type="float">
            <text:p>555</text:p>
          </table:table-cell>
          <table:table-cell office:value-type="float" office:value="691" calcext:value-type="float">
            <text:p>691</text:p>
          </table:table-cell>
          <table:table-cell table:formula="of:=AVERAGE([.B365:.F365])" office:value-type="float" office:value="440.4" calcext:value-type="float">
            <text:p>440.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office:value-type="float" office:value="218" calcext:value-type="float">
            <text:p>218</text:p>
          </table:table-cell>
          <table:table-cell office:value-type="float" office:value="204" calcext:value-type="float">
            <text:p>204</text:p>
          </table:table-cell>
          <table:table-cell table:formula="of:=AVERAGE([.I365:.M365])" office:value-type="float" office:value="209.2" calcext:value-type="float">
            <text:p>209.2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388" calcext:value-type="float">
            <text:p>388</text:p>
          </table:table-cell>
          <table:table-cell office:value-type="float" office:value="339" calcext:value-type="float">
            <text:p>339</text:p>
          </table:table-cell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696" calcext:value-type="float">
            <text:p>696</text:p>
          </table:table-cell>
          <table:table-cell table:formula="of:=AVERAGE([.B366:.F366])" office:value-type="float" office:value="413.4" calcext:value-type="float">
            <text:p>413.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table:formula="of:=AVERAGE([.I366:.M366])" office:value-type="float" office:value="210.6" calcext:value-type="float">
            <text:p>210.6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office:value-type="float" office:value="260" calcext:value-type="float">
            <text:p>260</text:p>
          </table:table-cell>
          <table:table-cell office:value-type="float" office:value="401" calcext:value-type="float">
            <text:p>401</text:p>
          </table:table-cell>
          <table:table-cell office:value-type="float" office:value="248" calcext:value-type="float">
            <text:p>248</text:p>
          </table:table-cell>
          <table:table-cell table:formula="of:=AVERAGE([.B367:.F367])" office:value-type="float" office:value="383.6" calcext:value-type="float">
            <text:p>383.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table:formula="of:=AVERAGE([.I367:.M367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282" calcext:value-type="float">
            <text:p>282</text:p>
          </table:table-cell>
          <table:table-cell office:value-type="float" office:value="411" calcext:value-type="float">
            <text:p>411</text:p>
          </table:table-cell>
          <table:table-cell office:value-type="float" office:value="471" calcext:value-type="float">
            <text:p>471</text:p>
          </table:table-cell>
          <table:table-cell office:value-type="float" office:value="319" calcext:value-type="float">
            <text:p>319</text:p>
          </table:table-cell>
          <table:table-cell office:value-type="float" office:value="387" calcext:value-type="float">
            <text:p>387</text:p>
          </table:table-cell>
          <table:table-cell table:formula="of:=AVERAGE([.B368:.F368])" office:value-type="float" office:value="374" calcext:value-type="float">
            <text:p>37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65" calcext:value-type="float">
            <text:p>265</text:p>
          </table:table-cell>
          <table:table-cell office:value-type="float" office:value="223" calcext:value-type="float">
            <text:p>223</text:p>
          </table:table-cell>
          <table:table-cell table:formula="of:=AVERAGE([.I368:.M368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518" calcext:value-type="float">
            <text:p>518</text:p>
          </table:table-cell>
          <table:table-cell office:value-type="float" office:value="365" calcext:value-type="float">
            <text:p>365</text:p>
          </table:table-cell>
          <table:table-cell office:value-type="float" office:value="342" calcext:value-type="float">
            <text:p>342</text:p>
          </table:table-cell>
          <table:table-cell office:value-type="float" office:value="495" calcext:value-type="float">
            <text:p>495</text:p>
          </table:table-cell>
          <table:table-cell office:value-type="float" office:value="355" calcext:value-type="float">
            <text:p>355</text:p>
          </table:table-cell>
          <table:table-cell table:formula="of:=AVERAGE([.B369:.F369])" office:value-type="float" office:value="415" calcext:value-type="float">
            <text:p>41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table:formula="of:=AVERAGE([.I369:.M369])" office:value-type="float" office:value="210.4" calcext:value-type="float">
            <text:p>210.4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430" calcext:value-type="float">
            <text:p>430</text:p>
          </table:table-cell>
          <table:table-cell office:value-type="float" office:value="235" calcext:value-type="float">
            <text:p>235</text:p>
          </table:table-cell>
          <table:table-cell office:value-type="float" office:value="515" calcext:value-type="float">
            <text:p>515</text:p>
          </table:table-cell>
          <table:table-cell office:value-type="float" office:value="657" calcext:value-type="float">
            <text:p>657</text:p>
          </table:table-cell>
          <table:table-cell office:value-type="float" office:value="475" calcext:value-type="float">
            <text:p>475</text:p>
          </table:table-cell>
          <table:table-cell table:formula="of:=AVERAGE([.B370:.F370])" office:value-type="float" office:value="462.4" calcext:value-type="float">
            <text:p>462.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table:formula="of:=AVERAGE([.I370:.M370])" office:value-type="float" office:value="210.2" calcext:value-type="float">
            <text:p>210.2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489" calcext:value-type="float">
            <text:p>489</text:p>
          </table:table-cell>
          <table:table-cell office:value-type="float" office:value="260" calcext:value-type="float">
            <text:p>260</text:p>
          </table:table-cell>
          <table:table-cell office:value-type="float" office:value="446" calcext:value-type="float">
            <text:p>446</text:p>
          </table:table-cell>
          <table:table-cell office:value-type="float" office:value="476" calcext:value-type="float">
            <text:p>476</text:p>
          </table:table-cell>
          <table:table-cell office:value-type="float" office:value="268" calcext:value-type="float">
            <text:p>268</text:p>
          </table:table-cell>
          <table:table-cell table:formula="of:=AVERAGE([.B371:.F371])" office:value-type="float" office:value="387.8" calcext:value-type="float">
            <text:p>387.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table:formula="of:=AVERAGE([.I371:.M371])"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317" calcext:value-type="float">
            <text:p>317</text:p>
          </table:table-cell>
          <table:table-cell office:value-type="float" office:value="423" calcext:value-type="float">
            <text:p>423</text:p>
          </table:table-cell>
          <table:table-cell office:value-type="float" office:value="344" calcext:value-type="float">
            <text:p>344</text:p>
          </table:table-cell>
          <table:table-cell office:value-type="float" office:value="620" calcext:value-type="float">
            <text:p>620</text:p>
          </table:table-cell>
          <table:table-cell office:value-type="float" office:value="422" calcext:value-type="float">
            <text:p>422</text:p>
          </table:table-cell>
          <table:table-cell table:formula="of:=AVERAGE([.B372:.F372])" office:value-type="float" office:value="425.2" calcext:value-type="float">
            <text:p>425.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table:formula="of:=AVERAGE([.I372:.M372])" office:value-type="float" office:value="213.2" calcext:value-type="float">
            <text:p>213.2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547" calcext:value-type="float">
            <text:p>547</text:p>
          </table:table-cell>
          <table:table-cell office:value-type="float" office:value="412" calcext:value-type="float">
            <text:p>412</text:p>
          </table:table-cell>
          <table:table-cell office:value-type="float" office:value="301" calcext:value-type="float">
            <text:p>301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table:formula="of:=AVERAGE([.B373:.F373])" office:value-type="float" office:value="451.2" calcext:value-type="float">
            <text:p>451.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table:formula="of:=AVERAGE([.I373:.M373])"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325" calcext:value-type="float">
            <text:p>325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729" calcext:value-type="float">
            <text:p>729</text:p>
          </table:table-cell>
          <table:table-cell office:value-type="float" office:value="623" calcext:value-type="float">
            <text:p>623</text:p>
          </table:table-cell>
          <table:table-cell table:formula="of:=AVERAGE([.B374:.F374])" office:value-type="float" office:value="440.2" calcext:value-type="float">
            <text:p>440.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table:formula="of:=AVERAGE([.I374:.M374])" office:value-type="float" office:value="221.4" calcext:value-type="float">
            <text:p>221.4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191" calcext:value-type="float">
            <text:p>191</text:p>
          </table:table-cell>
          <table:table-cell office:value-type="float" office:value="474" calcext:value-type="float">
            <text:p>474</text:p>
          </table:table-cell>
          <table:table-cell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office:value-type="float" office:value="382" calcext:value-type="float">
            <text:p>382</text:p>
          </table:table-cell>
          <table:table-cell table:formula="of:=AVERAGE([.B375:.F375])" office:value-type="float" office:value="311.8" calcext:value-type="float">
            <text:p>311.8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formula="of:=AVERAGE([.I375:.M375])" office:value-type="float" office:value="217.4" calcext:value-type="float">
            <text:p>217.4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447" calcext:value-type="float">
            <text:p>447</text:p>
          </table:table-cell>
          <table:table-cell office:value-type="float" office:value="268" calcext:value-type="float">
            <text:p>268</text:p>
          </table:table-cell>
          <table:table-cell office:value-type="float" office:value="391" calcext:value-type="float">
            <text:p>391</text:p>
          </table:table-cell>
          <table:table-cell office:value-type="float" office:value="345" calcext:value-type="float">
            <text:p>345</text:p>
          </table:table-cell>
          <table:table-cell office:value-type="float" office:value="531" calcext:value-type="float">
            <text:p>531</text:p>
          </table:table-cell>
          <table:table-cell table:formula="of:=AVERAGE([.B376:.F376])" office:value-type="float" office:value="396.4" calcext:value-type="float">
            <text:p>396.4</text:p>
          </table:table-cell>
          <table:table-cell/>
          <table:table-cell table:number-columns-repeated="2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table:formula="of:=AVERAGE([.I376:.M376])"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495" calcext:value-type="float">
            <text:p>495</text:p>
          </table:table-cell>
          <table:table-cell office:value-type="float" office:value="872" calcext:value-type="float">
            <text:p>872</text:p>
          </table:table-cell>
          <table:table-cell office:value-type="float" office:value="255" calcext:value-type="float">
            <text:p>255</text:p>
          </table:table-cell>
          <table:table-cell office:value-type="float" office:value="392" calcext:value-type="float">
            <text:p>392</text:p>
          </table:table-cell>
          <table:table-cell office:value-type="float" office:value="628" calcext:value-type="float">
            <text:p>628</text:p>
          </table:table-cell>
          <table:table-cell table:formula="of:=AVERAGE([.B377:.F377])" office:value-type="float" office:value="528.4" calcext:value-type="float">
            <text:p>528.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table:formula="of:=AVERAGE([.I377:.M377])" office:value-type="float" office:value="212.6" calcext:value-type="float">
            <text:p>212.6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340" calcext:value-type="float">
            <text:p>340</text:p>
          </table:table-cell>
          <table:table-cell office:value-type="float" office:value="321" calcext:value-type="float">
            <text:p>321</text:p>
          </table:table-cell>
          <table:table-cell office:value-type="float" office:value="999" calcext:value-type="float">
            <text:p>999</text:p>
          </table:table-cell>
          <table:table-cell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table:formula="of:=AVERAGE([.B378:.F378])" office:value-type="float" office:value="441.2" calcext:value-type="float">
            <text:p>441.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table:formula="of:=AVERAGE([.I378:.M378])" office:value-type="float" office:value="234.4" calcext:value-type="float">
            <text:p>234.4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593" calcext:value-type="float">
            <text:p>593</text:p>
          </table:table-cell>
          <table:table-cell office:value-type="float" office:value="661" calcext:value-type="float">
            <text:p>661</text:p>
          </table:table-cell>
          <table:table-cell office:value-type="float" office:value="225" calcext:value-type="float">
            <text:p>225</text:p>
          </table:table-cell>
          <table:table-cell office:value-type="float" office:value="531" calcext:value-type="float">
            <text:p>531</text:p>
          </table:table-cell>
          <table:table-cell office:value-type="float" office:value="768" calcext:value-type="float">
            <text:p>768</text:p>
          </table:table-cell>
          <table:table-cell table:formula="of:=AVERAGE([.B379:.F379])" office:value-type="float" office:value="555.6" calcext:value-type="float">
            <text:p>555.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table:formula="of:=AVERAGE([.I379:.M379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455" calcext:value-type="float">
            <text:p>455</text:p>
          </table:table-cell>
          <table:table-cell office:value-type="float" office:value="383" calcext:value-type="float">
            <text:p>383</text:p>
          </table:table-cell>
          <table:table-cell office:value-type="float" office:value="500" calcext:value-type="float">
            <text:p>500</text:p>
          </table:table-cell>
          <table:table-cell office:value-type="float" office:value="439" calcext:value-type="float">
            <text:p>439</text:p>
          </table:table-cell>
          <table:table-cell office:value-type="float" office:value="358" calcext:value-type="float">
            <text:p>358</text:p>
          </table:table-cell>
          <table:table-cell table:formula="of:=AVERAGE([.B380:.F380])" office:value-type="float" office:value="427" calcext:value-type="float">
            <text:p>42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table:formula="of:=AVERAGE([.I380:.M380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371" calcext:value-type="float">
            <text:p>371</text:p>
          </table:table-cell>
          <table:table-cell office:value-type="float" office:value="933" calcext:value-type="float">
            <text:p>933</text:p>
          </table:table-cell>
          <table:table-cell office:value-type="float" office:value="300" calcext:value-type="float">
            <text:p>300</text:p>
          </table:table-cell>
          <table:table-cell office:value-type="float" office:value="625" calcext:value-type="float">
            <text:p>625</text:p>
          </table:table-cell>
          <table:table-cell office:value-type="float" office:value="314" calcext:value-type="float">
            <text:p>314</text:p>
          </table:table-cell>
          <table:table-cell table:formula="of:=AVERAGE([.B381:.F381])" office:value-type="float" office:value="508.6" calcext:value-type="float">
            <text:p>508.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226" calcext:value-type="float">
            <text:p>226</text:p>
          </table:table-cell>
          <table:table-cell table:formula="of:=AVERAGE([.I381:.M381])"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412" calcext:value-type="float">
            <text:p>412</text:p>
          </table:table-cell>
          <table:table-cell office:value-type="float" office:value="353" calcext:value-type="float">
            <text:p>353</text:p>
          </table:table-cell>
          <table:table-cell office:value-type="float" office:value="662" calcext:value-type="float">
            <text:p>662</text:p>
          </table:table-cell>
          <table:table-cell office:value-type="float" office:value="751" calcext:value-type="float">
            <text:p>751</text:p>
          </table:table-cell>
          <table:table-cell office:value-type="float" office:value="349" calcext:value-type="float">
            <text:p>349</text:p>
          </table:table-cell>
          <table:table-cell table:formula="of:=AVERAGE([.B382:.F382])" office:value-type="float" office:value="505.4" calcext:value-type="float">
            <text:p>505.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table:formula="of:=AVERAGE([.I382:.M382])" office:value-type="float" office:value="216.4" calcext:value-type="float">
            <text:p>216.4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185" calcext:value-type="float">
            <text:p>185</text:p>
          </table:table-cell>
          <table:table-cell office:value-type="float" office:value="524" calcext:value-type="float">
            <text:p>524</text:p>
          </table:table-cell>
          <table:table-cell office:value-type="float" office:value="1118" calcext:value-type="float">
            <text:p>1118</text:p>
          </table:table-cell>
          <table:table-cell office:value-type="float" office:value="420" calcext:value-type="float">
            <text:p>420</text:p>
          </table:table-cell>
          <table:table-cell office:value-type="float" office:value="363" calcext:value-type="float">
            <text:p>363</text:p>
          </table:table-cell>
          <table:table-cell table:formula="of:=AVERAGE([.B383:.F383])" office:value-type="float" office:value="522" calcext:value-type="float">
            <text:p>52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02" calcext:value-type="float">
            <text:p>202</text:p>
          </table:table-cell>
          <table:table-cell table:formula="of:=AVERAGE([.I383:.M383])" office:value-type="float" office:value="211.8" calcext:value-type="float">
            <text:p>211.8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701" calcext:value-type="float">
            <text:p>701</text:p>
          </table:table-cell>
          <table:table-cell office:value-type="float" office:value="194" calcext:value-type="float">
            <text:p>194</text:p>
          </table:table-cell>
          <table:table-cell office:value-type="float" office:value="293" calcext:value-type="float">
            <text:p>293</text:p>
          </table:table-cell>
          <table:table-cell office:value-type="float" office:value="433" calcext:value-type="float">
            <text:p>433</text:p>
          </table:table-cell>
          <table:table-cell office:value-type="float" office:value="938" calcext:value-type="float">
            <text:p>938</text:p>
          </table:table-cell>
          <table:table-cell table:formula="of:=AVERAGE([.B384:.F384])" office:value-type="float" office:value="511.8" calcext:value-type="float">
            <text:p>511.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81" calcext:value-type="float">
            <text:p>281</text:p>
          </table:table-cell>
          <table:table-cell office:value-type="float" office:value="228" calcext:value-type="float">
            <text:p>228</text:p>
          </table:table-cell>
          <table:table-cell table:formula="of:=AVERAGE([.I384:.M384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314" calcext:value-type="float">
            <text:p>314</text:p>
          </table:table-cell>
          <table:table-cell office:value-type="float" office:value="393" calcext:value-type="float">
            <text:p>393</text:p>
          </table:table-cell>
          <table:table-cell office:value-type="float" office:value="304" calcext:value-type="float">
            <text:p>304</text:p>
          </table:table-cell>
          <table:table-cell office:value-type="float" office:value="735" calcext:value-type="float">
            <text:p>735</text:p>
          </table:table-cell>
          <table:table-cell office:value-type="float" office:value="652" calcext:value-type="float">
            <text:p>652</text:p>
          </table:table-cell>
          <table:table-cell table:formula="of:=AVERAGE([.B385:.F385])" office:value-type="float" office:value="479.6" calcext:value-type="float">
            <text:p>479.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table:formula="of:=AVERAGE([.I385:.M385])" office:value-type="float" office:value="220.4" calcext:value-type="float">
            <text:p>220.4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510" calcext:value-type="float">
            <text:p>510</text:p>
          </table:table-cell>
          <table:table-cell office:value-type="float" office:value="391" calcext:value-type="float">
            <text:p>391</text:p>
          </table:table-cell>
          <table:table-cell office:value-type="float" office:value="238" calcext:value-type="float">
            <text:p>238</text:p>
          </table:table-cell>
          <table:table-cell table:formula="of:=AVERAGE([.B386:.F386])" office:value-type="float" office:value="341.2" calcext:value-type="float">
            <text:p>341.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formula="of:=AVERAGE([.I386:.M386])" office:value-type="float" office:value="231.8" calcext:value-type="float">
            <text:p>231.8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832" calcext:value-type="float">
            <text:p>832</text:p>
          </table:table-cell>
          <table:table-cell office:value-type="float" office:value="372" calcext:value-type="float">
            <text:p>372</text:p>
          </table:table-cell>
          <table:table-cell office:value-type="float" office:value="767" calcext:value-type="float">
            <text:p>767</text:p>
          </table:table-cell>
          <table:table-cell office:value-type="float" office:value="540" calcext:value-type="float">
            <text:p>540</text:p>
          </table:table-cell>
          <table:table-cell office:value-type="float" office:value="867" calcext:value-type="float">
            <text:p>867</text:p>
          </table:table-cell>
          <table:table-cell table:formula="of:=AVERAGE([.B387:.F387])" office:value-type="float" office:value="675.6" calcext:value-type="float">
            <text:p>675.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33" calcext:value-type="float">
            <text:p>233</text:p>
          </table:table-cell>
          <table:table-cell table:formula="of:=AVERAGE([.I387:.M387])"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436" calcext:value-type="float">
            <text:p>436</text:p>
          </table:table-cell>
          <table:table-cell office:value-type="float" office:value="346" calcext:value-type="float">
            <text:p>346</text:p>
          </table:table-cell>
          <table:table-cell office:value-type="float" office:value="473" calcext:value-type="float">
            <text:p>473</text:p>
          </table:table-cell>
          <table:table-cell office:value-type="float" office:value="521" calcext:value-type="float">
            <text:p>521</text:p>
          </table:table-cell>
          <table:table-cell office:value-type="float" office:value="278" calcext:value-type="float">
            <text:p>278</text:p>
          </table:table-cell>
          <table:table-cell table:formula="of:=AVERAGE([.B388:.F388])" office:value-type="float" office:value="410.8" calcext:value-type="float">
            <text:p>410.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table:formula="of:=AVERAGE([.I388:.M388])" office:value-type="float" office:value="222.6" calcext:value-type="float">
            <text:p>222.6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620" calcext:value-type="float">
            <text:p>620</text:p>
          </table:table-cell>
          <table:table-cell office:value-type="float" office:value="428" calcext:value-type="float">
            <text:p>428</text:p>
          </table:table-cell>
          <table:table-cell office:value-type="float" office:value="249" calcext:value-type="float">
            <text:p>249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table:formula="of:=AVERAGE([.B389:.F389])" office:value-type="float" office:value="412.2" calcext:value-type="float">
            <text:p>412.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table:formula="of:=AVERAGE([.I389:.M389])"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267" calcext:value-type="float">
            <text:p>267</text:p>
          </table:table-cell>
          <table:table-cell office:value-type="float" office:value="314" calcext:value-type="float">
            <text:p>314</text:p>
          </table:table-cell>
          <table:table-cell office:value-type="float" office:value="493" calcext:value-type="float">
            <text:p>493</text:p>
          </table:table-cell>
          <table:table-cell office:value-type="float" office:value="299" calcext:value-type="float">
            <text:p>299</text:p>
          </table:table-cell>
          <table:table-cell office:value-type="float" office:value="695" calcext:value-type="float">
            <text:p>695</text:p>
          </table:table-cell>
          <table:table-cell table:formula="of:=AVERAGE([.B390:.F390])" office:value-type="float" office:value="413.6" calcext:value-type="float">
            <text:p>413.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table:formula="of:=AVERAGE([.I390:.M390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378" calcext:value-type="float">
            <text:p>378</text:p>
          </table:table-cell>
          <table:table-cell office:value-type="float" office:value="601" calcext:value-type="float">
            <text:p>601</text:p>
          </table:table-cell>
          <table:table-cell office:value-type="float" office:value="523" calcext:value-type="float">
            <text:p>523</text:p>
          </table:table-cell>
          <table:table-cell office:value-type="float" office:value="225" calcext:value-type="float">
            <text:p>225</text:p>
          </table:table-cell>
          <table:table-cell office:value-type="float" office:value="686" calcext:value-type="float">
            <text:p>686</text:p>
          </table:table-cell>
          <table:table-cell table:formula="of:=AVERAGE([.B391:.F391])" office:value-type="float" office:value="482.6" calcext:value-type="float">
            <text:p>482.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221" calcext:value-type="float">
            <text:p>221</text:p>
          </table:table-cell>
          <table:table-cell table:formula="of:=AVERAGE([.I391:.M391])" office:value-type="float" office:value="233.6" calcext:value-type="float">
            <text:p>233.6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709" calcext:value-type="float">
            <text:p>709</text:p>
          </table:table-cell>
          <table:table-cell office:value-type="float" office:value="351" calcext:value-type="float">
            <text:p>351</text:p>
          </table:table-cell>
          <table:table-cell office:value-type="float" office:value="321" calcext:value-type="float">
            <text:p>321</text:p>
          </table:table-cell>
          <table:table-cell office:value-type="float" office:value="489" calcext:value-type="float">
            <text:p>489</text:p>
          </table:table-cell>
          <table:table-cell office:value-type="float" office:value="457" calcext:value-type="float">
            <text:p>457</text:p>
          </table:table-cell>
          <table:table-cell table:formula="of:=AVERAGE([.B392:.F392])" office:value-type="float" office:value="465.4" calcext:value-type="float">
            <text:p>465.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table:formula="of:=AVERAGE([.I392:.M392])" office:value-type="float" office:value="234.2" calcext:value-type="float">
            <text:p>234.2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652" calcext:value-type="float">
            <text:p>652</text:p>
          </table:table-cell>
          <table:table-cell office:value-type="float" office:value="416" calcext:value-type="float">
            <text:p>416</text:p>
          </table:table-cell>
          <table:table-cell office:value-type="float" office:value="477" calcext:value-type="float">
            <text:p>477</text:p>
          </table:table-cell>
          <table:table-cell office:value-type="float" office:value="722" calcext:value-type="float">
            <text:p>722</text:p>
          </table:table-cell>
          <table:table-cell office:value-type="float" office:value="923" calcext:value-type="float">
            <text:p>923</text:p>
          </table:table-cell>
          <table:table-cell table:formula="of:=AVERAGE([.B393:.F393])" office:value-type="float" office:value="638" calcext:value-type="float">
            <text:p>63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65" calcext:value-type="float">
            <text:p>265</text:p>
          </table:table-cell>
          <table:table-cell table:formula="of:=AVERAGE([.I393:.M393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213" calcext:value-type="float">
            <text:p>213</text:p>
          </table:table-cell>
          <table:table-cell office:value-type="float" office:value="298" calcext:value-type="float">
            <text:p>298</text:p>
          </table:table-cell>
          <table:table-cell office:value-type="float" office:value="532" calcext:value-type="float">
            <text:p>532</text:p>
          </table:table-cell>
          <table:table-cell office:value-type="float" office:value="456" calcext:value-type="float">
            <text:p>456</text:p>
          </table:table-cell>
          <table:table-cell office:value-type="float" office:value="154" calcext:value-type="float">
            <text:p>154</text:p>
          </table:table-cell>
          <table:table-cell table:formula="of:=AVERAGE([.B394:.F394])" office:value-type="float" office:value="330.6" calcext:value-type="float">
            <text:p>330.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50" calcext:value-type="float">
            <text:p>250</text:p>
          </table:table-cell>
          <table:table-cell table:formula="of:=AVERAGE([.I394:.M394])" office:value-type="float" office:value="224.8" calcext:value-type="float">
            <text:p>224.8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675" calcext:value-type="float">
            <text:p>675</text:p>
          </table:table-cell>
          <table:table-cell office:value-type="float" office:value="232" calcext:value-type="float">
            <text:p>232</text:p>
          </table:table-cell>
          <table:table-cell office:value-type="float" office:value="425" calcext:value-type="float">
            <text:p>425</text:p>
          </table:table-cell>
          <table:table-cell office:value-type="float" office:value="400" calcext:value-type="float">
            <text:p>400</text:p>
          </table:table-cell>
          <table:table-cell office:value-type="float" office:value="472" calcext:value-type="float">
            <text:p>472</text:p>
          </table:table-cell>
          <table:table-cell table:formula="of:=AVERAGE([.B395:.F395])" office:value-type="float" office:value="440.8" calcext:value-type="float">
            <text:p>440.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table:formula="of:=AVERAGE([.I395:.M395])"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376" calcext:value-type="float">
            <text:p>376</text:p>
          </table:table-cell>
          <table:table-cell office:value-type="float" office:value="318" calcext:value-type="float">
            <text:p>318</text:p>
          </table:table-cell>
          <table:table-cell office:value-type="float" office:value="910" calcext:value-type="float">
            <text:p>910</text:p>
          </table:table-cell>
          <table:table-cell office:value-type="float" office:value="605" calcext:value-type="float">
            <text:p>605</text:p>
          </table:table-cell>
          <table:table-cell office:value-type="float" office:value="340" calcext:value-type="float">
            <text:p>340</text:p>
          </table:table-cell>
          <table:table-cell table:formula="of:=AVERAGE([.B396:.F396])" office:value-type="float" office:value="509.8" calcext:value-type="float">
            <text:p>509.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formula="of:=AVERAGE([.I396:.M396]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185" calcext:value-type="float">
            <text:p>185</text:p>
          </table:table-cell>
          <table:table-cell office:value-type="float" office:value="586" calcext:value-type="float">
            <text:p>586</text:p>
          </table:table-cell>
          <table:table-cell office:value-type="float" office:value="302" calcext:value-type="float">
            <text:p>302</text:p>
          </table:table-cell>
          <table:table-cell office:value-type="float" office:value="692" calcext:value-type="float">
            <text:p>692</text:p>
          </table:table-cell>
          <table:table-cell office:value-type="float" office:value="401" calcext:value-type="float">
            <text:p>401</text:p>
          </table:table-cell>
          <table:table-cell table:formula="of:=AVERAGE([.B397:.F397])" office:value-type="float" office:value="433.2" calcext:value-type="float">
            <text:p>433.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table:formula="of:=AVERAGE([.I397:.M397]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630" calcext:value-type="float">
            <text:p>630</text:p>
          </table:table-cell>
          <table:table-cell office:value-type="float" office:value="349" calcext:value-type="float">
            <text:p>349</text:p>
          </table:table-cell>
          <table:table-cell office:value-type="float" office:value="452" calcext:value-type="float">
            <text:p>452</text:p>
          </table:table-cell>
          <table:table-cell office:value-type="float" office:value="975" calcext:value-type="float">
            <text:p>975</text:p>
          </table:table-cell>
          <table:table-cell office:value-type="float" office:value="532" calcext:value-type="float">
            <text:p>532</text:p>
          </table:table-cell>
          <table:table-cell table:formula="of:=AVERAGE([.B398:.F398])" office:value-type="float" office:value="587.6" calcext:value-type="float">
            <text:p>587.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table:formula="of:=AVERAGE([.I398:.M398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311" calcext:value-type="float">
            <text:p>311</text:p>
          </table:table-cell>
          <table:table-cell office:value-type="float" office:value="880" calcext:value-type="float">
            <text:p>880</text:p>
          </table:table-cell>
          <table:table-cell office:value-type="float" office:value="510" calcext:value-type="float">
            <text:p>510</text:p>
          </table:table-cell>
          <table:table-cell office:value-type="float" office:value="394" calcext:value-type="float">
            <text:p>394</text:p>
          </table:table-cell>
          <table:table-cell office:value-type="float" office:value="427" calcext:value-type="float">
            <text:p>427</text:p>
          </table:table-cell>
          <table:table-cell table:formula="of:=AVERAGE([.B399:.F399])" office:value-type="float" office:value="504.4" calcext:value-type="float">
            <text:p>504.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formula="of:=AVERAGE([.I399:.M399])" office:value-type="float" office:value="232.8" calcext:value-type="float">
            <text:p>232.8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542" calcext:value-type="float">
            <text:p>542</text:p>
          </table:table-cell>
          <table:table-cell office:value-type="float" office:value="651" calcext:value-type="float">
            <text:p>651</text:p>
          </table:table-cell>
          <table:table-cell office:value-type="float" office:value="238" calcext:value-type="float">
            <text:p>238</text:p>
          </table:table-cell>
          <table:table-cell office:value-type="float" office:value="895" calcext:value-type="float">
            <text:p>895</text:p>
          </table:table-cell>
          <table:table-cell office:value-type="float" office:value="261" calcext:value-type="float">
            <text:p>261</text:p>
          </table:table-cell>
          <table:table-cell table:formula="of:=AVERAGE([.B400:.F400])" office:value-type="float" office:value="517.4" calcext:value-type="float">
            <text:p>517.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formula="of:=AVERAGE([.I400:.M400])" office:value-type="float" office:value="234.6" calcext:value-type="float">
            <text:p>234.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517" calcext:value-type="float">
            <text:p>517</text:p>
          </table:table-cell>
          <table:table-cell office:value-type="float" office:value="382" calcext:value-type="float">
            <text:p>382</text:p>
          </table:table-cell>
          <table:table-cell office:value-type="float" office:value="340" calcext:value-type="float">
            <text:p>340</text:p>
          </table:table-cell>
          <table:table-cell table:formula="of:=AVERAGE([.B401:.F401])" office:value-type="float" office:value="441.6" calcext:value-type="float">
            <text:p>441.6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302" calcext:value-type="float">
            <text:p>302</text:p>
          </table:table-cell>
          <table:table-cell table:formula="of:=AVERAGE([.I401:.M401])" office:value-type="float" office:value="245.2" calcext:value-type="float">
            <text:p>245.2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357" calcext:value-type="float">
            <text:p>357</text:p>
          </table:table-cell>
          <table:table-cell office:value-type="float" office:value="383" calcext:value-type="float">
            <text:p>383</text:p>
          </table:table-cell>
          <table:table-cell office:value-type="float" office:value="338" calcext:value-type="float">
            <text:p>338</text:p>
          </table:table-cell>
          <table:table-cell office:value-type="float" office:value="516" calcext:value-type="float">
            <text:p>516</text:p>
          </table:table-cell>
          <table:table-cell office:value-type="float" office:value="226" calcext:value-type="float">
            <text:p>226</text:p>
          </table:table-cell>
          <table:table-cell table:formula="of:=AVERAGE([.B402:.F402])" office:value-type="float" office:value="364" calcext:value-type="float">
            <text:p>364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table:formula="of:=AVERAGE([.I402:.M402])" office:value-type="float" office:value="231.2" calcext:value-type="float">
            <text:p>231.2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318" calcext:value-type="float">
            <text:p>318</text:p>
          </table:table-cell>
          <table:table-cell office:value-type="float" office:value="654" calcext:value-type="float">
            <text:p>654</text:p>
          </table:table-cell>
          <table:table-cell office:value-type="float" office:value="535" calcext:value-type="float">
            <text:p>535</text:p>
          </table:table-cell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  <table:table-cell table:formula="of:=AVERAGE([.B403:.F403])" office:value-type="float" office:value="477" calcext:value-type="float">
            <text:p>47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table:formula="of:=AVERAGE([.I403:.M403])" office:value-type="float" office:value="223.8" calcext:value-type="float">
            <text:p>223.8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649" calcext:value-type="float">
            <text:p>649</text:p>
          </table:table-cell>
          <table:table-cell office:value-type="float" office:value="952" calcext:value-type="float">
            <text:p>952</text:p>
          </table:table-cell>
          <table:table-cell office:value-type="float" office:value="664" calcext:value-type="float">
            <text:p>664</text:p>
          </table:table-cell>
          <table:table-cell office:value-type="float" office:value="563" calcext:value-type="float">
            <text:p>563</text:p>
          </table:table-cell>
          <table:table-cell office:value-type="float" office:value="454" calcext:value-type="float">
            <text:p>454</text:p>
          </table:table-cell>
          <table:table-cell table:formula="of:=AVERAGE([.B404:.F404])" office:value-type="float" office:value="656.4" calcext:value-type="float">
            <text:p>656.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table:formula="of:=AVERAGE([.I404:.M404])" office:value-type="float" office:value="234.6" calcext:value-type="float">
            <text:p>234.6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242" calcext:value-type="float">
            <text:p>242</text:p>
          </table:table-cell>
          <table:table-cell office:value-type="float" office:value="425" calcext:value-type="float">
            <text:p>425</text:p>
          </table:table-cell>
          <table:table-cell office:value-type="float" office:value="550" calcext:value-type="float">
            <text:p>550</text:p>
          </table:table-cell>
          <table:table-cell office:value-type="float" office:value="268" calcext:value-type="float">
            <text:p>268</text:p>
          </table:table-cell>
          <table:table-cell office:value-type="float" office:value="582" calcext:value-type="float">
            <text:p>582</text:p>
          </table:table-cell>
          <table:table-cell table:formula="of:=AVERAGE([.B405:.F405])" office:value-type="float" office:value="413.4" calcext:value-type="float">
            <text:p>413.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table:formula="of:=AVERAGE([.I405:.M405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633" calcext:value-type="float">
            <text:p>633</text:p>
          </table:table-cell>
          <table:table-cell office:value-type="float" office:value="350" calcext:value-type="float">
            <text:p>350</text:p>
          </table:table-cell>
          <table:table-cell office:value-type="float" office:value="592" calcext:value-type="float">
            <text:p>592</text:p>
          </table:table-cell>
          <table:table-cell office:value-type="float" office:value="257" calcext:value-type="float">
            <text:p>257</text:p>
          </table:table-cell>
          <table:table-cell office:value-type="float" office:value="380" calcext:value-type="float">
            <text:p>380</text:p>
          </table:table-cell>
          <table:table-cell table:formula="of:=AVERAGE([.B406:.F406])" office:value-type="float" office:value="442.4" calcext:value-type="float">
            <text:p>442.4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3"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table:formula="of:=AVERAGE([.I406:.M406])" office:value-type="float" office:value="235.4" calcext:value-type="float">
            <text:p>235.4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533" calcext:value-type="float">
            <text:p>533</text:p>
          </table:table-cell>
          <table:table-cell office:value-type="float" office:value="321" calcext:value-type="float">
            <text:p>321</text:p>
          </table:table-cell>
          <table:table-cell office:value-type="float" office:value="512" calcext:value-type="float">
            <text:p>512</text:p>
          </table:table-cell>
          <table:table-cell office:value-type="float" office:value="234" calcext:value-type="float">
            <text:p>234</text:p>
          </table:table-cell>
          <table:table-cell office:value-type="float" office:value="286" calcext:value-type="float">
            <text:p>286</text:p>
          </table:table-cell>
          <table:table-cell table:formula="of:=AVERAGE([.B407:.F407])" office:value-type="float" office:value="377.2" calcext:value-type="float">
            <text:p>377.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table:formula="of:=AVERAGE([.I407:.M407])" office:value-type="float" office:value="247.6" calcext:value-type="float">
            <text:p>247.6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289" calcext:value-type="float">
            <text:p>289</text:p>
          </table:table-cell>
          <table:table-cell office:value-type="float" office:value="976" calcext:value-type="float">
            <text:p>976</text:p>
          </table:table-cell>
          <table:table-cell office:value-type="float" office:value="431" calcext:value-type="float">
            <text:p>431</text:p>
          </table:table-cell>
          <table:table-cell office:value-type="float" office:value="410" calcext:value-type="float">
            <text:p>410</text:p>
          </table:table-cell>
          <table:table-cell office:value-type="float" office:value="427" calcext:value-type="float">
            <text:p>427</text:p>
          </table:table-cell>
          <table:table-cell table:formula="of:=AVERAGE([.B408:.F408])" office:value-type="float" office:value="506.6" calcext:value-type="float">
            <text:p>506.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63" calcext:value-type="float">
            <text:p>263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table:formula="of:=AVERAGE([.I408:.M408])" office:value-type="float" office:value="243.2" calcext:value-type="float">
            <text:p>243.2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456" calcext:value-type="float">
            <text:p>456</text:p>
          </table:table-cell>
          <table:table-cell office:value-type="float" office:value="885" calcext:value-type="float">
            <text:p>885</text:p>
          </table:table-cell>
          <table:table-cell office:value-type="float" office:value="501" calcext:value-type="float">
            <text:p>501</text:p>
          </table:table-cell>
          <table:table-cell office:value-type="float" office:value="608" calcext:value-type="float">
            <text:p>608</text:p>
          </table:table-cell>
          <table:table-cell office:value-type="float" office:value="296" calcext:value-type="float">
            <text:p>296</text:p>
          </table:table-cell>
          <table:table-cell table:formula="of:=AVERAGE([.B409:.F409])" office:value-type="float" office:value="549.2" calcext:value-type="float">
            <text:p>549.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49" calcext:value-type="float">
            <text:p>249</text:p>
          </table:table-cell>
          <table:table-cell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  <table:table-cell office:value-type="float" office:value="227" calcext:value-type="float">
            <text:p>227</text:p>
          </table:table-cell>
          <table:table-cell table:formula="of:=AVERAGE([.I409:.M409])" office:value-type="float" office:value="238.8" calcext:value-type="float">
            <text:p>238.8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833" calcext:value-type="float">
            <text:p>833</text:p>
          </table:table-cell>
          <table:table-cell office:value-type="float" office:value="465" calcext:value-type="float">
            <text:p>465</text:p>
          </table:table-cell>
          <table:table-cell office:value-type="float" office:value="430" calcext:value-type="float">
            <text:p>430</text:p>
          </table:table-cell>
          <table:table-cell office:value-type="float" office:value="334" calcext:value-type="float">
            <text:p>334</text:p>
          </table:table-cell>
          <table:table-cell office:value-type="float" office:value="318" calcext:value-type="float">
            <text:p>318</text:p>
          </table:table-cell>
          <table:table-cell table:formula="of:=AVERAGE([.B410:.F410])" office:value-type="float" office:value="476" calcext:value-type="float">
            <text:p>476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table:formula="of:=AVERAGE([.I410:.M410])" office:value-type="float" office:value="237.2" calcext:value-type="float">
            <text:p>237.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541" calcext:value-type="float">
            <text:p>541</text:p>
          </table:table-cell>
          <table:table-cell office:value-type="float" office:value="557" calcext:value-type="float">
            <text:p>557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1001" calcext:value-type="float">
            <text:p>1001</text:p>
          </table:table-cell>
          <table:table-cell table:formula="of:=AVERAGE([.B411:.F411])" office:value-type="float" office:value="580.6" calcext:value-type="float">
            <text:p>580.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54" calcext:value-type="float">
            <text:p>254</text:p>
          </table:table-cell>
          <table:table-cell office:value-type="float" office:value="276" calcext:value-type="float">
            <text:p>276</text:p>
          </table:table-cell>
          <table:table-cell office:value-type="float" office:value="238" calcext:value-type="float">
            <text:p>238</text:p>
          </table:table-cell>
          <table:table-cell table:formula="of:=AVERAGE([.I411:.M411])"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417" calcext:value-type="float">
            <text:p>41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  <table:table-cell table:formula="of:=AVERAGE([.B412:.F412])" office:value-type="float" office:value="431.8" calcext:value-type="float">
            <text:p>431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table:formula="of:=AVERAGE([.I412:.M412])" office:value-type="float" office:value="234.6" calcext:value-type="float">
            <text:p>234.6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533" calcext:value-type="float">
            <text:p>533</text:p>
          </table:table-cell>
          <table:table-cell office:value-type="float" office:value="242" calcext:value-type="float">
            <text:p>242</text:p>
          </table:table-cell>
          <table:table-cell office:value-type="float" office:value="302" calcext:value-type="float">
            <text:p>302</text:p>
          </table:table-cell>
          <table:table-cell office:value-type="float" office:value="318" calcext:value-type="float">
            <text:p>318</text:p>
          </table:table-cell>
          <table:table-cell office:value-type="float" office:value="440" calcext:value-type="float">
            <text:p>440</text:p>
          </table:table-cell>
          <table:table-cell table:formula="of:=AVERAGE([.B413:.F413])" office:value-type="float" office:value="367" calcext:value-type="float">
            <text:p>36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table:formula="of:=AVERAGE([.I413:.M413])" office:value-type="float" office:value="242.2" calcext:value-type="float">
            <text:p>242.2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342" calcext:value-type="float">
            <text:p>342</text:p>
          </table:table-cell>
          <table:table-cell office:value-type="float" office:value="329" calcext:value-type="float">
            <text:p>329</text:p>
          </table:table-cell>
          <table:table-cell office:value-type="float" office:value="502" calcext:value-type="float">
            <text:p>502</text:p>
          </table:table-cell>
          <table:table-cell office:value-type="float" office:value="706" calcext:value-type="float">
            <text:p>706</text:p>
          </table:table-cell>
          <table:table-cell office:value-type="float" office:value="452" calcext:value-type="float">
            <text:p>452</text:p>
          </table:table-cell>
          <table:table-cell table:formula="of:=AVERAGE([.B414:.F414])" office:value-type="float" office:value="466.2" calcext:value-type="float">
            <text:p>466.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51" calcext:value-type="float">
            <text:p>251</text:p>
          </table:table-cell>
          <table:table-cell table:formula="of:=AVERAGE([.I414:.M414])" office:value-type="float" office:value="237.6" calcext:value-type="float">
            <text:p>237.6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500" calcext:value-type="float">
            <text:p>500</text:p>
          </table:table-cell>
          <table:table-cell office:value-type="float" office:value="653" calcext:value-type="float">
            <text:p>653</text:p>
          </table:table-cell>
          <table:table-cell office:value-type="float" office:value="580" calcext:value-type="float">
            <text:p>580</text:p>
          </table:table-cell>
          <table:table-cell office:value-type="float" office:value="378" calcext:value-type="float">
            <text:p>378</text:p>
          </table:table-cell>
          <table:table-cell office:value-type="float" office:value="1039" calcext:value-type="float">
            <text:p>1039</text:p>
          </table:table-cell>
          <table:table-cell table:formula="of:=AVERAGE([.B415:.F415])" office:value-type="float" office:value="630" calcext:value-type="float">
            <text:p>63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table:formula="of:=AVERAGE([.I415:.M415])" office:value-type="float" office:value="237.4" calcext:value-type="float">
            <text:p>237.4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364" calcext:value-type="float">
            <text:p>364</text:p>
          </table:table-cell>
          <table:table-cell office:value-type="float" office:value="558" calcext:value-type="float">
            <text:p>558</text:p>
          </table:table-cell>
          <table:table-cell office:value-type="float" office:value="452" calcext:value-type="float">
            <text:p>452</text:p>
          </table:table-cell>
          <table:table-cell office:value-type="float" office:value="490" calcext:value-type="float">
            <text:p>490</text:p>
          </table:table-cell>
          <table:table-cell office:value-type="float" office:value="517" calcext:value-type="float">
            <text:p>517</text:p>
          </table:table-cell>
          <table:table-cell table:formula="of:=AVERAGE([.B416:.F416])" office:value-type="float" office:value="476.2" calcext:value-type="float">
            <text:p>476.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33" calcext:value-type="float">
            <text:p>233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table:formula="of:=AVERAGE([.I416:.M416])" office:value-type="float" office:value="246.4" calcext:value-type="float">
            <text:p>246.4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454" calcext:value-type="float">
            <text:p>454</text:p>
          </table:table-cell>
          <table:table-cell office:value-type="float" office:value="552" calcext:value-type="float">
            <text:p>552</text:p>
          </table:table-cell>
          <table:table-cell office:value-type="float" office:value="411" calcext:value-type="float">
            <text:p>411</text:p>
          </table:table-cell>
          <table:table-cell office:value-type="float" office:value="254" calcext:value-type="float">
            <text:p>254</text:p>
          </table:table-cell>
          <table:table-cell office:value-type="float" office:value="313" calcext:value-type="float">
            <text:p>313</text:p>
          </table:table-cell>
          <table:table-cell table:formula="of:=AVERAGE([.B417:.F417])" office:value-type="float" office:value="396.8" calcext:value-type="float">
            <text:p>396.8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formula="of:=AVERAGE([.I417:.M417])" office:value-type="float" office:value="238.2" calcext:value-type="float">
            <text:p>238.2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514" calcext:value-type="float">
            <text:p>514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office:value-type="float" office:value="308" calcext:value-type="float">
            <text:p>308</text:p>
          </table:table-cell>
          <table:table-cell office:value-type="float" office:value="497" calcext:value-type="float">
            <text:p>497</text:p>
          </table:table-cell>
          <table:table-cell table:formula="of:=AVERAGE([.B418:.F418])" office:value-type="float" office:value="452.2" calcext:value-type="float">
            <text:p>452.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office:value-type="float" office:value="231" calcext:value-type="float">
            <text:p>231</text:p>
          </table:table-cell>
          <table:table-cell table:formula="of:=AVERAGE([.I418:.M418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352" calcext:value-type="float">
            <text:p>352</text:p>
          </table:table-cell>
          <table:table-cell office:value-type="float" office:value="409" calcext:value-type="float">
            <text:p>409</text:p>
          </table:table-cell>
          <table:table-cell office:value-type="float" office:value="216" calcext:value-type="float">
            <text:p>216</text:p>
          </table:table-cell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table:formula="of:=AVERAGE([.B419:.F419])" office:value-type="float" office:value="403.8" calcext:value-type="float">
            <text:p>403.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table:formula="of:=AVERAGE([.I419:.M419])" office:value-type="float" office:value="239.8" calcext:value-type="float">
            <text:p>239.8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917" calcext:value-type="float">
            <text:p>917</text:p>
          </table:table-cell>
          <table:table-cell office:value-type="float" office:value="825" calcext:value-type="float">
            <text:p>825</text:p>
          </table:table-cell>
          <table:table-cell office:value-type="float" office:value="441" calcext:value-type="float">
            <text:p>441</text:p>
          </table:table-cell>
          <table:table-cell office:value-type="float" office:value="264" calcext:value-type="float">
            <text:p>264</text:p>
          </table:table-cell>
          <table:table-cell office:value-type="float" office:value="518" calcext:value-type="float">
            <text:p>518</text:p>
          </table:table-cell>
          <table:table-cell table:formula="of:=AVERAGE([.B420:.F420])" office:value-type="float" office:value="593" calcext:value-type="float">
            <text:p>59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48" calcext:value-type="float">
            <text:p>248</text:p>
          </table:table-cell>
          <table:table-cell table:formula="of:=AVERAGE([.I420:.M420])" office:value-type="float" office:value="238.2" calcext:value-type="float">
            <text:p>238.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531" calcext:value-type="float">
            <text:p>531</text:p>
          </table:table-cell>
          <table:table-cell office:value-type="float" office:value="378" calcext:value-type="float">
            <text:p>378</text:p>
          </table:table-cell>
          <table:table-cell office:value-type="float" office:value="298" calcext:value-type="float">
            <text:p>298</text:p>
          </table:table-cell>
          <table:table-cell office:value-type="float" office:value="381" calcext:value-type="float">
            <text:p>381</text:p>
          </table:table-cell>
          <table:table-cell office:value-type="float" office:value="861" calcext:value-type="float">
            <text:p>861</text:p>
          </table:table-cell>
          <table:table-cell table:formula="of:=AVERAGE([.B421:.F421])" office:value-type="float" office:value="489.8" calcext:value-type="float">
            <text:p>489.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formula="of:=AVERAGE([.I421:.M421])" office:value-type="float" office:value="250.4" calcext:value-type="float">
            <text:p>250.4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273" calcext:value-type="float">
            <text:p>273</text:p>
          </table:table-cell>
          <table:table-cell office:value-type="float" office:value="220" calcext:value-type="float">
            <text:p>220</text:p>
          </table:table-cell>
          <table:table-cell office:value-type="float" office:value="329" calcext:value-type="float">
            <text:p>329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table:formula="of:=AVERAGE([.B422:.F422])" office:value-type="float" office:value="372.8" calcext:value-type="float">
            <text:p>372.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table:formula="of:=AVERAGE([.I422:.M422])" office:value-type="float" office:value="246.8" calcext:value-type="float">
            <text:p>246.8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536" calcext:value-type="float">
            <text:p>536</text:p>
          </table:table-cell>
          <table:table-cell office:value-type="float" office:value="380" calcext:value-type="float">
            <text:p>380</text:p>
          </table:table-cell>
          <table:table-cell office:value-type="float" office:value="758" calcext:value-type="float">
            <text:p>758</text:p>
          </table:table-cell>
          <table:table-cell office:value-type="float" office:value="508" calcext:value-type="float">
            <text:p>508</text:p>
          </table:table-cell>
          <table:table-cell office:value-type="float" office:value="577" calcext:value-type="float">
            <text:p>577</text:p>
          </table:table-cell>
          <table:table-cell table:formula="of:=AVERAGE([.B423:.F423])" office:value-type="float" office:value="551.8" calcext:value-type="float">
            <text:p>551.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table:formula="of:=AVERAGE([.I423:.M423])"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301" calcext:value-type="float">
            <text:p>301</text:p>
          </table:table-cell>
          <table:table-cell office:value-type="float" office:value="374" calcext:value-type="float">
            <text:p>374</text:p>
          </table:table-cell>
          <table:table-cell office:value-type="float" office:value="494" calcext:value-type="float">
            <text:p>494</text:p>
          </table:table-cell>
          <table:table-cell office:value-type="float" office:value="501" calcext:value-type="float">
            <text:p>501</text:p>
          </table:table-cell>
          <table:table-cell office:value-type="float" office:value="322" calcext:value-type="float">
            <text:p>322</text:p>
          </table:table-cell>
          <table:table-cell table:formula="of:=AVERAGE([.B424:.F424])" office:value-type="float" office:value="398.4" calcext:value-type="float">
            <text:p>398.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table:formula="of:=AVERAGE([.I424:.M424])"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346" calcext:value-type="float">
            <text:p>346</text:p>
          </table:table-cell>
          <table:table-cell office:value-type="float" office:value="476" calcext:value-type="float">
            <text:p>476</text:p>
          </table:table-cell>
          <table:table-cell office:value-type="float" office:value="563" calcext:value-type="float">
            <text:p>563</text:p>
          </table:table-cell>
          <table:table-cell office:value-type="float" office:value="629" calcext:value-type="float">
            <text:p>629</text:p>
          </table:table-cell>
          <table:table-cell office:value-type="float" office:value="684" calcext:value-type="float">
            <text:p>684</text:p>
          </table:table-cell>
          <table:table-cell table:formula="of:=AVERAGE([.B425:.F425])" office:value-type="float" office:value="539.6" calcext:value-type="float">
            <text:p>539.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table:formula="of:=AVERAGE([.I425:.M425]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919" calcext:value-type="float">
            <text:p>919</text:p>
          </table:table-cell>
          <table:table-cell office:value-type="float" office:value="724" calcext:value-type="float">
            <text:p>724</text:p>
          </table:table-cell>
          <table:table-cell office:value-type="float" office:value="445" calcext:value-type="float">
            <text:p>445</text:p>
          </table:table-cell>
          <table:table-cell office:value-type="float" office:value="886" calcext:value-type="float">
            <text:p>886</text:p>
          </table:table-cell>
          <table:table-cell office:value-type="float" office:value="882" calcext:value-type="float">
            <text:p>882</text:p>
          </table:table-cell>
          <table:table-cell table:formula="of:=AVERAGE([.B426:.F426])" office:value-type="float" office:value="771.2" calcext:value-type="float">
            <text:p>771.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88" calcext:value-type="float">
            <text:p>288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36" calcext:value-type="float">
            <text:p>236</text:p>
          </table:table-cell>
          <table:table-cell table:formula="of:=AVERAGE([.I426:.M426])" office:value-type="float" office:value="253.2" calcext:value-type="float">
            <text:p>253.2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606" calcext:value-type="float">
            <text:p>606</text:p>
          </table:table-cell>
          <table:table-cell office:value-type="float" office:value="723" calcext:value-type="float">
            <text:p>723</text:p>
          </table:table-cell>
          <table:table-cell office:value-type="float" office:value="897" calcext:value-type="float">
            <text:p>897</text:p>
          </table:table-cell>
          <table:table-cell office:value-type="float" office:value="387" calcext:value-type="float">
            <text:p>387</text:p>
          </table:table-cell>
          <table:table-cell office:value-type="float" office:value="511" calcext:value-type="float">
            <text:p>511</text:p>
          </table:table-cell>
          <table:table-cell table:formula="of:=AVERAGE([.B427:.F427])" office:value-type="float" office:value="624.8" calcext:value-type="float">
            <text:p>624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table:formula="of:=AVERAGE([.I427:.M427])" office:value-type="float" office:value="236.4" calcext:value-type="float">
            <text:p>236.4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673" calcext:value-type="float">
            <text:p>673</text:p>
          </table:table-cell>
          <table:table-cell office:value-type="float" office:value="731" calcext:value-type="float">
            <text:p>731</text:p>
          </table:table-cell>
          <table:table-cell office:value-type="float" office:value="364" calcext:value-type="float">
            <text:p>364</text:p>
          </table:table-cell>
          <table:table-cell office:value-type="float" office:value="421" calcext:value-type="float">
            <text:p>421</text:p>
          </table:table-cell>
          <table:table-cell office:value-type="float" office:value="339" calcext:value-type="float">
            <text:p>339</text:p>
          </table:table-cell>
          <table:table-cell table:formula="of:=AVERAGE([.B428:.F428])" office:value-type="float" office:value="505.6" calcext:value-type="float">
            <text:p>505.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table:formula="of:=AVERAGE([.I428:.M428])" office:value-type="float" office:value="251.8" calcext:value-type="float">
            <text:p>251.8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447" calcext:value-type="float">
            <text:p>447</text:p>
          </table:table-cell>
          <table:table-cell office:value-type="float" office:value="961" calcext:value-type="float">
            <text:p>961</text:p>
          </table:table-cell>
          <table:table-cell office:value-type="float" office:value="1086" calcext:value-type="float">
            <text:p>1086</text:p>
          </table:table-cell>
          <table:table-cell office:value-type="float" office:value="387" calcext:value-type="float">
            <text:p>387</text:p>
          </table:table-cell>
          <table:table-cell office:value-type="float" office:value="325" calcext:value-type="float">
            <text:p>325</text:p>
          </table:table-cell>
          <table:table-cell table:formula="of:=AVERAGE([.B429:.F429])" office:value-type="float" office:value="641.2" calcext:value-type="float">
            <text:p>641.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table:formula="of:=AVERAGE([.I429:.M429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234" calcext:value-type="float">
            <text:p>234</text:p>
          </table:table-cell>
          <table:table-cell office:value-type="float" office:value="359" calcext:value-type="float">
            <text:p>359</text:p>
          </table:table-cell>
          <table:table-cell office:value-type="float" office:value="545" calcext:value-type="float">
            <text:p>545</text:p>
          </table:table-cell>
          <table:table-cell office:value-type="float" office:value="390" calcext:value-type="float">
            <text:p>390</text:p>
          </table:table-cell>
          <table:table-cell office:value-type="float" office:value="669" calcext:value-type="float">
            <text:p>669</text:p>
          </table:table-cell>
          <table:table-cell table:formula="of:=AVERAGE([.B430:.F430])" office:value-type="float" office:value="439.4" calcext:value-type="float">
            <text:p>439.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85" calcext:value-type="float">
            <text:p>285</text:p>
          </table:table-cell>
          <table:table-cell table:formula="of:=AVERAGE([.I430:.M430])" office:value-type="float" office:value="258.2" calcext:value-type="float">
            <text:p>258.2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87" calcext:value-type="float">
            <text:p>287</text:p>
          </table:table-cell>
          <table:table-cell office:value-type="float" office:value="429" calcext:value-type="float">
            <text:p>429</text:p>
          </table:table-cell>
          <table:table-cell office:value-type="float" office:value="328" calcext:value-type="float">
            <text:p>328</text:p>
          </table:table-cell>
          <table:table-cell office:value-type="float" office:value="460" calcext:value-type="float">
            <text:p>460</text:p>
          </table:table-cell>
          <table:table-cell office:value-type="float" office:value="319" calcext:value-type="float">
            <text:p>319</text:p>
          </table:table-cell>
          <table:table-cell table:formula="of:=AVERAGE([.B431:.F431])" office:value-type="float" office:value="364.6" calcext:value-type="float">
            <text:p>364.6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table:formula="of:=AVERAGE([.I431:.M43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264" calcext:value-type="float">
            <text:p>264</text:p>
          </table:table-cell>
          <table:table-cell office:value-type="float" office:value="848" calcext:value-type="float">
            <text:p>848</text:p>
          </table:table-cell>
          <table:table-cell office:value-type="float" office:value="746" calcext:value-type="float">
            <text:p>746</text:p>
          </table:table-cell>
          <table:table-cell office:value-type="float" office:value="492" calcext:value-type="float">
            <text:p>492</text:p>
          </table:table-cell>
          <table:table-cell office:value-type="float" office:value="379" calcext:value-type="float">
            <text:p>379</text:p>
          </table:table-cell>
          <table:table-cell table:formula="of:=AVERAGE([.B432:.F432])" office:value-type="float" office:value="545.8" calcext:value-type="float">
            <text:p>545.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table:formula="of:=AVERAGE([.I432:.M432])" office:value-type="float" office:value="247.6" calcext:value-type="float">
            <text:p>247.6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546" calcext:value-type="float">
            <text:p>546</text:p>
          </table:table-cell>
          <table:table-cell office:value-type="float" office:value="687" calcext:value-type="float">
            <text:p>687</text:p>
          </table:table-cell>
          <table:table-cell office:value-type="float" office:value="249" calcext:value-type="float">
            <text:p>249</text:p>
          </table:table-cell>
          <table:table-cell office:value-type="float" office:value="476" calcext:value-type="float">
            <text:p>476</text:p>
          </table:table-cell>
          <table:table-cell office:value-type="float" office:value="711" calcext:value-type="float">
            <text:p>711</text:p>
          </table:table-cell>
          <table:table-cell table:formula="of:=AVERAGE([.B433:.F433])" office:value-type="float" office:value="533.8" calcext:value-type="float">
            <text:p>533.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table:formula="of:=AVERAGE([.I433:.M433])" office:value-type="float" office:value="248.6" calcext:value-type="float">
            <text:p>248.6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281" calcext:value-type="float">
            <text:p>281</text:p>
          </table:table-cell>
          <table:table-cell office:value-type="float" office:value="549" calcext:value-type="float">
            <text:p>549</text:p>
          </table:table-cell>
          <table:table-cell office:value-type="float" office:value="415" calcext:value-type="float">
            <text:p>415</text:p>
          </table:table-cell>
          <table:table-cell office:value-type="float" office:value="354" calcext:value-type="float">
            <text:p>354</text:p>
          </table:table-cell>
          <table:table-cell office:value-type="float" office:value="603" calcext:value-type="float">
            <text:p>603</text:p>
          </table:table-cell>
          <table:table-cell table:formula="of:=AVERAGE([.B434:.F434])" office:value-type="float" office:value="440.4" calcext:value-type="float">
            <text:p>440.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table:formula="of:=AVERAGE([.I434:.M434])" office:value-type="float" office:value="250.8" calcext:value-type="float">
            <text:p>250.8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346" calcext:value-type="float">
            <text:p>346</text:p>
          </table:table-cell>
          <table:table-cell office:value-type="float" office:value="739" calcext:value-type="float">
            <text:p>739</text:p>
          </table:table-cell>
          <table:table-cell office:value-type="float" office:value="373" calcext:value-type="float">
            <text:p>373</text:p>
          </table:table-cell>
          <table:table-cell office:value-type="float" office:value="221" calcext:value-type="float">
            <text:p>221</text:p>
          </table:table-cell>
          <table:table-cell office:value-type="float" office:value="406" calcext:value-type="float">
            <text:p>406</text:p>
          </table:table-cell>
          <table:table-cell table:formula="of:=AVERAGE([.B435:.F435])" office:value-type="float" office:value="417" calcext:value-type="float">
            <text:p>417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formula="of:=AVERAGE([.I435:.M435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416" calcext:value-type="float">
            <text:p>416</text:p>
          </table:table-cell>
          <table:table-cell office:value-type="float" office:value="729" calcext:value-type="float">
            <text:p>729</text:p>
          </table:table-cell>
          <table:table-cell office:value-type="float" office:value="465" calcext:value-type="float">
            <text:p>465</text:p>
          </table:table-cell>
          <table:table-cell office:value-type="float" office:value="633" calcext:value-type="float">
            <text:p>633</text:p>
          </table:table-cell>
          <table:table-cell office:value-type="float" office:value="296" calcext:value-type="float">
            <text:p>296</text:p>
          </table:table-cell>
          <table:table-cell table:formula="of:=AVERAGE([.B436:.F436])" office:value-type="float" office:value="507.8" calcext:value-type="float">
            <text:p>507.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table:formula="of:=AVERAGE([.I436:.M436])" office:value-type="float" office:value="258.2" calcext:value-type="float">
            <text:p>258.2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304" calcext:value-type="float">
            <text:p>304</text:p>
          </table:table-cell>
          <table:table-cell office:value-type="float" office:value="374" calcext:value-type="float">
            <text:p>374</text:p>
          </table:table-cell>
          <table:table-cell office:value-type="float" office:value="292" calcext:value-type="float">
            <text:p>292</text:p>
          </table:table-cell>
          <table:table-cell office:value-type="float" office:value="559" calcext:value-type="float">
            <text:p>559</text:p>
          </table:table-cell>
          <table:table-cell office:value-type="float" office:value="508" calcext:value-type="float">
            <text:p>508</text:p>
          </table:table-cell>
          <table:table-cell table:formula="of:=AVERAGE([.B437:.F437])" office:value-type="float" office:value="407.4" calcext:value-type="float">
            <text:p>407.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92" calcext:value-type="float">
            <text:p>292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table:formula="of:=AVERAGE([.I437:.M437])" office:value-type="float" office:value="262.6" calcext:value-type="float">
            <text:p>262.6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415" calcext:value-type="float">
            <text:p>415</text:p>
          </table:table-cell>
          <table:table-cell office:value-type="float" office:value="698" calcext:value-type="float">
            <text:p>698</text:p>
          </table:table-cell>
          <table:table-cell office:value-type="float" office:value="725" calcext:value-type="float">
            <text:p>725</text:p>
          </table:table-cell>
          <table:table-cell office:value-type="float" office:value="502" calcext:value-type="float">
            <text:p>502</text:p>
          </table:table-cell>
          <table:table-cell office:value-type="float" office:value="712" calcext:value-type="float">
            <text:p>712</text:p>
          </table:table-cell>
          <table:table-cell table:formula="of:=AVERAGE([.B438:.F438])" office:value-type="float" office:value="610.4" calcext:value-type="float">
            <text:p>610.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table:formula="of:=AVERAGE([.I438:.M438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512" calcext:value-type="float">
            <text:p>512</text:p>
          </table:table-cell>
          <table:table-cell office:value-type="float" office:value="304" calcext:value-type="float">
            <text:p>304</text:p>
          </table:table-cell>
          <table:table-cell office:value-type="float" office:value="728" calcext:value-type="float">
            <text:p>728</text:p>
          </table:table-cell>
          <table:table-cell office:value-type="float" office:value="452" calcext:value-type="float">
            <text:p>452</text:p>
          </table:table-cell>
          <table:table-cell office:value-type="float" office:value="715" calcext:value-type="float">
            <text:p>715</text:p>
          </table:table-cell>
          <table:table-cell table:formula="of:=AVERAGE([.B439:.F439])" office:value-type="float" office:value="542.2" calcext:value-type="float">
            <text:p>542.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table:formula="of:=AVERAGE([.I439:.M439])" office:value-type="float" office:value="256.6" calcext:value-type="float">
            <text:p>256.6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716" calcext:value-type="float">
            <text:p>716</text:p>
          </table:table-cell>
          <table:table-cell office:value-type="float" office:value="476" calcext:value-type="float">
            <text:p>476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table:formula="of:=AVERAGE([.B440:.F440])" office:value-type="float" office:value="535.2" calcext:value-type="float">
            <text:p>535.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63" calcext:value-type="float">
            <text:p>263</text:p>
          </table:table-cell>
          <table:table-cell office:value-type="float" office:value="284" calcext:value-type="float">
            <text:p>284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table:formula="of:=AVERAGE([.I440:.M440])" office:value-type="float" office:value="255.4" calcext:value-type="float">
            <text:p>255.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683" calcext:value-type="float">
            <text:p>683</text:p>
          </table:table-cell>
          <table:table-cell office:value-type="float" office:value="278" calcext:value-type="float">
            <text:p>278</text:p>
          </table:table-cell>
          <table:table-cell office:value-type="float" office:value="729" calcext:value-type="float">
            <text:p>729</text:p>
          </table:table-cell>
          <table:table-cell office:value-type="float" office:value="551" calcext:value-type="float">
            <text:p>551</text:p>
          </table:table-cell>
          <table:table-cell office:value-type="float" office:value="364" calcext:value-type="float">
            <text:p>364</text:p>
          </table:table-cell>
          <table:table-cell table:formula="of:=AVERAGE([.B441:.F441])" office:value-type="float" office:value="521" calcext:value-type="float">
            <text:p>52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89" calcext:value-type="float">
            <text:p>289</text:p>
          </table:table-cell>
          <table:table-cell office:value-type="float" office:value="249" calcext:value-type="float">
            <text:p>249</text:p>
          </table:table-cell>
          <table:table-cell table:formula="of:=AVERAGE([.I441:.M441])" office:value-type="float" office:value="255.6" calcext:value-type="float">
            <text:p>255.6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325" calcext:value-type="float">
            <text:p>325</text:p>
          </table:table-cell>
          <table:table-cell office:value-type="float" office:value="450" calcext:value-type="float">
            <text:p>450</text:p>
          </table:table-cell>
          <table:table-cell office:value-type="float" office:value="499" calcext:value-type="float">
            <text:p>499</text:p>
          </table:table-cell>
          <table:table-cell office:value-type="float" office:value="299" calcext:value-type="float">
            <text:p>299</text:p>
          </table:table-cell>
          <table:table-cell office:value-type="float" office:value="664" calcext:value-type="float">
            <text:p>664</text:p>
          </table:table-cell>
          <table:table-cell table:formula="of:=AVERAGE([.B442:.F442])" office:value-type="float" office:value="447.4" calcext:value-type="float">
            <text:p>447.4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table:formula="of:=AVERAGE([.I442:.M442])" office:value-type="float" office:value="249.8" calcext:value-type="float">
            <text:p>249.8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390" calcext:value-type="float">
            <text:p>390</text:p>
          </table:table-cell>
          <table:table-cell office:value-type="float" office:value="932" calcext:value-type="float">
            <text:p>932</text:p>
          </table:table-cell>
          <table:table-cell office:value-type="float" office:value="463" calcext:value-type="float">
            <text:p>463</text:p>
          </table:table-cell>
          <table:table-cell office:value-type="float" office:value="355" calcext:value-type="float">
            <text:p>355</text:p>
          </table:table-cell>
          <table:table-cell office:value-type="float" office:value="428" calcext:value-type="float">
            <text:p>428</text:p>
          </table:table-cell>
          <table:table-cell table:formula="of:=AVERAGE([.B443:.F443])" office:value-type="float" office:value="513.6" calcext:value-type="float">
            <text:p>513.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57" calcext:value-type="float">
            <text:p>257</text:p>
          </table:table-cell>
          <table:table-cell table:formula="of:=AVERAGE([.I443:.M443])" office:value-type="float" office:value="254.4" calcext:value-type="float">
            <text:p>254.4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560" calcext:value-type="float">
            <text:p>560</text:p>
          </table:table-cell>
          <table:table-cell office:value-type="float" office:value="314" calcext:value-type="float">
            <text:p>314</text:p>
          </table:table-cell>
          <table:table-cell office:value-type="float" office:value="338" calcext:value-type="float">
            <text:p>338</text:p>
          </table:table-cell>
          <table:table-cell office:value-type="float" office:value="539" calcext:value-type="float">
            <text:p>539</text:p>
          </table:table-cell>
          <table:table-cell office:value-type="float" office:value="1230" calcext:value-type="float">
            <text:p>1230</text:p>
          </table:table-cell>
          <table:table-cell table:formula="of:=AVERAGE([.B444:.F444])" office:value-type="float" office:value="596.2" calcext:value-type="float">
            <text:p>596.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table:formula="of:=AVERAGE([.I444:.M444])" office:value-type="float" office:value="263.6" calcext:value-type="float">
            <text:p>263.6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338" calcext:value-type="float">
            <text:p>338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  <table:table-cell office:value-type="float" office:value="912" calcext:value-type="float">
            <text:p>912</text:p>
          </table:table-cell>
          <table:table-cell office:value-type="float" office:value="467" calcext:value-type="float">
            <text:p>467</text:p>
          </table:table-cell>
          <table:table-cell table:formula="of:=AVERAGE([.B445:.F445])" office:value-type="float" office:value="556.6" calcext:value-type="float">
            <text:p>556.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float" office:value="258" calcext:value-type="float">
            <text:p>258</text:p>
          </table:table-cell>
          <table:table-cell table:formula="of:=AVERAGE([.I445:.M445])" office:value-type="float" office:value="259.4" calcext:value-type="float">
            <text:p>259.4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574" calcext:value-type="float">
            <text:p>574</text:p>
          </table:table-cell>
          <table:table-cell office:value-type="float" office:value="425" calcext:value-type="float">
            <text:p>425</text:p>
          </table:table-cell>
          <table:table-cell office:value-type="float" office:value="562" calcext:value-type="float">
            <text:p>562</text:p>
          </table:table-cell>
          <table:table-cell office:value-type="float" office:value="460" calcext:value-type="float">
            <text:p>460</text:p>
          </table:table-cell>
          <table:table-cell office:value-type="float" office:value="486" calcext:value-type="float">
            <text:p>486</text:p>
          </table:table-cell>
          <table:table-cell table:formula="of:=AVERAGE([.B446:.F446])" office:value-type="float" office:value="501.4" calcext:value-type="float">
            <text:p>501.4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table:formula="of:=AVERAGE([.I446:.M446])" office:value-type="float" office:value="270.6" calcext:value-type="float">
            <text:p>270.6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659" calcext:value-type="float">
            <text:p>659</text:p>
          </table:table-cell>
          <table:table-cell office:value-type="float" office:value="645" calcext:value-type="float">
            <text:p>645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420" calcext:value-type="float">
            <text:p>420</text:p>
          </table:table-cell>
          <table:table-cell table:formula="of:=AVERAGE([.B447:.F447])" office:value-type="float" office:value="535.4" calcext:value-type="float">
            <text:p>535.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table:formula="of:=AVERAGE([.I447:.M447])" office:value-type="float" office:value="251.2" calcext:value-type="float">
            <text:p>251.2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355" calcext:value-type="float">
            <text:p>355</text:p>
          </table:table-cell>
          <table:table-cell office:value-type="float" office:value="609" calcext:value-type="float">
            <text:p>609</text:p>
          </table:table-cell>
          <table:table-cell office:value-type="float" office:value="606" calcext:value-type="float">
            <text:p>606</text:p>
          </table:table-cell>
          <table:table-cell office:value-type="float" office:value="923" calcext:value-type="float">
            <text:p>923</text:p>
          </table:table-cell>
          <table:table-cell office:value-type="float" office:value="624" calcext:value-type="float">
            <text:p>624</text:p>
          </table:table-cell>
          <table:table-cell table:formula="of:=AVERAGE([.B448:.F448])" office:value-type="float" office:value="623.4" calcext:value-type="float">
            <text:p>623.4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281" calcext:value-type="float">
            <text:p>281</text:p>
          </table:table-cell>
          <table:table-cell table:formula="of:=AVERAGE([.I448:.M448])" office:value-type="float" office:value="266.2" calcext:value-type="float">
            <text:p>266.2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395" calcext:value-type="float">
            <text:p>395</text:p>
          </table:table-cell>
          <table:table-cell office:value-type="float" office:value="255" calcext:value-type="float">
            <text:p>255</text:p>
          </table:table-cell>
          <table:table-cell office:value-type="float" office:value="363" calcext:value-type="float">
            <text:p>363</text:p>
          </table:table-cell>
          <table:table-cell table:formula="of:=AVERAGE([.B449:.F449])" office:value-type="float" office:value="388.2" calcext:value-type="float">
            <text:p>388.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61" calcext:value-type="float">
            <text:p>261</text:p>
          </table:table-cell>
          <table:table-cell table:formula="of:=AVERAGE([.I449:.M449])" office:value-type="float" office:value="257.6" calcext:value-type="float">
            <text:p>257.6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359" calcext:value-type="float">
            <text:p>359</text:p>
          </table:table-cell>
          <table:table-cell office:value-type="float" office:value="497" calcext:value-type="float">
            <text:p>497</text:p>
          </table:table-cell>
          <table:table-cell office:value-type="float" office:value="719" calcext:value-type="float">
            <text:p>719</text:p>
          </table:table-cell>
          <table:table-cell office:value-type="float" office:value="380" calcext:value-type="float">
            <text:p>380</text:p>
          </table:table-cell>
          <table:table-cell office:value-type="float" office:value="739" calcext:value-type="float">
            <text:p>739</text:p>
          </table:table-cell>
          <table:table-cell table:formula="of:=AVERAGE([.B450:.F450])" office:value-type="float" office:value="538.8" calcext:value-type="float">
            <text:p>538.8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table:formula="of:=AVERAGE([.I450:.M450])" office:value-type="float" office:value="255.4" calcext:value-type="float">
            <text:p>255.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89" calcext:value-type="float">
            <text:p>389</text:p>
          </table:table-cell>
          <table:table-cell office:value-type="float" office:value="476" calcext:value-type="float">
            <text:p>476</text:p>
          </table:table-cell>
          <table:table-cell office:value-type="float" office:value="754" calcext:value-type="float">
            <text:p>754</text:p>
          </table:table-cell>
          <table:table-cell office:value-type="float" office:value="378" calcext:value-type="float">
            <text:p>378</text:p>
          </table:table-cell>
          <table:table-cell office:value-type="float" office:value="855" calcext:value-type="float">
            <text:p>855</text:p>
          </table:table-cell>
          <table:table-cell table:formula="of:=AVERAGE([.B451:.F451])" office:value-type="float" office:value="570.4" calcext:value-type="float">
            <text:p>570.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table:formula="of:=AVERAGE([.I451:.M451])" office:value-type="float" office:value="248.8" calcext:value-type="float">
            <text:p>248.8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624" calcext:value-type="float">
            <text:p>624</text:p>
          </table:table-cell>
          <table:table-cell office:value-type="float" office:value="400" calcext:value-type="float">
            <text:p>400</text:p>
          </table:table-cell>
          <table:table-cell office:value-type="float" office:value="557" calcext:value-type="float">
            <text:p>557</text:p>
          </table:table-cell>
          <table:table-cell office:value-type="float" office:value="933" calcext:value-type="float">
            <text:p>933</text:p>
          </table:table-cell>
          <table:table-cell office:value-type="float" office:value="303" calcext:value-type="float">
            <text:p>303</text:p>
          </table:table-cell>
          <table:table-cell table:formula="of:=AVERAGE([.B452:.F452])" office:value-type="float" office:value="563.4" calcext:value-type="float">
            <text:p>563.4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formula="of:=AVERAGE([.I452:.M452])" office:value-type="float" office:value="264.2" calcext:value-type="float">
            <text:p>264.2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234" calcext:value-type="float">
            <text:p>234</text:p>
          </table:table-cell>
          <table:table-cell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office:value-type="float" office:value="407" calcext:value-type="float">
            <text:p>407</text:p>
          </table:table-cell>
          <table:table-cell office:value-type="float" office:value="619" calcext:value-type="float">
            <text:p>619</text:p>
          </table:table-cell>
          <table:table-cell table:formula="of:=AVERAGE([.B453:.F453])" office:value-type="float" office:value="430.2" calcext:value-type="float">
            <text:p>430.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formula="of:=AVERAGE([.I453:.M453])" office:value-type="float" office:value="258.6" calcext:value-type="float">
            <text:p>258.6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343" calcext:value-type="float">
            <text:p>343</text:p>
          </table:table-cell>
          <table:table-cell office:value-type="float" office:value="448" calcext:value-type="float">
            <text:p>448</text:p>
          </table:table-cell>
          <table:table-cell office:value-type="float" office:value="596" calcext:value-type="float">
            <text:p>596</text:p>
          </table:table-cell>
          <table:table-cell office:value-type="float" office:value="468" calcext:value-type="float">
            <text:p>468</text:p>
          </table:table-cell>
          <table:table-cell office:value-type="float" office:value="836" calcext:value-type="float">
            <text:p>836</text:p>
          </table:table-cell>
          <table:table-cell table:formula="of:=AVERAGE([.B454:.F454])" office:value-type="float" office:value="538.2" calcext:value-type="float">
            <text:p>538.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251" calcext:value-type="float">
            <text:p>251</text:p>
          </table:table-cell>
          <table:table-cell table:formula="of:=AVERAGE([.I454:.M454])" office:value-type="float" office:value="262.4" calcext:value-type="float">
            <text:p>262.4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264" calcext:value-type="float">
            <text:p>264</text:p>
          </table:table-cell>
          <table:table-cell office:value-type="float" office:value="670" calcext:value-type="float">
            <text:p>670</text:p>
          </table:table-cell>
          <table:table-cell office:value-type="float" office:value="211" calcext:value-type="float">
            <text:p>211</text:p>
          </table:table-cell>
          <table:table-cell office:value-type="float" office:value="922" calcext:value-type="float">
            <text:p>922</text:p>
          </table:table-cell>
          <table:table-cell office:value-type="float" office:value="440" calcext:value-type="float">
            <text:p>440</text:p>
          </table:table-cell>
          <table:table-cell table:formula="of:=AVERAGE([.B455:.F455])" office:value-type="float" office:value="501.4" calcext:value-type="float">
            <text:p>501.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89" calcext:value-type="float">
            <text:p>289</text:p>
          </table:table-cell>
          <table:table-cell office:value-type="float" office:value="247" calcext:value-type="float">
            <text:p>247</text:p>
          </table:table-cell>
          <table:table-cell table:formula="of:=AVERAGE([.I455:.M45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1281" calcext:value-type="float">
            <text:p>1281</text:p>
          </table:table-cell>
          <table:table-cell office:value-type="float" office:value="624" calcext:value-type="float">
            <text:p>624</text:p>
          </table:table-cell>
          <table:table-cell office:value-type="float" office:value="471" calcext:value-type="float">
            <text:p>471</text:p>
          </table:table-cell>
          <table:table-cell office:value-type="float" office:value="359" calcext:value-type="float">
            <text:p>359</text:p>
          </table:table-cell>
          <table:table-cell office:value-type="float" office:value="926" calcext:value-type="float">
            <text:p>926</text:p>
          </table:table-cell>
          <table:table-cell table:formula="of:=AVERAGE([.B456:.F456])" office:value-type="float" office:value="732.2" calcext:value-type="float">
            <text:p>732.2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table:formula="of:=AVERAGE([.I456:.M456]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997" calcext:value-type="float">
            <text:p>997</text:p>
          </table:table-cell>
          <table:table-cell office:value-type="float" office:value="910" calcext:value-type="float">
            <text:p>910</text:p>
          </table:table-cell>
          <table:table-cell office:value-type="float" office:value="921" calcext:value-type="float">
            <text:p>921</text:p>
          </table:table-cell>
          <table:table-cell table:formula="of:=AVERAGE([.B457:.F457])" office:value-type="float" office:value="817.2" calcext:value-type="float">
            <text:p>817.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75" calcext:value-type="float">
            <text:p>275</text:p>
          </table:table-cell>
          <table:table-cell table:formula="of:=AVERAGE([.I457:.M457]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697" calcext:value-type="float">
            <text:p>697</text:p>
          </table:table-cell>
          <table:table-cell office:value-type="float" office:value="584" calcext:value-type="float">
            <text:p>584</text:p>
          </table:table-cell>
          <table:table-cell office:value-type="float" office:value="784" calcext:value-type="float">
            <text:p>784</text:p>
          </table:table-cell>
          <table:table-cell office:value-type="float" office:value="583" calcext:value-type="float">
            <text:p>583</text:p>
          </table:table-cell>
          <table:table-cell office:value-type="float" office:value="1164" calcext:value-type="float">
            <text:p>1164</text:p>
          </table:table-cell>
          <table:table-cell table:formula="of:=AVERAGE([.B458:.F458])" office:value-type="float" office:value="762.4" calcext:value-type="float">
            <text:p>762.4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table:formula="of:=AVERAGE([.I458:.M458])" office:value-type="float" office:value="268.2" calcext:value-type="float">
            <text:p>268.2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287" calcext:value-type="float">
            <text:p>287</text:p>
          </table:table-cell>
          <table:table-cell office:value-type="float" office:value="646" calcext:value-type="float">
            <text:p>646</text:p>
          </table:table-cell>
          <table:table-cell office:value-type="float" office:value="355" calcext:value-type="float">
            <text:p>355</text:p>
          </table:table-cell>
          <table:table-cell office:value-type="float" office:value="403" calcext:value-type="float">
            <text:p>403</text:p>
          </table:table-cell>
          <table:table-cell office:value-type="float" office:value="667" calcext:value-type="float">
            <text:p>667</text:p>
          </table:table-cell>
          <table:table-cell table:formula="of:=AVERAGE([.B459:.F459])" office:value-type="float" office:value="471.6" calcext:value-type="float">
            <text:p>471.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06" calcext:value-type="float">
            <text:p>306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  <table:table-cell table:formula="of:=AVERAGE([.I459:.M459])" office:value-type="float" office:value="274.4" calcext:value-type="float">
            <text:p>274.4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716" calcext:value-type="float">
            <text:p>716</text:p>
          </table:table-cell>
          <table:table-cell office:value-type="float" office:value="423" calcext:value-type="float">
            <text:p>423</text:p>
          </table:table-cell>
          <table:table-cell office:value-type="float" office:value="430" calcext:value-type="float">
            <text:p>430</text:p>
          </table:table-cell>
          <table:table-cell office:value-type="float" office:value="894" calcext:value-type="float">
            <text:p>894</text:p>
          </table:table-cell>
          <table:table-cell office:value-type="float" office:value="578" calcext:value-type="float">
            <text:p>578</text:p>
          </table:table-cell>
          <table:table-cell table:formula="of:=AVERAGE([.B460:.F460])" office:value-type="float" office:value="608.2" calcext:value-type="float">
            <text:p>608.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table:formula="of:=AVERAGE([.I460:.M460])" office:value-type="float" office:value="265.2" calcext:value-type="float">
            <text:p>265.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 office:value-type="float" office:value="638" calcext:value-type="float">
            <text:p>638</text:p>
          </table:table-cell>
          <table:table-cell office:value-type="float" office:value="877" calcext:value-type="float">
            <text:p>877</text:p>
          </table:table-cell>
          <table:table-cell office:value-type="float" office:value="383" calcext:value-type="float">
            <text:p>383</text:p>
          </table:table-cell>
          <table:table-cell table:formula="of:=AVERAGE([.B461:.F461])" office:value-type="float" office:value="513.2" calcext:value-type="float">
            <text:p>513.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table:formula="of:=AVERAGE([.I461:.M461])" office:value-type="float" office:value="273.2" calcext:value-type="float">
            <text:p>273.2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805" calcext:value-type="float">
            <text:p>805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table:formula="of:=AVERAGE([.B462:.F462])" office:value-type="float" office:value="579.8" calcext:value-type="float">
            <text:p>579.8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table:formula="of:=AVERAGE([.I462:.M462])" office:value-type="float" office:value="280.4" calcext:value-type="float">
            <text:p>280.4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443" calcext:value-type="float">
            <text:p>443</text:p>
          </table:table-cell>
          <table:table-cell office:value-type="float" office:value="735" calcext:value-type="float">
            <text:p>735</text:p>
          </table:table-cell>
          <table:table-cell office:value-type="float" office:value="382" calcext:value-type="float">
            <text:p>382</text:p>
          </table:table-cell>
          <table:table-cell office:value-type="float" office:value="558" calcext:value-type="float">
            <text:p>558</text:p>
          </table:table-cell>
          <table:table-cell office:value-type="float" office:value="541" calcext:value-type="float">
            <text:p>541</text:p>
          </table:table-cell>
          <table:table-cell table:formula="of:=AVERAGE([.B463:.F463])" office:value-type="float" office:value="531.8" calcext:value-type="float">
            <text:p>531.8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table:formula="of:=AVERAGE([.I463:.M463])" office:value-type="float" office:value="266.8" calcext:value-type="float">
            <text:p>266.8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848" calcext:value-type="float">
            <text:p>848</text:p>
          </table:table-cell>
          <table:table-cell office:value-type="float" office:value="775" calcext:value-type="float">
            <text:p>775</text:p>
          </table:table-cell>
          <table:table-cell office:value-type="float" office:value="777" calcext:value-type="float">
            <text:p>777</text:p>
          </table:table-cell>
          <table:table-cell office:value-type="float" office:value="1771" calcext:value-type="float">
            <text:p>1771</text:p>
          </table:table-cell>
          <table:table-cell office:value-type="float" office:value="816" calcext:value-type="float">
            <text:p>816</text:p>
          </table:table-cell>
          <table:table-cell table:formula="of:=AVERAGE([.B464:.F464])" office:value-type="float" office:value="997.4" calcext:value-type="float">
            <text:p>997.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office:value-type="float" office:value="374" calcext:value-type="float">
            <text:p>374</text:p>
          </table:table-cell>
          <table:table-cell table:formula="of:=AVERAGE([.I464:.M464]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343" calcext:value-type="float">
            <text:p>343</text:p>
          </table:table-cell>
          <table:table-cell office:value-type="float" office:value="774" calcext:value-type="float">
            <text:p>774</text:p>
          </table:table-cell>
          <table:table-cell office:value-type="float" office:value="362" calcext:value-type="float">
            <text:p>362</text:p>
          </table:table-cell>
          <table:table-cell office:value-type="float" office:value="366" calcext:value-type="float">
            <text:p>366</text:p>
          </table:table-cell>
          <table:table-cell office:value-type="float" office:value="678" calcext:value-type="float">
            <text:p>678</text:p>
          </table:table-cell>
          <table:table-cell table:formula="of:=AVERAGE([.B465:.F465])" office:value-type="float" office:value="504.6" calcext:value-type="float">
            <text:p>504.6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76" calcext:value-type="float">
            <text:p>276</text:p>
          </table:table-cell>
          <table:table-cell table:formula="of:=AVERAGE([.I465:.M465])" office:value-type="float" office:value="264.6" calcext:value-type="float">
            <text:p>264.6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347" calcext:value-type="float">
            <text:p>347</text:p>
          </table:table-cell>
          <table:table-cell office:value-type="float" office:value="728" calcext:value-type="float">
            <text:p>728</text:p>
          </table:table-cell>
          <table:table-cell office:value-type="float" office:value="451" calcext:value-type="float">
            <text:p>451</text:p>
          </table:table-cell>
          <table:table-cell table:formula="of:=AVERAGE([.B466:.F466])" office:value-type="float" office:value="486.2" calcext:value-type="float">
            <text:p>486.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93" calcext:value-type="float">
            <text:p>293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table:formula="of:=AVERAGE([.I466:.M466])" office:value-type="float" office:value="269.8" calcext:value-type="float">
            <text:p>269.8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626" calcext:value-type="float">
            <text:p>626</text:p>
          </table:table-cell>
          <table:table-cell office:value-type="float" office:value="776" calcext:value-type="float">
            <text:p>776</text:p>
          </table:table-cell>
          <table:table-cell office:value-type="float" office:value="388" calcext:value-type="float">
            <text:p>388</text:p>
          </table:table-cell>
          <table:table-cell office:value-type="float" office:value="455" calcext:value-type="float">
            <text:p>455</text:p>
          </table:table-cell>
          <table:table-cell office:value-type="float" office:value="654" calcext:value-type="float">
            <text:p>654</text:p>
          </table:table-cell>
          <table:table-cell table:formula="of:=AVERAGE([.B467:.F467])" office:value-type="float" office:value="579.8" calcext:value-type="float">
            <text:p>579.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table:formula="of:=AVERAGE([.I467:.M467])" office:value-type="float" office:value="269.4" calcext:value-type="float">
            <text:p>269.4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671" calcext:value-type="float">
            <text:p>671</text:p>
          </table:table-cell>
          <table:table-cell office:value-type="float" office:value="536" calcext:value-type="float">
            <text:p>536</text:p>
          </table:table-cell>
          <table:table-cell office:value-type="float" office:value="1129" calcext:value-type="float">
            <text:p>1129</text:p>
          </table:table-cell>
          <table:table-cell office:value-type="float" office:value="717" calcext:value-type="float">
            <text:p>717</text:p>
          </table:table-cell>
          <table:table-cell office:value-type="float" office:value="245" calcext:value-type="float">
            <text:p>245</text:p>
          </table:table-cell>
          <table:table-cell table:formula="of:=AVERAGE([.B468:.F468])" office:value-type="float" office:value="659.6" calcext:value-type="float">
            <text:p>659.6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table:formula="of:=AVERAGE([.I468:.M468])" office:value-type="float" office:value="274.4" calcext:value-type="float">
            <text:p>274.4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529" calcext:value-type="float">
            <text:p>529</text:p>
          </table:table-cell>
          <table:table-cell office:value-type="float" office:value="1565" calcext:value-type="float">
            <text:p>1565</text:p>
          </table:table-cell>
          <table:table-cell office:value-type="float" office:value="556" calcext:value-type="float">
            <text:p>556</text:p>
          </table:table-cell>
          <table:table-cell office:value-type="float" office:value="498" calcext:value-type="float">
            <text:p>498</text:p>
          </table:table-cell>
          <table:table-cell office:value-type="float" office:value="808" calcext:value-type="float">
            <text:p>808</text:p>
          </table:table-cell>
          <table:table-cell table:formula="of:=AVERAGE([.B469:.F469])" office:value-type="float" office:value="791.2" calcext:value-type="float">
            <text:p>791.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95" calcext:value-type="float">
            <text:p>295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table:formula="of:=AVERAGE([.I469:.M469])" office:value-type="float" office:value="275.2" calcext:value-type="float">
            <text:p>275.2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263" calcext:value-type="float">
            <text:p>263</text:p>
          </table:table-cell>
          <table:table-cell office:value-type="float" office:value="1011" calcext:value-type="float">
            <text:p>1011</text:p>
          </table:table-cell>
          <table:table-cell office:value-type="float" office:value="397" calcext:value-type="float">
            <text:p>397</text:p>
          </table:table-cell>
          <table:table-cell office:value-type="float" office:value="472" calcext:value-type="float">
            <text:p>472</text:p>
          </table:table-cell>
          <table:table-cell office:value-type="float" office:value="848" calcext:value-type="float">
            <text:p>848</text:p>
          </table:table-cell>
          <table:table-cell table:formula="of:=AVERAGE([.B470:.F470])" office:value-type="float" office:value="598.2" calcext:value-type="float">
            <text:p>598.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76" calcext:value-type="float">
            <text:p>276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table:formula="of:=AVERAGE([.I470:.M470])" office:value-type="float" office:value="266.8" calcext:value-type="float">
            <text:p>266.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1137" calcext:value-type="float">
            <text:p>1137</text:p>
          </table:table-cell>
          <table:table-cell office:value-type="float" office:value="503" calcext:value-type="float">
            <text:p>503</text:p>
          </table:table-cell>
          <table:table-cell office:value-type="float" office:value="575" calcext:value-type="float">
            <text:p>575</text:p>
          </table:table-cell>
          <table:table-cell office:value-type="float" office:value="564" calcext:value-type="float">
            <text:p>564</text:p>
          </table:table-cell>
          <table:table-cell office:value-type="float" office:value="694" calcext:value-type="float">
            <text:p>694</text:p>
          </table:table-cell>
          <table:table-cell table:formula="of:=AVERAGE([.B471:.F471])" office:value-type="float" office:value="694.6" calcext:value-type="float">
            <text:p>694.6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table:formula="of:=AVERAGE([.I471:.M471])" office:value-type="float" office:value="275.6" calcext:value-type="float">
            <text:p>275.6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771" calcext:value-type="float">
            <text:p>771</text:p>
          </table:table-cell>
          <table:table-cell office:value-type="float" office:value="230" calcext:value-type="float">
            <text:p>230</text:p>
          </table:table-cell>
          <table:table-cell office:value-type="float" office:value="431" calcext:value-type="float">
            <text:p>431</text:p>
          </table:table-cell>
          <table:table-cell office:value-type="float" office:value="524" calcext:value-type="float">
            <text:p>524</text:p>
          </table:table-cell>
          <table:table-cell office:value-type="float" office:value="376" calcext:value-type="float">
            <text:p>376</text:p>
          </table:table-cell>
          <table:table-cell table:formula="of:=AVERAGE([.B472:.F472])" office:value-type="float" office:value="466.4" calcext:value-type="float">
            <text:p>466.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office:value-type="float" office:value="270" calcext:value-type="float">
            <text:p>270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table:formula="of:=AVERAGE([.I472:.M472])"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670" calcext:value-type="float">
            <text:p>670</text:p>
          </table:table-cell>
          <table:table-cell office:value-type="float" office:value="338" calcext:value-type="float">
            <text:p>338</text:p>
          </table:table-cell>
          <table:table-cell office:value-type="float" office:value="323" calcext:value-type="float">
            <text:p>323</text:p>
          </table:table-cell>
          <table:table-cell office:value-type="float" office:value="988" calcext:value-type="float">
            <text:p>988</text:p>
          </table:table-cell>
          <table:table-cell office:value-type="float" office:value="675" calcext:value-type="float">
            <text:p>675</text:p>
          </table:table-cell>
          <table:table-cell table:formula="of:=AVERAGE([.B473:.F473])" office:value-type="float" office:value="598.8" calcext:value-type="float">
            <text:p>598.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table:formula="of:=AVERAGE([.I473:.M473])" office:value-type="float" office:value="291.2" calcext:value-type="float">
            <text:p>291.2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878" calcext:value-type="float">
            <text:p>878</text:p>
          </table:table-cell>
          <table:table-cell office:value-type="float" office:value="470" calcext:value-type="float">
            <text:p>470</text:p>
          </table:table-cell>
          <table:table-cell office:value-type="float" office:value="776" calcext:value-type="float">
            <text:p>776</text:p>
          </table:table-cell>
          <table:table-cell office:value-type="float" office:value="677" calcext:value-type="float">
            <text:p>677</text:p>
          </table:table-cell>
          <table:table-cell office:value-type="float" office:value="408" calcext:value-type="float">
            <text:p>408</text:p>
          </table:table-cell>
          <table:table-cell table:formula="of:=AVERAGE([.B474:.F474])" office:value-type="float" office:value="641.8" calcext:value-type="float">
            <text:p>641.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table:formula="of:=AVERAGE([.I474:.M474])" office:value-type="float" office:value="271.4" calcext:value-type="float">
            <text:p>271.4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633" calcext:value-type="float">
            <text:p>633</text:p>
          </table:table-cell>
          <table:table-cell office:value-type="float" office:value="445" calcext:value-type="float">
            <text:p>445</text:p>
          </table:table-cell>
          <table:table-cell office:value-type="float" office:value="651" calcext:value-type="float">
            <text:p>651</text:p>
          </table:table-cell>
          <table:table-cell office:value-type="float" office:value="459" calcext:value-type="float">
            <text:p>459</text:p>
          </table:table-cell>
          <table:table-cell office:value-type="float" office:value="701" calcext:value-type="float">
            <text:p>701</text:p>
          </table:table-cell>
          <table:table-cell table:formula="of:=AVERAGE([.B475:.F475])" office:value-type="float" office:value="577.8" calcext:value-type="float">
            <text:p>577.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304" calcext:value-type="float">
            <text:p>304</text:p>
          </table:table-cell>
          <table:table-cell table:formula="of:=AVERAGE([.I475:.M475])" office:value-type="float" office:value="268.2" calcext:value-type="float">
            <text:p>268.2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629" calcext:value-type="float">
            <text:p>629</text:p>
          </table:table-cell>
          <table:table-cell office:value-type="float" office:value="683" calcext:value-type="float">
            <text:p>683</text:p>
          </table:table-cell>
          <table:table-cell office:value-type="float" office:value="453" calcext:value-type="float">
            <text:p>453</text:p>
          </table:table-cell>
          <table:table-cell office:value-type="float" office:value="478" calcext:value-type="float">
            <text:p>478</text:p>
          </table:table-cell>
          <table:table-cell office:value-type="float" office:value="551" calcext:value-type="float">
            <text:p>551</text:p>
          </table:table-cell>
          <table:table-cell table:formula="of:=AVERAGE([.B476:.F476])" office:value-type="float" office:value="558.8" calcext:value-type="float">
            <text:p>558.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93" calcext:value-type="float">
            <text:p>293</text:p>
          </table:table-cell>
          <table:table-cell table:formula="of:=AVERAGE([.I476:.M476])" office:value-type="float" office:value="273.2" calcext:value-type="float">
            <text:p>273.2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14" calcext:value-type="float">
            <text:p>514</text:p>
          </table:table-cell>
          <table:table-cell office:value-type="float" office:value="395" calcext:value-type="float">
            <text:p>395</text:p>
          </table:table-cell>
          <table:table-cell office:value-type="float" office:value="852" calcext:value-type="float">
            <text:p>852</text:p>
          </table:table-cell>
          <table:table-cell table:formula="of:=AVERAGE([.B477:.F477])" office:value-type="float" office:value="562.8" calcext:value-type="float">
            <text:p>562.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 table:formula="of:=AVERAGE([.I477:.M477])" office:value-type="float" office:value="271.2" calcext:value-type="float">
            <text:p>271.2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068" calcext:value-type="float">
            <text:p>1068</text:p>
          </table:table-cell>
          <table:table-cell office:value-type="float" office:value="574" calcext:value-type="float">
            <text:p>574</text:p>
          </table:table-cell>
          <table:table-cell office:value-type="float" office:value="281" calcext:value-type="float">
            <text:p>281</text:p>
          </table:table-cell>
          <table:table-cell table:formula="of:=AVERAGE([.B478:.F478])" office:value-type="float" office:value="687.8" calcext:value-type="float">
            <text:p>687.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table:formula="of:=AVERAGE([.I478:.M478])" office:value-type="float" office:value="267.6" calcext:value-type="float">
            <text:p>267.6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845" calcext:value-type="float">
            <text:p>845</text:p>
          </table:table-cell>
          <table:table-cell office:value-type="float" office:value="470" calcext:value-type="float">
            <text:p>470</text:p>
          </table:table-cell>
          <table:table-cell office:value-type="float" office:value="597" calcext:value-type="float">
            <text:p>597</text:p>
          </table:table-cell>
          <table:table-cell office:value-type="float" office:value="440" calcext:value-type="float">
            <text:p>440</text:p>
          </table:table-cell>
          <table:table-cell office:value-type="float" office:value="363" calcext:value-type="float">
            <text:p>363</text:p>
          </table:table-cell>
          <table:table-cell table:formula="of:=AVERAGE([.B479:.F479])" office:value-type="float" office:value="543" calcext:value-type="float">
            <text:p>543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office:value-type="float" office:value="272" calcext:value-type="float">
            <text:p>272</text:p>
          </table:table-cell>
          <table:table-cell table:formula="of:=AVERAGE([.I479:.M479])" office:value-type="float" office:value="276.2" calcext:value-type="float">
            <text:p>276.2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691" calcext:value-type="float">
            <text:p>691</text:p>
          </table:table-cell>
          <table:table-cell office:value-type="float" office:value="925" calcext:value-type="float">
            <text:p>925</text:p>
          </table:table-cell>
          <table:table-cell office:value-type="float" office:value="689" calcext:value-type="float">
            <text:p>689</text:p>
          </table:table-cell>
          <table:table-cell office:value-type="float" office:value="470" calcext:value-type="float">
            <text:p>470</text:p>
          </table:table-cell>
          <table:table-cell office:value-type="float" office:value="648" calcext:value-type="float">
            <text:p>648</text:p>
          </table:table-cell>
          <table:table-cell table:formula="of:=AVERAGE([.B480:.F480])" office:value-type="float" office:value="684.6" calcext:value-type="float">
            <text:p>684.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266" calcext:value-type="float">
            <text:p>266</text:p>
          </table:table-cell>
          <table:table-cell table:formula="of:=AVERAGE([.I480:.M480])" office:value-type="float" office:value="275.6" calcext:value-type="float">
            <text:p>275.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888" calcext:value-type="float">
            <text:p>888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527" calcext:value-type="float">
            <text:p>527</text:p>
          </table:table-cell>
          <table:table-cell office:value-type="float" office:value="628" calcext:value-type="float">
            <text:p>628</text:p>
          </table:table-cell>
          <table:table-cell table:formula="of:=AVERAGE([.B481:.F481])" office:value-type="float" office:value="600" calcext:value-type="float">
            <text:p>60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table:formula="of:=AVERAGE([.I481:.M481])" office:value-type="float" office:value="275.6" calcext:value-type="float">
            <text:p>275.6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367" calcext:value-type="float">
            <text:p>367</text:p>
          </table:table-cell>
          <table:table-cell office:value-type="float" office:value="960" calcext:value-type="float">
            <text:p>960</text:p>
          </table:table-cell>
          <table:table-cell office:value-type="float" office:value="863" calcext:value-type="float">
            <text:p>863</text:p>
          </table:table-cell>
          <table:table-cell office:value-type="float" office:value="550" calcext:value-type="float">
            <text:p>550</text:p>
          </table:table-cell>
          <table:table-cell office:value-type="float" office:value="581" calcext:value-type="float">
            <text:p>581</text:p>
          </table:table-cell>
          <table:table-cell table:formula="of:=AVERAGE([.B482:.F482])" office:value-type="float" office:value="664.2" calcext:value-type="float">
            <text:p>664.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348" calcext:value-type="float">
            <text:p>348</text:p>
          </table:table-cell>
          <table:table-cell office:value-type="float" office:value="278" calcext:value-type="float">
            <text:p>278</text:p>
          </table:table-cell>
          <table:table-cell table:formula="of:=AVERAGE([.I482:.M482])" office:value-type="float" office:value="293.6" calcext:value-type="float">
            <text:p>293.6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954" calcext:value-type="float">
            <text:p>954</text:p>
          </table:table-cell>
          <table:table-cell office:value-type="float" office:value="898" calcext:value-type="float">
            <text:p>898</text:p>
          </table:table-cell>
          <table:table-cell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  <table:table-cell office:value-type="float" office:value="379" calcext:value-type="float">
            <text:p>379</text:p>
          </table:table-cell>
          <table:table-cell table:formula="of:=AVERAGE([.B483:.F483])" office:value-type="float" office:value="572.2" calcext:value-type="float">
            <text:p>572.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table:formula="of:=AVERAGE([.I483:.M483]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582" calcext:value-type="float">
            <text:p>582</text:p>
          </table:table-cell>
          <table:table-cell office:value-type="float" office:value="511" calcext:value-type="float">
            <text:p>511</text:p>
          </table:table-cell>
          <table:table-cell office:value-type="float" office:value="495" calcext:value-type="float">
            <text:p>495</text:p>
          </table:table-cell>
          <table:table-cell office:value-type="float" office:value="406" calcext:value-type="float">
            <text:p>406</text:p>
          </table:table-cell>
          <table:table-cell office:value-type="float" office:value="529" calcext:value-type="float">
            <text:p>529</text:p>
          </table:table-cell>
          <table:table-cell table:formula="of:=AVERAGE([.B484:.F484])" office:value-type="float" office:value="504.6" calcext:value-type="float">
            <text:p>504.6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table:formula="of:=AVERAGE([.I484:.M484])" office:value-type="float" office:value="285.8" calcext:value-type="float">
            <text:p>285.8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912" calcext:value-type="float">
            <text:p>912</text:p>
          </table:table-cell>
          <table:table-cell office:value-type="float" office:value="811" calcext:value-type="float">
            <text:p>811</text:p>
          </table:table-cell>
          <table:table-cell office:value-type="float" office:value="515" calcext:value-type="float">
            <text:p>515</text:p>
          </table:table-cell>
          <table:table-cell office:value-type="float" office:value="447" calcext:value-type="float">
            <text:p>447</text:p>
          </table:table-cell>
          <table:table-cell office:value-type="float" office:value="589" calcext:value-type="float">
            <text:p>589</text:p>
          </table:table-cell>
          <table:table-cell table:formula="of:=AVERAGE([.B485:.F485])" office:value-type="float" office:value="654.8" calcext:value-type="float">
            <text:p>654.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table:formula="of:=AVERAGE([.I485:.M485]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469" calcext:value-type="float">
            <text:p>469</text:p>
          </table:table-cell>
          <table:table-cell office:value-type="float" office:value="670" calcext:value-type="float">
            <text:p>670</text:p>
          </table:table-cell>
          <table:table-cell office:value-type="float" office:value="572" calcext:value-type="float">
            <text:p>572</text:p>
          </table:table-cell>
          <table:table-cell office:value-type="float" office:value="496" calcext:value-type="float">
            <text:p>496</text:p>
          </table:table-cell>
          <table:table-cell office:value-type="float" office:value="682" calcext:value-type="float">
            <text:p>682</text:p>
          </table:table-cell>
          <table:table-cell table:formula="of:=AVERAGE([.B486:.F486])" office:value-type="float" office:value="577.8" calcext:value-type="float">
            <text:p>577.8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office:value-type="float" office:value="274" calcext:value-type="float">
            <text:p>274</text:p>
          </table:table-cell>
          <table:table-cell office:value-type="float" office:value="307" calcext:value-type="float">
            <text:p>307</text:p>
          </table:table-cell>
          <table:table-cell office:value-type="float" office:value="282" calcext:value-type="float">
            <text:p>282</text:p>
          </table:table-cell>
          <table:table-cell table:formula="of:=AVERAGE([.I486:.M486])" office:value-type="float" office:value="283.8" calcext:value-type="float">
            <text:p>283.8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616" calcext:value-type="float">
            <text:p>616</text:p>
          </table:table-cell>
          <table:table-cell office:value-type="float" office:value="447" calcext:value-type="float">
            <text:p>447</text:p>
          </table:table-cell>
          <table:table-cell office:value-type="float" office:value="585" calcext:value-type="float">
            <text:p>585</text:p>
          </table:table-cell>
          <table:table-cell office:value-type="float" office:value="388" calcext:value-type="float">
            <text:p>388</text:p>
          </table:table-cell>
          <table:table-cell office:value-type="float" office:value="1179" calcext:value-type="float">
            <text:p>1179</text:p>
          </table:table-cell>
          <table:table-cell table:formula="of:=AVERAGE([.B487:.F487])" office:value-type="float" office:value="643" calcext:value-type="float">
            <text:p>64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table:formula="of:=AVERAGE([.I487:.M487])" office:value-type="float" office:value="287.4" calcext:value-type="float">
            <text:p>287.4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656" calcext:value-type="float">
            <text:p>656</text:p>
          </table:table-cell>
          <table:table-cell office:value-type="float" office:value="532" calcext:value-type="float">
            <text:p>532</text:p>
          </table:table-cell>
          <table:table-cell office:value-type="float" office:value="366" calcext:value-type="float">
            <text:p>366</text:p>
          </table:table-cell>
          <table:table-cell office:value-type="float" office:value="805" calcext:value-type="float">
            <text:p>805</text:p>
          </table:table-cell>
          <table:table-cell office:value-type="float" office:value="590" calcext:value-type="float">
            <text:p>590</text:p>
          </table:table-cell>
          <table:table-cell table:formula="of:=AVERAGE([.B488:.F488])" office:value-type="float" office:value="589.8" calcext:value-type="float">
            <text:p>589.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formula="of:=AVERAGE([.I488:.M488])" office:value-type="float" office:value="277.8" calcext:value-type="float">
            <text:p>277.8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501" calcext:value-type="float">
            <text:p>501</text:p>
          </table:table-cell>
          <table:table-cell office:value-type="float" office:value="405" calcext:value-type="float">
            <text:p>405</text:p>
          </table:table-cell>
          <table:table-cell office:value-type="float" office:value="533" calcext:value-type="float">
            <text:p>533</text:p>
          </table:table-cell>
          <table:table-cell office:value-type="float" office:value="705" calcext:value-type="float">
            <text:p>705</text:p>
          </table:table-cell>
          <table:table-cell office:value-type="float" office:value="745" calcext:value-type="float">
            <text:p>745</text:p>
          </table:table-cell>
          <table:table-cell table:formula="of:=AVERAGE([.B489:.F489])" office:value-type="float" office:value="577.8" calcext:value-type="float">
            <text:p>577.8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table:formula="of:=AVERAGE([.I489:.M489])" office:value-type="float" office:value="288.2" calcext:value-type="float">
            <text:p>288.2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769" calcext:value-type="float">
            <text:p>769</text:p>
          </table:table-cell>
          <table:table-cell office:value-type="float" office:value="512" calcext:value-type="float">
            <text:p>512</text:p>
          </table:table-cell>
          <table:table-cell office:value-type="float" office:value="595" calcext:value-type="float">
            <text:p>595</text:p>
          </table:table-cell>
          <table:table-cell office:value-type="float" office:value="642" calcext:value-type="float">
            <text:p>642</text:p>
          </table:table-cell>
          <table:table-cell office:value-type="float" office:value="744" calcext:value-type="float">
            <text:p>744</text:p>
          </table:table-cell>
          <table:table-cell table:formula="of:=AVERAGE([.B490:.F490])" office:value-type="float" office:value="652.4" calcext:value-type="float">
            <text:p>652.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306" calcext:value-type="float">
            <text:p>306</text:p>
          </table:table-cell>
          <table:table-cell office:value-type="float" office:value="281" calcext:value-type="float">
            <text:p>281</text:p>
          </table:table-cell>
          <table:table-cell table:formula="of:=AVERAGE([.I490:.M490])" office:value-type="float" office:value="286.4" calcext:value-type="float">
            <text:p>286.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1120" calcext:value-type="float">
            <text:p>1120</text:p>
          </table:table-cell>
          <table:table-cell office:value-type="float" office:value="570" calcext:value-type="float">
            <text:p>570</text:p>
          </table:table-cell>
          <table:table-cell office:value-type="float" office:value="377" calcext:value-type="float">
            <text:p>377</text:p>
          </table:table-cell>
          <table:table-cell office:value-type="float" office:value="466" calcext:value-type="float">
            <text:p>466</text:p>
          </table:table-cell>
          <table:table-cell office:value-type="float" office:value="318" calcext:value-type="float">
            <text:p>318</text:p>
          </table:table-cell>
          <table:table-cell table:formula="of:=AVERAGE([.B491:.F491])" office:value-type="float" office:value="570.2" calcext:value-type="float">
            <text:p>570.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312" calcext:value-type="float">
            <text:p>312</text:p>
          </table:table-cell>
          <table:table-cell office:value-type="float" office:value="295" calcext:value-type="float">
            <text:p>295</text:p>
          </table:table-cell>
          <table:table-cell table:formula="of:=AVERAGE([.I491:.M491])" office:value-type="float" office:value="288.2" calcext:value-type="float">
            <text:p>288.2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447" calcext:value-type="float">
            <text:p>447</text:p>
          </table:table-cell>
          <table:table-cell office:value-type="float" office:value="903" calcext:value-type="float">
            <text:p>903</text:p>
          </table:table-cell>
          <table:table-cell office:value-type="float" office:value="404" calcext:value-type="float">
            <text:p>404</text:p>
          </table:table-cell>
          <table:table-cell office:value-type="float" office:value="779" calcext:value-type="float">
            <text:p>779</text:p>
          </table:table-cell>
          <table:table-cell office:value-type="float" office:value="311" calcext:value-type="float">
            <text:p>311</text:p>
          </table:table-cell>
          <table:table-cell table:formula="of:=AVERAGE([.B492:.F492])" office:value-type="float" office:value="568.8" calcext:value-type="float">
            <text:p>568.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table:formula="of:=AVERAGE([.I492:.M492])" office:value-type="float" office:value="276.8" calcext:value-type="float">
            <text:p>276.8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492" calcext:value-type="float">
            <text:p>492</text:p>
          </table:table-cell>
          <table:table-cell office:value-type="float" office:value="320" calcext:value-type="float">
            <text:p>320</text:p>
          </table:table-cell>
          <table:table-cell office:value-type="float" office:value="455" calcext:value-type="float">
            <text:p>455</text:p>
          </table:table-cell>
          <table:table-cell office:value-type="float" office:value="341" calcext:value-type="float">
            <text:p>341</text:p>
          </table:table-cell>
          <table:table-cell office:value-type="float" office:value="906" calcext:value-type="float">
            <text:p>906</text:p>
          </table:table-cell>
          <table:table-cell table:formula="of:=AVERAGE([.B493:.F493])" office:value-type="float" office:value="502.8" calcext:value-type="float">
            <text:p>502.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table:formula="of:=AVERAGE([.I493:.M493])" office:value-type="float" office:value="301.4" calcext:value-type="float">
            <text:p>301.4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353" calcext:value-type="float">
            <text:p>353</text:p>
          </table:table-cell>
          <table:table-cell office:value-type="float" office:value="648" calcext:value-type="float">
            <text:p>648</text:p>
          </table:table-cell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728" calcext:value-type="float">
            <text:p>728</text:p>
          </table:table-cell>
          <table:table-cell table:formula="of:=AVERAGE([.B494:.F494])" office:value-type="float" office:value="617" calcext:value-type="float">
            <text:p>617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table:formula="of:=AVERAGE([.I494:.M494])" office:value-type="float" office:value="282.6" calcext:value-type="float">
            <text:p>282.6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627" calcext:value-type="float">
            <text:p>627</text:p>
          </table:table-cell>
          <table:table-cell office:value-type="float" office:value="894" calcext:value-type="float">
            <text:p>894</text:p>
          </table:table-cell>
          <table:table-cell office:value-type="float" office:value="1014" calcext:value-type="float">
            <text:p>1014</text:p>
          </table:table-cell>
          <table:table-cell office:value-type="float" office:value="492" calcext:value-type="float">
            <text:p>492</text:p>
          </table:table-cell>
          <table:table-cell office:value-type="float" office:value="1131" calcext:value-type="float">
            <text:p>1131</text:p>
          </table:table-cell>
          <table:table-cell table:formula="of:=AVERAGE([.B495:.F495])" office:value-type="float" office:value="831.6" calcext:value-type="float">
            <text:p>831.6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278" calcext:value-type="float">
            <text:p>278</text:p>
          </table:table-cell>
          <table:table-cell office:value-type="float" office:value="332" calcext:value-type="float">
            <text:p>332</text:p>
          </table:table-cell>
          <table:table-cell table:formula="of:=AVERAGE([.I495:.M495])" office:value-type="float" office:value="297.8" calcext:value-type="float">
            <text:p>297.8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425" calcext:value-type="float">
            <text:p>425</text:p>
          </table:table-cell>
          <table:table-cell office:value-type="float" office:value="906" calcext:value-type="float">
            <text:p>906</text:p>
          </table:table-cell>
          <table:table-cell office:value-type="float" office:value="606" calcext:value-type="float">
            <text:p>606</text:p>
          </table:table-cell>
          <table:table-cell office:value-type="float" office:value="758" calcext:value-type="float">
            <text:p>758</text:p>
          </table:table-cell>
          <table:table-cell office:value-type="float" office:value="868" calcext:value-type="float">
            <text:p>868</text:p>
          </table:table-cell>
          <table:table-cell table:formula="of:=AVERAGE([.B496:.F496])" office:value-type="float" office:value="712.6" calcext:value-type="float">
            <text:p>712.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table:formula="of:=AVERAGE([.I496:.M496])" office:value-type="float" office:value="294.8" calcext:value-type="float">
            <text:p>294.8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351" calcext:value-type="float">
            <text:p>351</text:p>
          </table:table-cell>
          <table:table-cell office:value-type="float" office:value="286" calcext:value-type="float">
            <text:p>286</text:p>
          </table:table-cell>
          <table:table-cell office:value-type="float" office:value="1714" calcext:value-type="float">
            <text:p>1714</text:p>
          </table:table-cell>
          <table:table-cell office:value-type="float" office:value="582" calcext:value-type="float">
            <text:p>582</text:p>
          </table:table-cell>
          <table:table-cell office:value-type="float" office:value="750" calcext:value-type="float">
            <text:p>750</text:p>
          </table:table-cell>
          <table:table-cell table:formula="of:=AVERAGE([.B497:.F497])" office:value-type="float" office:value="736.6" calcext:value-type="float">
            <text:p>736.6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77" calcext:value-type="float">
            <text:p>277</text:p>
          </table:table-cell>
          <table:table-cell table:formula="of:=AVERAGE([.I497:.M497])" office:value-type="float" office:value="294.8" calcext:value-type="float">
            <text:p>294.8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437" calcext:value-type="float">
            <text:p>437</text:p>
          </table:table-cell>
          <table:table-cell office:value-type="float" office:value="805" calcext:value-type="float">
            <text:p>805</text:p>
          </table:table-cell>
          <table:table-cell office:value-type="float" office:value="746" calcext:value-type="float">
            <text:p>746</text:p>
          </table:table-cell>
          <table:table-cell office:value-type="float" office:value="363" calcext:value-type="float">
            <text:p>363</text:p>
          </table:table-cell>
          <table:table-cell office:value-type="float" office:value="301" calcext:value-type="float">
            <text:p>301</text:p>
          </table:table-cell>
          <table:table-cell table:formula="of:=AVERAGE([.B498:.F498])" office:value-type="float" office:value="530.4" calcext:value-type="float">
            <text:p>530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formula="of:=AVERAGE([.I498:.M498])" office:value-type="float" office:value="281.8" calcext:value-type="float">
            <text:p>281.8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558" calcext:value-type="float">
            <text:p>558</text:p>
          </table:table-cell>
          <table:table-cell office:value-type="float" office:value="502" calcext:value-type="float">
            <text:p>502</text:p>
          </table:table-cell>
          <table:table-cell office:value-type="float" office:value="561" calcext:value-type="float">
            <text:p>561</text:p>
          </table:table-cell>
          <table:table-cell office:value-type="float" office:value="885" calcext:value-type="float">
            <text:p>885</text:p>
          </table:table-cell>
          <table:table-cell office:value-type="float" office:value="501" calcext:value-type="float">
            <text:p>501</text:p>
          </table:table-cell>
          <table:table-cell table:formula="of:=AVERAGE([.B499:.F499])" office:value-type="float" office:value="601.4" calcext:value-type="float">
            <text:p>601.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301" calcext:value-type="float">
            <text:p>301</text:p>
          </table:table-cell>
          <table:table-cell table:formula="of:=AVERAGE([.I499:.M499])" office:value-type="float" office:value="277.2" calcext:value-type="float">
            <text:p>277.2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558" calcext:value-type="float">
            <text:p>558</text:p>
          </table:table-cell>
          <table:table-cell office:value-type="float" office:value="694" calcext:value-type="float">
            <text:p>694</text:p>
          </table:table-cell>
          <table:table-cell office:value-type="float" office:value="492" calcext:value-type="float">
            <text:p>492</text:p>
          </table:table-cell>
          <table:table-cell office:value-type="float" office:value="785" calcext:value-type="float">
            <text:p>785</text:p>
          </table:table-cell>
          <table:table-cell office:value-type="float" office:value="674" calcext:value-type="float">
            <text:p>674</text:p>
          </table:table-cell>
          <table:table-cell table:formula="of:=AVERAGE([.B500:.F500])" office:value-type="float" office:value="640.6" calcext:value-type="float">
            <text:p>640.6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335" calcext:value-type="float">
            <text:p>335</text:p>
          </table:table-cell>
          <table:table-cell office:value-type="float" office:value="282" calcext:value-type="float">
            <text:p>282</text:p>
          </table:table-cell>
          <table:table-cell office:value-type="float" office:value="306" calcext:value-type="float">
            <text:p>306</text:p>
          </table:table-cell>
          <table:table-cell table:formula="of:=AVERAGE([.I500:.M500])" office:value-type="float" office:value="297.2" calcext:value-type="float">
            <text:p>297.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90" calcext:value-type="float">
            <text:p>290</text:p>
          </table:table-cell>
          <table:table-cell office:value-type="float" office:value="659" calcext:value-type="float">
            <text:p>659</text:p>
          </table:table-cell>
          <table:table-cell office:value-type="float" office:value="542" calcext:value-type="float">
            <text:p>542</text:p>
          </table:table-cell>
          <table:table-cell office:value-type="float" office:value="1105" calcext:value-type="float">
            <text:p>1105</text:p>
          </table:table-cell>
          <table:table-cell office:value-type="float" office:value="576" calcext:value-type="float">
            <text:p>576</text:p>
          </table:table-cell>
          <table:table-cell table:formula="of:=AVERAGE([.B501:.F501])" office:value-type="float" office:value="634.4" calcext:value-type="float">
            <text:p>634.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310" calcext:value-type="float">
            <text:p>310</text:p>
          </table:table-cell>
          <table:table-cell table:formula="of:=AVERAGE([.I501:.M501])" office:value-type="float" office:value="292.8" calcext:value-type="float">
            <text:p>29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21:04:52.148515661</meta:creation-date>
    <dc:date>2020-02-29T22:12:51.157836225</dc:date>
    <meta:editing-duration>PT25M47S</meta:editing-duration>
    <meta:editing-cycles>2</meta:editing-cycles>
    <meta:generator>LibreOffice/6.2.8.2$Linux_X86_64 LibreOffice_project/20$Build-2</meta:generator>
    <meta:document-statistic meta:table-count="1" meta:cell-count="65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automatic" chart:symbol-width="0.05cm" chart:symbol-height="0.05cm"/>
    </style:style>
    <style:style style:name="ch11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24cm" svg:height="16.506cm" xlink:href=".." xlink:type="simple" chart:class="chart:scatter" chart:style-name="ch1">
        <chart:legend chart:legend-position="end" svg:x="25.308cm" svg:y="7.207cm" style:legend-expansion="high" chart:style-name="ch2"/>
        <chart:plot-area chart:style-name="ch3" table:cell-range-address="Sheet1.A1:Sheet1.A501 Sheet1.G1:Sheet1.G501 Sheet1.N1:Sheet1.N501" chart:data-source-has-labels="row" svg:x="1.597cm" svg:y="0.33cm" svg:width="23.125cm" svg:height="14.865cm">
          <chartooo:coordinate-region svg:x="2.404cm" svg:y="0.53cm" svg:width="21.577cm" svg:height="14.018cm"/>
          <chart:axis chart:dimension="x" chart:name="primary-x" chart:style-name="ch4">
            <chart:title svg:x="12.255cm" svg:y="15.525cm" chart:style-name="ch5">
              <text:p>No. of Items</text:p>
            </chart:title>
            <chart:grid chart:style-name="ch6" chart:class="major"/>
          </chart:axis>
          <chart:axis chart:dimension="y" chart:name="primary-y" chart:style-name="ch4">
            <chart:title svg:x="0.451cm" svg:y="10.862cm" chart:style-name="ch7">
              <text:p>Time to Enqueue and Dequeue Items (ms)</text:p>
            </chart:title>
            <chart:grid chart:style-name="ch6" chart:class="major"/>
          </chart:axis>
          <chart:series chart:style-name="ch8" chart:values-cell-range-address="Sheet1.G2:Sheet1.G501" chart:label-cell-address="Sheet1.G1:Sheet1.G1" chart:class="chart:scatter">
            <chart:domain table:cell-range-address="Sheet1.A2:Sheet1.A501"/>
            <chart:regression-curve chart:style-name="ch9"/>
            <chart:data-point chart:repeated="497"/>
            <chart:data-point chart:style-name="ch10"/>
            <chart:data-point chart:repeated="2"/>
          </chart:series>
          <chart:series chart:style-name="ch11" chart:values-cell-range-address="Sheet1.N2:Sheet1.N501" chart:label-cell-address="Sheet1.N1:Sheet1.N1" chart:class="chart:scatter">
            <chart:regression-curve chart:style-name="ch12"/>
            <chart:data-point chart:repeated="297"/>
            <chart:data-point chart:style-name="ch10"/>
            <chart:data-point chart:repeated="83"/>
            <chart:data-point chart:style-name="ch10"/>
            <chart:data-point chart:repeated="86"/>
            <chart:data-point chart:style-name="ch10"/>
            <chart:data-point chart:repeated="3"/>
            <chart:data-point chart:style-name="ch10"/>
            <chart:data-point chart:repeated="3"/>
            <chart:data-point chart:style-name="ch10"/>
            <chart:data-point chart:repeated="6"/>
            <chart:data-point chart:style-name="ch10"/>
            <chart:data-point chart:repeated="11"/>
            <chart:data-point chart:style-name="ch10"/>
            <chart:data-point chart:repeated="3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</text:p>
                <draw:g>
                  <svg:desc>Sheet1.G1:Sheet1.G1</svg:desc>
                </draw:g>
              </table:table-cell>
              <table:table-cell office:value-type="string">
                <text:p>Locking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501</svg:desc>
                </draw:g>
              </table:table-cell>
              <table:table-cell office:value-type="float" office:value="20.4">
                <text:p>20.4</text:p>
                <draw:g>
                  <svg:desc>Sheet1.G2:Sheet1.G501</svg:desc>
                </draw:g>
              </table:table-cell>
              <table:table-cell office:value-type="float" office:value="21">
                <text:p>21</text:p>
                <draw:g>
                  <svg:desc>Sheet1.N2:Sheet1.N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5.6">
                <text:p>15.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5.8">
                <text:p>15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5.6">
                <text:p>15.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6">
                <text:p>1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6.6">
                <text:p>16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5.8">
                <text:p>15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5.8">
                <text:p>15.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15.8">
                <text:p>15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15.6">
                <text:p>15.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15.8">
                <text:p>15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6.4">
                <text:p>16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7.6">
                <text:p>17.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15.8">
                <text:p>15.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16.2">
                <text:p>16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16.8">
                <text:p>16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6.2">
                <text:p>16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16">
                <text:p>1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16.2">
                <text:p>16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7">
                <text:p>1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23.6">
                <text:p>23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16.6">
                <text:p>16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9.2">
                <text:p>19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16.2">
                <text:p>16.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16.2">
                <text:p>16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16.2">
                <text:p>16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16.6">
                <text:p>16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16.6">
                <text:p>16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16.6">
                <text:p>16.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16.4">
                <text:p>16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17">
                <text:p>1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16.8">
                <text:p>16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16.6">
                <text:p>16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16.6">
                <text:p>16.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17.6">
                <text:p>17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17.2">
                <text:p>17.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7">
                <text:p>1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17.6">
                <text:p>17.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17">
                <text:p>1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16.6">
                <text:p>16.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17.8">
                <text:p>17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18.2">
                <text:p>18.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17.2">
                <text:p>17.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19.2">
                <text:p>19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16.6">
                <text:p>16.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17">
                <text:p>1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17">
                <text:p>17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17.4">
                <text:p>17.4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22.2">
                <text:p>22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18.2">
                <text:p>18.2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17.8">
                <text:p>17.8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17.2">
                <text:p>17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20.8">
                <text:p>20.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17.2">
                <text:p>17.2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1.6">
                <text:p>21.6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17.4">
                <text:p>17.4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17">
                <text:p>17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21.2">
                <text:p>21.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9.4">
                <text:p>39.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20.4">
                <text:p>20.4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17.6">
                <text:p>17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53">
                <text:p>5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63.4">
                <text:p>63.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27.6">
                <text:p>27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20.2">
                <text:p>20.2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61.2">
                <text:p>61.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9">
                <text:p>39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8">
                <text:p>38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6.2">
                <text:p>36.2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27.6">
                <text:p>27.6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25.4">
                <text:p>25.4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50.2">
                <text:p>50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51.2">
                <text:p>51.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1.8">
                <text:p>41.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6.6">
                <text:p>46.6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62.6">
                <text:p>62.6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1.8">
                <text:p>31.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59.6">
                <text:p>59.6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184.4">
                <text:p>184.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9">
                <text:p>4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143.8">
                <text:p>143.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71.6">
                <text:p>71.6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98">
                <text:p>98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110.6">
                <text:p>110.6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69.8">
                <text:p>69.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130.4">
                <text:p>130.4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85">
                <text:p>8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76.4">
                <text:p>76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136">
                <text:p>1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83.8">
                <text:p>83.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111.4">
                <text:p>111.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">
                <text:p>101000</text:p>
              </table:table-cell>
              <table:table-cell office:value-type="float" office:value="62.6">
                <text:p>62.6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">
                <text:p>102000</text:p>
              </table:table-cell>
              <table:table-cell office:value-type="float" office:value="254.8">
                <text:p>254.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">
                <text:p>103000</text:p>
              </table:table-cell>
              <table:table-cell office:value-type="float" office:value="155">
                <text:p>155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">
                <text:p>104000</text:p>
              </table:table-cell>
              <table:table-cell office:value-type="float" office:value="55.4">
                <text:p>55.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">
                <text:p>105000</text:p>
              </table:table-cell>
              <table:table-cell office:value-type="float" office:value="111.6">
                <text:p>111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">
                <text:p>106000</text:p>
              </table:table-cell>
              <table:table-cell office:value-type="float" office:value="84.8">
                <text:p>84.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">
                <text:p>107000</text:p>
              </table:table-cell>
              <table:table-cell office:value-type="float" office:value="99.4">
                <text:p>99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">
                <text:p>108000</text:p>
              </table:table-cell>
              <table:table-cell office:value-type="float" office:value="83.6">
                <text:p>83.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">
                <text:p>109000</text:p>
              </table:table-cell>
              <table:table-cell office:value-type="float" office:value="65.2">
                <text:p>65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">
                <text:p>110000</text:p>
              </table:table-cell>
              <table:table-cell office:value-type="float" office:value="80.8">
                <text:p>80.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">
                <text:p>111000</text:p>
              </table:table-cell>
              <table:table-cell office:value-type="float" office:value="189">
                <text:p>18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">
                <text:p>112000</text:p>
              </table:table-cell>
              <table:table-cell office:value-type="float" office:value="90">
                <text:p>9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">
                <text:p>113000</text:p>
              </table:table-cell>
              <table:table-cell office:value-type="float" office:value="115.4">
                <text:p>115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">
                <text:p>114000</text:p>
              </table:table-cell>
              <table:table-cell office:value-type="float" office:value="145.6">
                <text:p>145.6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">
                <text:p>115000</text:p>
              </table:table-cell>
              <table:table-cell office:value-type="float" office:value="85.4">
                <text:p>85.4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">
                <text:p>116000</text:p>
              </table:table-cell>
              <table:table-cell office:value-type="float" office:value="167.8">
                <text:p>167.8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">
                <text:p>117000</text:p>
              </table:table-cell>
              <table:table-cell office:value-type="float" office:value="96.2">
                <text:p>96.2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">
                <text:p>118000</text:p>
              </table:table-cell>
              <table:table-cell office:value-type="float" office:value="141.6">
                <text:p>141.6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">
                <text:p>119000</text:p>
              </table:table-cell>
              <table:table-cell office:value-type="float" office:value="137.8">
                <text:p>137.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">
                <text:p>120000</text:p>
              </table:table-cell>
              <table:table-cell office:value-type="float" office:value="115.8">
                <text:p>115.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">
                <text:p>121000</text:p>
              </table:table-cell>
              <table:table-cell office:value-type="float" office:value="148.4">
                <text:p>148.4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">
                <text:p>122000</text:p>
              </table:table-cell>
              <table:table-cell office:value-type="float" office:value="248.6">
                <text:p>248.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">
                <text:p>123000</text:p>
              </table:table-cell>
              <table:table-cell office:value-type="float" office:value="274.8">
                <text:p>274.8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">
                <text:p>124000</text:p>
              </table:table-cell>
              <table:table-cell office:value-type="float" office:value="63.6">
                <text:p>63.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">
                <text:p>125000</text:p>
              </table:table-cell>
              <table:table-cell office:value-type="float" office:value="165.8">
                <text:p>165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">
                <text:p>126000</text:p>
              </table:table-cell>
              <table:table-cell office:value-type="float" office:value="88.8">
                <text:p>88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">
                <text:p>127000</text:p>
              </table:table-cell>
              <table:table-cell office:value-type="float" office:value="206">
                <text:p>206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">
                <text:p>128000</text:p>
              </table:table-cell>
              <table:table-cell office:value-type="float" office:value="142.2">
                <text:p>142.2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">
                <text:p>129000</text:p>
              </table:table-cell>
              <table:table-cell office:value-type="float" office:value="107.6">
                <text:p>107.6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">
                <text:p>130000</text:p>
              </table:table-cell>
              <table:table-cell office:value-type="float" office:value="101.8">
                <text:p>101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">
                <text:p>131000</text:p>
              </table:table-cell>
              <table:table-cell office:value-type="float" office:value="136.4">
                <text:p>136.4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">
                <text:p>132000</text:p>
              </table:table-cell>
              <table:table-cell office:value-type="float" office:value="96">
                <text:p>9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">
                <text:p>133000</text:p>
              </table:table-cell>
              <table:table-cell office:value-type="float" office:value="219.8">
                <text:p>219.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">
                <text:p>134000</text:p>
              </table:table-cell>
              <table:table-cell office:value-type="float" office:value="130.2">
                <text:p>130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">
                <text:p>135000</text:p>
              </table:table-cell>
              <table:table-cell office:value-type="float" office:value="184.2">
                <text:p>184.2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">
                <text:p>136000</text:p>
              </table:table-cell>
              <table:table-cell office:value-type="float" office:value="189.2">
                <text:p>189.2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">
                <text:p>137000</text:p>
              </table:table-cell>
              <table:table-cell office:value-type="float" office:value="121.6">
                <text:p>121.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">
                <text:p>138000</text:p>
              </table:table-cell>
              <table:table-cell office:value-type="float" office:value="117.6">
                <text:p>117.6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">
                <text:p>139000</text:p>
              </table:table-cell>
              <table:table-cell office:value-type="float" office:value="128.4">
                <text:p>128.4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">
                <text:p>140000</text:p>
              </table:table-cell>
              <table:table-cell office:value-type="float" office:value="132.2">
                <text:p>132.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">
                <text:p>141000</text:p>
              </table:table-cell>
              <table:table-cell office:value-type="float" office:value="105.6">
                <text:p>105.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">
                <text:p>142000</text:p>
              </table:table-cell>
              <table:table-cell office:value-type="float" office:value="123">
                <text:p>123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">
                <text:p>143000</text:p>
              </table:table-cell>
              <table:table-cell office:value-type="float" office:value="94.8">
                <text:p>94.8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">
                <text:p>144000</text:p>
              </table:table-cell>
              <table:table-cell office:value-type="float" office:value="275.8">
                <text:p>275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">
                <text:p>145000</text:p>
              </table:table-cell>
              <table:table-cell office:value-type="float" office:value="240.6">
                <text:p>240.6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">
                <text:p>146000</text:p>
              </table:table-cell>
              <table:table-cell office:value-type="float" office:value="211">
                <text:p>211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">
                <text:p>147000</text:p>
              </table:table-cell>
              <table:table-cell office:value-type="float" office:value="205.4">
                <text:p>205.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">
                <text:p>148000</text:p>
              </table:table-cell>
              <table:table-cell office:value-type="float" office:value="145.8">
                <text:p>145.8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">
                <text:p>149000</text:p>
              </table:table-cell>
              <table:table-cell office:value-type="float" office:value="285.8">
                <text:p>285.8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">
                <text:p>150000</text:p>
              </table:table-cell>
              <table:table-cell office:value-type="float" office:value="150.8">
                <text:p>150.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">
                <text:p>151000</text:p>
              </table:table-cell>
              <table:table-cell office:value-type="float" office:value="115.8">
                <text:p>115.8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">
                <text:p>152000</text:p>
              </table:table-cell>
              <table:table-cell office:value-type="float" office:value="164.8">
                <text:p>164.8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">
                <text:p>153000</text:p>
              </table:table-cell>
              <table:table-cell office:value-type="float" office:value="127.6">
                <text:p>127.6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">
                <text:p>154000</text:p>
              </table:table-cell>
              <table:table-cell office:value-type="float" office:value="156.2">
                <text:p>15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">
                <text:p>155000</text:p>
              </table:table-cell>
              <table:table-cell office:value-type="float" office:value="131.6">
                <text:p>131.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">
                <text:p>156000</text:p>
              </table:table-cell>
              <table:table-cell office:value-type="float" office:value="165">
                <text:p>165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">
                <text:p>157000</text:p>
              </table:table-cell>
              <table:table-cell office:value-type="float" office:value="183.4">
                <text:p>183.4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">
                <text:p>158000</text:p>
              </table:table-cell>
              <table:table-cell office:value-type="float" office:value="180.8">
                <text:p>180.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">
                <text:p>159000</text:p>
              </table:table-cell>
              <table:table-cell office:value-type="float" office:value="251.6">
                <text:p>251.6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">
                <text:p>160000</text:p>
              </table:table-cell>
              <table:table-cell office:value-type="float" office:value="165.6">
                <text:p>165.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">
                <text:p>161000</text:p>
              </table:table-cell>
              <table:table-cell office:value-type="float" office:value="214.4">
                <text:p>214.4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">
                <text:p>162000</text:p>
              </table:table-cell>
              <table:table-cell office:value-type="float" office:value="155.4">
                <text:p>155.4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">
                <text:p>163000</text:p>
              </table:table-cell>
              <table:table-cell office:value-type="float" office:value="151.6">
                <text:p>151.6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">
                <text:p>164000</text:p>
              </table:table-cell>
              <table:table-cell office:value-type="float" office:value="244.6">
                <text:p>244.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">
                <text:p>165000</text:p>
              </table:table-cell>
              <table:table-cell office:value-type="float" office:value="347.6">
                <text:p>347.6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">
                <text:p>166000</text:p>
              </table:table-cell>
              <table:table-cell office:value-type="float" office:value="221.2">
                <text:p>221.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">
                <text:p>167000</text:p>
              </table:table-cell>
              <table:table-cell office:value-type="float" office:value="220.8">
                <text:p>220.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">
                <text:p>168000</text:p>
              </table:table-cell>
              <table:table-cell office:value-type="float" office:value="132.2">
                <text:p>132.2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">
                <text:p>169000</text:p>
              </table:table-cell>
              <table:table-cell office:value-type="float" office:value="310.2">
                <text:p>310.2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">
                <text:p>170000</text:p>
              </table:table-cell>
              <table:table-cell office:value-type="float" office:value="119.2">
                <text:p>119.2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">
                <text:p>171000</text:p>
              </table:table-cell>
              <table:table-cell office:value-type="float" office:value="145.8">
                <text:p>145.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">
                <text:p>172000</text:p>
              </table:table-cell>
              <table:table-cell office:value-type="float" office:value="238">
                <text:p>238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">
                <text:p>173000</text:p>
              </table:table-cell>
              <table:table-cell office:value-type="float" office:value="155.4">
                <text:p>155.4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">
                <text:p>174000</text:p>
              </table:table-cell>
              <table:table-cell office:value-type="float" office:value="186.6">
                <text:p>186.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">
                <text:p>175000</text:p>
              </table:table-cell>
              <table:table-cell office:value-type="float" office:value="244.4">
                <text:p>244.4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">
                <text:p>176000</text:p>
              </table:table-cell>
              <table:table-cell office:value-type="float" office:value="285.4">
                <text:p>285.4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">
                <text:p>177000</text:p>
              </table:table-cell>
              <table:table-cell office:value-type="float" office:value="229.8">
                <text:p>229.8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">
                <text:p>178000</text:p>
              </table:table-cell>
              <table:table-cell office:value-type="float" office:value="286.4">
                <text:p>286.4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">
                <text:p>179000</text:p>
              </table:table-cell>
              <table:table-cell office:value-type="float" office:value="153.8">
                <text:p>153.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">
                <text:p>180000</text:p>
              </table:table-cell>
              <table:table-cell office:value-type="float" office:value="193.4">
                <text:p>193.4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">
                <text:p>181000</text:p>
              </table:table-cell>
              <table:table-cell office:value-type="float" office:value="237">
                <text:p>2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">
                <text:p>182000</text:p>
              </table:table-cell>
              <table:table-cell office:value-type="float" office:value="177">
                <text:p>177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">
                <text:p>183000</text:p>
              </table:table-cell>
              <table:table-cell office:value-type="float" office:value="218.8">
                <text:p>218.8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">
                <text:p>184000</text:p>
              </table:table-cell>
              <table:table-cell office:value-type="float" office:value="173">
                <text:p>173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">
                <text:p>185000</text:p>
              </table:table-cell>
              <table:table-cell office:value-type="float" office:value="152.8">
                <text:p>152.8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">
                <text:p>186000</text:p>
              </table:table-cell>
              <table:table-cell office:value-type="float" office:value="201.6">
                <text:p>201.6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">
                <text:p>187000</text:p>
              </table:table-cell>
              <table:table-cell office:value-type="float" office:value="383">
                <text:p>383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">
                <text:p>188000</text:p>
              </table:table-cell>
              <table:table-cell office:value-type="float" office:value="243">
                <text:p>2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">
                <text:p>189000</text:p>
              </table:table-cell>
              <table:table-cell office:value-type="float" office:value="277.4">
                <text:p>277.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">
                <text:p>190000</text:p>
              </table:table-cell>
              <table:table-cell office:value-type="float" office:value="216.6">
                <text:p>216.6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">
                <text:p>191000</text:p>
              </table:table-cell>
              <table:table-cell office:value-type="float" office:value="293">
                <text:p>29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">
                <text:p>192000</text:p>
              </table:table-cell>
              <table:table-cell office:value-type="float" office:value="220.4">
                <text:p>220.4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">
                <text:p>193000</text:p>
              </table:table-cell>
              <table:table-cell office:value-type="float" office:value="270.8">
                <text:p>270.8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">
                <text:p>194000</text:p>
              </table:table-cell>
              <table:table-cell office:value-type="float" office:value="248.6">
                <text:p>248.6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">
                <text:p>195000</text:p>
              </table:table-cell>
              <table:table-cell office:value-type="float" office:value="354.4">
                <text:p>354.4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">
                <text:p>196000</text:p>
              </table:table-cell>
              <table:table-cell office:value-type="float" office:value="258.8">
                <text:p>258.8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">
                <text:p>197000</text:p>
              </table:table-cell>
              <table:table-cell office:value-type="float" office:value="185.4">
                <text:p>185.4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">
                <text:p>198000</text:p>
              </table:table-cell>
              <table:table-cell office:value-type="float" office:value="190.8">
                <text:p>190.8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">
                <text:p>199000</text:p>
              </table:table-cell>
              <table:table-cell office:value-type="float" office:value="330.4">
                <text:p>330.4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">
                <text:p>200000</text:p>
              </table:table-cell>
              <table:table-cell office:value-type="float" office:value="613.8">
                <text:p>613.8</text:p>
              </table:table-cell>
              <table:table-cell office:value-type="float" office:value="119.6">
                <text:p>119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">
                <text:p>201000</text:p>
              </table:table-cell>
              <table:table-cell office:value-type="float" office:value="183.4">
                <text:p>183.4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">
                <text:p>202000</text:p>
              </table:table-cell>
              <table:table-cell office:value-type="float" office:value="254">
                <text:p>254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">
                <text:p>203000</text:p>
              </table:table-cell>
              <table:table-cell office:value-type="float" office:value="142.8">
                <text:p>142.8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">
                <text:p>204000</text:p>
              </table:table-cell>
              <table:table-cell office:value-type="float" office:value="219.2">
                <text:p>219.2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">
                <text:p>205000</text:p>
              </table:table-cell>
              <table:table-cell office:value-type="float" office:value="282.8">
                <text:p>282.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">
                <text:p>206000</text:p>
              </table:table-cell>
              <table:table-cell office:value-type="float" office:value="276.4">
                <text:p>276.4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">
                <text:p>207000</text:p>
              </table:table-cell>
              <table:table-cell office:value-type="float" office:value="286.2">
                <text:p>286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">
                <text:p>208000</text:p>
              </table:table-cell>
              <table:table-cell office:value-type="float" office:value="242.6">
                <text:p>242.6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">
                <text:p>209000</text:p>
              </table:table-cell>
              <table:table-cell office:value-type="float" office:value="236.6">
                <text:p>236.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">
                <text:p>210000</text:p>
              </table:table-cell>
              <table:table-cell office:value-type="float" office:value="342">
                <text:p>342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">
                <text:p>211000</text:p>
              </table:table-cell>
              <table:table-cell office:value-type="float" office:value="184.2">
                <text:p>184.2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">
                <text:p>212000</text:p>
              </table:table-cell>
              <table:table-cell office:value-type="float" office:value="183.2">
                <text:p>183.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">
                <text:p>213000</text:p>
              </table:table-cell>
              <table:table-cell office:value-type="float" office:value="214.8">
                <text:p>214.8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">
                <text:p>214000</text:p>
              </table:table-cell>
              <table:table-cell office:value-type="float" office:value="295.4">
                <text:p>295.4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">
                <text:p>215000</text:p>
              </table:table-cell>
              <table:table-cell office:value-type="float" office:value="274.4">
                <text:p>274.4</text:p>
              </table:table-cell>
              <table:table-cell office:value-type="float" office:value="131.8">
                <text:p>131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">
                <text:p>216000</text:p>
              </table:table-cell>
              <table:table-cell office:value-type="float" office:value="305.4">
                <text:p>305.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">
                <text:p>217000</text:p>
              </table:table-cell>
              <table:table-cell office:value-type="float" office:value="231.8">
                <text:p>231.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">
                <text:p>218000</text:p>
              </table:table-cell>
              <table:table-cell office:value-type="float" office:value="247.2">
                <text:p>247.2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">
                <text:p>219000</text:p>
              </table:table-cell>
              <table:table-cell office:value-type="float" office:value="258">
                <text:p>258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">
                <text:p>220000</text:p>
              </table:table-cell>
              <table:table-cell office:value-type="float" office:value="229">
                <text:p>22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">
                <text:p>221000</text:p>
              </table:table-cell>
              <table:table-cell office:value-type="float" office:value="241.2">
                <text:p>241.2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">
                <text:p>222000</text:p>
              </table:table-cell>
              <table:table-cell office:value-type="float" office:value="377">
                <text:p>377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">
                <text:p>223000</text:p>
              </table:table-cell>
              <table:table-cell office:value-type="float" office:value="284.8">
                <text:p>284.8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">
                <text:p>224000</text:p>
              </table:table-cell>
              <table:table-cell office:value-type="float" office:value="211.8">
                <text:p>211.8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">
                <text:p>225000</text:p>
              </table:table-cell>
              <table:table-cell office:value-type="float" office:value="245.8">
                <text:p>245.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">
                <text:p>226000</text:p>
              </table:table-cell>
              <table:table-cell office:value-type="float" office:value="226.2">
                <text:p>226.2</text:p>
              </table:table-cell>
              <table:table-cell office:value-type="float" office:value="138.8">
                <text:p>138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">
                <text:p>227000</text:p>
              </table:table-cell>
              <table:table-cell office:value-type="float" office:value="294.2">
                <text:p>294.2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">
                <text:p>228000</text:p>
              </table:table-cell>
              <table:table-cell office:value-type="float" office:value="217.2">
                <text:p>217.2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">
                <text:p>229000</text:p>
              </table:table-cell>
              <table:table-cell office:value-type="float" office:value="298.8">
                <text:p>298.8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">
                <text:p>230000</text:p>
              </table:table-cell>
              <table:table-cell office:value-type="float" office:value="299">
                <text:p>29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">
                <text:p>231000</text:p>
              </table:table-cell>
              <table:table-cell office:value-type="float" office:value="291.6">
                <text:p>291.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">
                <text:p>232000</text:p>
              </table:table-cell>
              <table:table-cell office:value-type="float" office:value="328.6">
                <text:p>328.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">
                <text:p>233000</text:p>
              </table:table-cell>
              <table:table-cell office:value-type="float" office:value="333.4">
                <text:p>333.4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">
                <text:p>234000</text:p>
              </table:table-cell>
              <table:table-cell office:value-type="float" office:value="403.6">
                <text:p>403.6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">
                <text:p>235000</text:p>
              </table:table-cell>
              <table:table-cell office:value-type="float" office:value="244.8">
                <text:p>244.8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">
                <text:p>236000</text:p>
              </table:table-cell>
              <table:table-cell office:value-type="float" office:value="442.2">
                <text:p>442.2</text:p>
              </table:table-cell>
              <table:table-cell office:value-type="float" office:value="137.6">
                <text:p>137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">
                <text:p>237000</text:p>
              </table:table-cell>
              <table:table-cell office:value-type="float" office:value="274.2">
                <text:p>274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">
                <text:p>238000</text:p>
              </table:table-cell>
              <table:table-cell office:value-type="float" office:value="225.8">
                <text:p>225.8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">
                <text:p>239000</text:p>
              </table:table-cell>
              <table:table-cell office:value-type="float" office:value="408.6">
                <text:p>408.6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">
                <text:p>240000</text:p>
              </table:table-cell>
              <table:table-cell office:value-type="float" office:value="206.8">
                <text:p>206.8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">
                <text:p>241000</text:p>
              </table:table-cell>
              <table:table-cell office:value-type="float" office:value="261.8">
                <text:p>261.8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">
                <text:p>242000</text:p>
              </table:table-cell>
              <table:table-cell office:value-type="float" office:value="395">
                <text:p>395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">
                <text:p>243000</text:p>
              </table:table-cell>
              <table:table-cell office:value-type="float" office:value="328.4">
                <text:p>328.4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">
                <text:p>244000</text:p>
              </table:table-cell>
              <table:table-cell office:value-type="float" office:value="267">
                <text:p>267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">
                <text:p>245000</text:p>
              </table:table-cell>
              <table:table-cell office:value-type="float" office:value="214">
                <text:p>214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">
                <text:p>246000</text:p>
              </table:table-cell>
              <table:table-cell office:value-type="float" office:value="274.6">
                <text:p>274.6</text:p>
              </table:table-cell>
              <table:table-cell office:value-type="float" office:value="134.8">
                <text:p>134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">
                <text:p>247000</text:p>
              </table:table-cell>
              <table:table-cell office:value-type="float" office:value="280.4">
                <text:p>280.4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">
                <text:p>248000</text:p>
              </table:table-cell>
              <table:table-cell office:value-type="float" office:value="289.6">
                <text:p>289.6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">
                <text:p>249000</text:p>
              </table:table-cell>
              <table:table-cell office:value-type="float" office:value="201.2">
                <text:p>201.2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">
                <text:p>250000</text:p>
              </table:table-cell>
              <table:table-cell office:value-type="float" office:value="224.4">
                <text:p>224.4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">
                <text:p>251000</text:p>
              </table:table-cell>
              <table:table-cell office:value-type="float" office:value="305.4">
                <text:p>305.4</text:p>
              </table:table-cell>
              <table:table-cell office:value-type="float" office:value="146.8">
                <text:p>146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">
                <text:p>252000</text:p>
              </table:table-cell>
              <table:table-cell office:value-type="float" office:value="422">
                <text:p>422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">
                <text:p>253000</text:p>
              </table:table-cell>
              <table:table-cell office:value-type="float" office:value="260">
                <text:p>260</text:p>
              </table:table-cell>
              <table:table-cell office:value-type="float" office:value="156.8">
                <text:p>156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">
                <text:p>254000</text:p>
              </table:table-cell>
              <table:table-cell office:value-type="float" office:value="283.4">
                <text:p>283.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">
                <text:p>255000</text:p>
              </table:table-cell>
              <table:table-cell office:value-type="float" office:value="409.2">
                <text:p>409.2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">
                <text:p>256000</text:p>
              </table:table-cell>
              <table:table-cell office:value-type="float" office:value="295.8">
                <text:p>295.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">
                <text:p>257000</text:p>
              </table:table-cell>
              <table:table-cell office:value-type="float" office:value="364.8">
                <text:p>364.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">
                <text:p>258000</text:p>
              </table:table-cell>
              <table:table-cell office:value-type="float" office:value="320.8">
                <text:p>320.8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">
                <text:p>259000</text:p>
              </table:table-cell>
              <table:table-cell office:value-type="float" office:value="442.2">
                <text:p>442.2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">
                <text:p>260000</text:p>
              </table:table-cell>
              <table:table-cell office:value-type="float" office:value="287.6">
                <text:p>287.6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">
                <text:p>261000</text:p>
              </table:table-cell>
              <table:table-cell office:value-type="float" office:value="281.6">
                <text:p>281.6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">
                <text:p>262000</text:p>
              </table:table-cell>
              <table:table-cell office:value-type="float" office:value="317.6">
                <text:p>317.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">
                <text:p>263000</text:p>
              </table:table-cell>
              <table:table-cell office:value-type="float" office:value="303.8">
                <text:p>303.8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">
                <text:p>264000</text:p>
              </table:table-cell>
              <table:table-cell office:value-type="float" office:value="327">
                <text:p>3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">
                <text:p>265000</text:p>
              </table:table-cell>
              <table:table-cell office:value-type="float" office:value="407.8">
                <text:p>407.8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">
                <text:p>266000</text:p>
              </table:table-cell>
              <table:table-cell office:value-type="float" office:value="294.2">
                <text:p>294.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">
                <text:p>267000</text:p>
              </table:table-cell>
              <table:table-cell office:value-type="float" office:value="346">
                <text:p>346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">
                <text:p>268000</text:p>
              </table:table-cell>
              <table:table-cell office:value-type="float" office:value="401.8">
                <text:p>401.8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">
                <text:p>269000</text:p>
              </table:table-cell>
              <table:table-cell office:value-type="float" office:value="336.6">
                <text:p>336.6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">
                <text:p>270000</text:p>
              </table:table-cell>
              <table:table-cell office:value-type="float" office:value="273.6">
                <text:p>273.6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">
                <text:p>271000</text:p>
              </table:table-cell>
              <table:table-cell office:value-type="float" office:value="273.2">
                <text:p>273.2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">
                <text:p>272000</text:p>
              </table:table-cell>
              <table:table-cell office:value-type="float" office:value="311.2">
                <text:p>311.2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">
                <text:p>273000</text:p>
              </table:table-cell>
              <table:table-cell office:value-type="float" office:value="328">
                <text:p>328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">
                <text:p>274000</text:p>
              </table:table-cell>
              <table:table-cell office:value-type="float" office:value="301.8">
                <text:p>301.8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">
                <text:p>275000</text:p>
              </table:table-cell>
              <table:table-cell office:value-type="float" office:value="361">
                <text:p>361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">
                <text:p>276000</text:p>
              </table:table-cell>
              <table:table-cell office:value-type="float" office:value="350.8">
                <text:p>350.8</text:p>
              </table:table-cell>
              <table:table-cell office:value-type="float" office:value="160.8">
                <text:p>160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">
                <text:p>277000</text:p>
              </table:table-cell>
              <table:table-cell office:value-type="float" office:value="291">
                <text:p>291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">
                <text:p>278000</text:p>
              </table:table-cell>
              <table:table-cell office:value-type="float" office:value="359.6">
                <text:p>359.6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">
                <text:p>279000</text:p>
              </table:table-cell>
              <table:table-cell office:value-type="float" office:value="277.6">
                <text:p>277.6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">
                <text:p>280000</text:p>
              </table:table-cell>
              <table:table-cell office:value-type="float" office:value="345.8">
                <text:p>345.8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">
                <text:p>281000</text:p>
              </table:table-cell>
              <table:table-cell office:value-type="float" office:value="259.2">
                <text:p>259.2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">
                <text:p>282000</text:p>
              </table:table-cell>
              <table:table-cell office:value-type="float" office:value="347.8">
                <text:p>347.8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">
                <text:p>283000</text:p>
              </table:table-cell>
              <table:table-cell office:value-type="float" office:value="442.2">
                <text:p>442.2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">
                <text:p>284000</text:p>
              </table:table-cell>
              <table:table-cell office:value-type="float" office:value="297.6">
                <text:p>297.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">
                <text:p>285000</text:p>
              </table:table-cell>
              <table:table-cell office:value-type="float" office:value="396.4">
                <text:p>396.4</text:p>
              </table:table-cell>
              <table:table-cell office:value-type="float" office:value="168.8">
                <text:p>168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">
                <text:p>286000</text:p>
              </table:table-cell>
              <table:table-cell office:value-type="float" office:value="261.2">
                <text:p>261.2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">
                <text:p>287000</text:p>
              </table:table-cell>
              <table:table-cell office:value-type="float" office:value="314.6">
                <text:p>314.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">
                <text:p>288000</text:p>
              </table:table-cell>
              <table:table-cell office:value-type="float" office:value="325">
                <text:p>3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">
                <text:p>289000</text:p>
              </table:table-cell>
              <table:table-cell office:value-type="float" office:value="337">
                <text:p>337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">
                <text:p>290000</text:p>
              </table:table-cell>
              <table:table-cell office:value-type="float" office:value="428.2">
                <text:p>428.2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">
                <text:p>291000</text:p>
              </table:table-cell>
              <table:table-cell office:value-type="float" office:value="449">
                <text:p>449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">
                <text:p>292000</text:p>
              </table:table-cell>
              <table:table-cell office:value-type="float" office:value="474.4">
                <text:p>474.4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">
                <text:p>293000</text:p>
              </table:table-cell>
              <table:table-cell office:value-type="float" office:value="471.6">
                <text:p>471.6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">
                <text:p>294000</text:p>
              </table:table-cell>
              <table:table-cell office:value-type="float" office:value="282">
                <text:p>2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">
                <text:p>295000</text:p>
              </table:table-cell>
              <table:table-cell office:value-type="float" office:value="350.4">
                <text:p>350.4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">
                <text:p>296000</text:p>
              </table:table-cell>
              <table:table-cell office:value-type="float" office:value="358.2">
                <text:p>358.2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">
                <text:p>297000</text:p>
              </table:table-cell>
              <table:table-cell office:value-type="float" office:value="456.4">
                <text:p>456.4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">
                <text:p>298000</text:p>
              </table:table-cell>
              <table:table-cell office:value-type="float" office:value="463.8">
                <text:p>463.8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">
                <text:p>299000</text:p>
              </table:table-cell>
              <table:table-cell office:value-type="float" office:value="348.2">
                <text:p>348.2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">
                <text:p>300000</text:p>
              </table:table-cell>
              <table:table-cell office:value-type="float" office:value="399.6">
                <text:p>399.6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">
                <text:p>301000</text:p>
              </table:table-cell>
              <table:table-cell office:value-type="float" office:value="293.4">
                <text:p>293.4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">
                <text:p>302000</text:p>
              </table:table-cell>
              <table:table-cell office:value-type="float" office:value="390.6">
                <text:p>390.6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">
                <text:p>303000</text:p>
              </table:table-cell>
              <table:table-cell office:value-type="float" office:value="437.8">
                <text:p>437.8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">
                <text:p>304000</text:p>
              </table:table-cell>
              <table:table-cell office:value-type="float" office:value="552.4">
                <text:p>552.4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">
                <text:p>305000</text:p>
              </table:table-cell>
              <table:table-cell office:value-type="float" office:value="427.8">
                <text:p>427.8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">
                <text:p>306000</text:p>
              </table:table-cell>
              <table:table-cell office:value-type="float" office:value="267.2">
                <text:p>267.2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">
                <text:p>307000</text:p>
              </table:table-cell>
              <table:table-cell office:value-type="float" office:value="277.6">
                <text:p>277.6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">
                <text:p>308000</text:p>
              </table:table-cell>
              <table:table-cell office:value-type="float" office:value="244.2">
                <text:p>244.2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">
                <text:p>309000</text:p>
              </table:table-cell>
              <table:table-cell office:value-type="float" office:value="385.4">
                <text:p>385.4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">
                <text:p>310000</text:p>
              </table:table-cell>
              <table:table-cell office:value-type="float" office:value="387.4">
                <text:p>387.4</text:p>
              </table:table-cell>
              <table:table-cell office:value-type="float" office:value="180.8">
                <text:p>180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">
                <text:p>311000</text:p>
              </table:table-cell>
              <table:table-cell office:value-type="float" office:value="428">
                <text:p>428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">
                <text:p>312000</text:p>
              </table:table-cell>
              <table:table-cell office:value-type="float" office:value="481.2">
                <text:p>481.2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">
                <text:p>313000</text:p>
              </table:table-cell>
              <table:table-cell office:value-type="float" office:value="389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">
                <text:p>314000</text:p>
              </table:table-cell>
              <table:table-cell office:value-type="float" office:value="376.6">
                <text:p>376.6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">
                <text:p>315000</text:p>
              </table:table-cell>
              <table:table-cell office:value-type="float" office:value="350.2">
                <text:p>350.2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">
                <text:p>316000</text:p>
              </table:table-cell>
              <table:table-cell office:value-type="float" office:value="505.8">
                <text:p>505.8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">
                <text:p>317000</text:p>
              </table:table-cell>
              <table:table-cell office:value-type="float" office:value="363.2">
                <text:p>363.2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">
                <text:p>318000</text:p>
              </table:table-cell>
              <table:table-cell office:value-type="float" office:value="550.6">
                <text:p>550.6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">
                <text:p>319000</text:p>
              </table:table-cell>
              <table:table-cell office:value-type="float" office:value="419.8">
                <text:p>419.8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">
                <text:p>320000</text:p>
              </table:table-cell>
              <table:table-cell office:value-type="float" office:value="373.8">
                <text:p>373.8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">
                <text:p>321000</text:p>
              </table:table-cell>
              <table:table-cell office:value-type="float" office:value="370.6">
                <text:p>370.6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">
                <text:p>322000</text:p>
              </table:table-cell>
              <table:table-cell office:value-type="float" office:value="358.8">
                <text:p>358.8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">
                <text:p>323000</text:p>
              </table:table-cell>
              <table:table-cell office:value-type="float" office:value="293.2">
                <text:p>293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">
                <text:p>324000</text:p>
              </table:table-cell>
              <table:table-cell office:value-type="float" office:value="393.6">
                <text:p>393.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">
                <text:p>325000</text:p>
              </table:table-cell>
              <table:table-cell office:value-type="float" office:value="312.4">
                <text:p>312.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">
                <text:p>326000</text:p>
              </table:table-cell>
              <table:table-cell office:value-type="float" office:value="383.6">
                <text:p>383.6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">
                <text:p>327000</text:p>
              </table:table-cell>
              <table:table-cell office:value-type="float" office:value="487.8">
                <text:p>487.8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">
                <text:p>328000</text:p>
              </table:table-cell>
              <table:table-cell office:value-type="float" office:value="334.4">
                <text:p>334.4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">
                <text:p>329000</text:p>
              </table:table-cell>
              <table:table-cell office:value-type="float" office:value="285.6">
                <text:p>285.6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">
                <text:p>330000</text:p>
              </table:table-cell>
              <table:table-cell office:value-type="float" office:value="526.2">
                <text:p>526.2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">
                <text:p>331000</text:p>
              </table:table-cell>
              <table:table-cell office:value-type="float" office:value="240.2">
                <text:p>240.2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">
                <text:p>332000</text:p>
              </table:table-cell>
              <table:table-cell office:value-type="float" office:value="534.4">
                <text:p>534.4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">
                <text:p>333000</text:p>
              </table:table-cell>
              <table:table-cell office:value-type="float" office:value="345.4">
                <text:p>345.4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">
                <text:p>334000</text:p>
              </table:table-cell>
              <table:table-cell office:value-type="float" office:value="285.6">
                <text:p>285.6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">
                <text:p>335000</text:p>
              </table:table-cell>
              <table:table-cell office:value-type="float" office:value="364.6">
                <text:p>364.6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">
                <text:p>336000</text:p>
              </table:table-cell>
              <table:table-cell office:value-type="float" office:value="426.4">
                <text:p>426.4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">
                <text:p>337000</text:p>
              </table:table-cell>
              <table:table-cell office:value-type="float" office:value="407">
                <text:p>407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">
                <text:p>338000</text:p>
              </table:table-cell>
              <table:table-cell office:value-type="float" office:value="283.8">
                <text:p>283.8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">
                <text:p>339000</text:p>
              </table:table-cell>
              <table:table-cell office:value-type="float" office:value="469.6">
                <text:p>469.6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">
                <text:p>340000</text:p>
              </table:table-cell>
              <table:table-cell office:value-type="float" office:value="389">
                <text:p>38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">
                <text:p>341000</text:p>
              </table:table-cell>
              <table:table-cell office:value-type="float" office:value="390.8">
                <text:p>390.8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">
                <text:p>342000</text:p>
              </table:table-cell>
              <table:table-cell office:value-type="float" office:value="427.6">
                <text:p>427.6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">
                <text:p>343000</text:p>
              </table:table-cell>
              <table:table-cell office:value-type="float" office:value="337.4">
                <text:p>337.4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">
                <text:p>344000</text:p>
              </table:table-cell>
              <table:table-cell office:value-type="float" office:value="397.8">
                <text:p>397.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">
                <text:p>345000</text:p>
              </table:table-cell>
              <table:table-cell office:value-type="float" office:value="531.6">
                <text:p>531.6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">
                <text:p>346000</text:p>
              </table:table-cell>
              <table:table-cell office:value-type="float" office:value="378.2">
                <text:p>378.2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">
                <text:p>347000</text:p>
              </table:table-cell>
              <table:table-cell office:value-type="float" office:value="305.6">
                <text:p>305.6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">
                <text:p>348000</text:p>
              </table:table-cell>
              <table:table-cell office:value-type="float" office:value="476.8">
                <text:p>476.8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">
                <text:p>349000</text:p>
              </table:table-cell>
              <table:table-cell office:value-type="float" office:value="419.4">
                <text:p>419.4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">
                <text:p>350000</text:p>
              </table:table-cell>
              <table:table-cell office:value-type="float" office:value="369">
                <text:p>369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">
                <text:p>351000</text:p>
              </table:table-cell>
              <table:table-cell office:value-type="float" office:value="294.8">
                <text:p>294.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">
                <text:p>352000</text:p>
              </table:table-cell>
              <table:table-cell office:value-type="float" office:value="307.2">
                <text:p>307.2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">
                <text:p>353000</text:p>
              </table:table-cell>
              <table:table-cell office:value-type="float" office:value="332.2">
                <text:p>332.2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">
                <text:p>354000</text:p>
              </table:table-cell>
              <table:table-cell office:value-type="float" office:value="304.4">
                <text:p>304.4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">
                <text:p>355000</text:p>
              </table:table-cell>
              <table:table-cell office:value-type="float" office:value="369.2">
                <text:p>369.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">
                <text:p>356000</text:p>
              </table:table-cell>
              <table:table-cell office:value-type="float" office:value="403.8">
                <text:p>403.8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">
                <text:p>357000</text:p>
              </table:table-cell>
              <table:table-cell office:value-type="float" office:value="433.8">
                <text:p>433.8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">
                <text:p>358000</text:p>
              </table:table-cell>
              <table:table-cell office:value-type="float" office:value="368">
                <text:p>368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">
                <text:p>359000</text:p>
              </table:table-cell>
              <table:table-cell office:value-type="float" office:value="429.8">
                <text:p>429.8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">
                <text:p>360000</text:p>
              </table:table-cell>
              <table:table-cell office:value-type="float" office:value="466">
                <text:p>466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">
                <text:p>361000</text:p>
              </table:table-cell>
              <table:table-cell office:value-type="float" office:value="536.2">
                <text:p>536.2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">
                <text:p>362000</text:p>
              </table:table-cell>
              <table:table-cell office:value-type="float" office:value="553.8">
                <text:p>553.8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">
                <text:p>363000</text:p>
              </table:table-cell>
              <table:table-cell office:value-type="float" office:value="518.2">
                <text:p>518.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">
                <text:p>364000</text:p>
              </table:table-cell>
              <table:table-cell office:value-type="float" office:value="440.4">
                <text:p>440.4</text:p>
              </table:table-cell>
              <table:table-cell office:value-type="float" office:value="209.2">
                <text:p>209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">
                <text:p>365000</text:p>
              </table:table-cell>
              <table:table-cell office:value-type="float" office:value="413.4">
                <text:p>413.4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">
                <text:p>366000</text:p>
              </table:table-cell>
              <table:table-cell office:value-type="float" office:value="383.6">
                <text:p>383.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">
                <text:p>367000</text:p>
              </table:table-cell>
              <table:table-cell office:value-type="float" office:value="374">
                <text:p>37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">
                <text:p>368000</text:p>
              </table:table-cell>
              <table:table-cell office:value-type="float" office:value="415">
                <text:p>415</text:p>
              </table:table-cell>
              <table:table-cell office:value-type="float" office:value="210.4">
                <text:p>210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">
                <text:p>369000</text:p>
              </table:table-cell>
              <table:table-cell office:value-type="float" office:value="462.4">
                <text:p>462.4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">
                <text:p>370000</text:p>
              </table:table-cell>
              <table:table-cell office:value-type="float" office:value="387.8">
                <text:p>387.8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">
                <text:p>371000</text:p>
              </table:table-cell>
              <table:table-cell office:value-type="float" office:value="425.2">
                <text:p>425.2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">
                <text:p>372000</text:p>
              </table:table-cell>
              <table:table-cell office:value-type="float" office:value="451.2">
                <text:p>451.2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">
                <text:p>373000</text:p>
              </table:table-cell>
              <table:table-cell office:value-type="float" office:value="440.2">
                <text:p>440.2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">
                <text:p>374000</text:p>
              </table:table-cell>
              <table:table-cell office:value-type="float" office:value="311.8">
                <text:p>311.8</text:p>
              </table:table-cell>
              <table:table-cell office:value-type="float" office:value="217.4">
                <text:p>217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">
                <text:p>375000</text:p>
              </table:table-cell>
              <table:table-cell office:value-type="float" office:value="396.4">
                <text:p>396.4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">
                <text:p>376000</text:p>
              </table:table-cell>
              <table:table-cell office:value-type="float" office:value="528.4">
                <text:p>528.4</text:p>
              </table:table-cell>
              <table:table-cell office:value-type="float" office:value="212.6">
                <text:p>212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">
                <text:p>377000</text:p>
              </table:table-cell>
              <table:table-cell office:value-type="float" office:value="441.2">
                <text:p>441.2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">
                <text:p>378000</text:p>
              </table:table-cell>
              <table:table-cell office:value-type="float" office:value="555.6">
                <text:p>555.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">
                <text:p>379000</text:p>
              </table:table-cell>
              <table:table-cell office:value-type="float" office:value="427">
                <text:p>42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">
                <text:p>380000</text:p>
              </table:table-cell>
              <table:table-cell office:value-type="float" office:value="508.6">
                <text:p>508.6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">
                <text:p>381000</text:p>
              </table:table-cell>
              <table:table-cell office:value-type="float" office:value="505.4">
                <text:p>505.4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">
                <text:p>382000</text:p>
              </table:table-cell>
              <table:table-cell office:value-type="float" office:value="522">
                <text:p>522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">
                <text:p>383000</text:p>
              </table:table-cell>
              <table:table-cell office:value-type="float" office:value="511.8">
                <text:p>511.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">
                <text:p>384000</text:p>
              </table:table-cell>
              <table:table-cell office:value-type="float" office:value="479.6">
                <text:p>479.6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">
                <text:p>385000</text:p>
              </table:table-cell>
              <table:table-cell office:value-type="float" office:value="341.2">
                <text:p>341.2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">
                <text:p>386000</text:p>
              </table:table-cell>
              <table:table-cell office:value-type="float" office:value="675.6">
                <text:p>675.6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">
                <text:p>387000</text:p>
              </table:table-cell>
              <table:table-cell office:value-type="float" office:value="410.8">
                <text:p>410.8</text:p>
              </table:table-cell>
              <table:table-cell office:value-type="float" office:value="222.6">
                <text:p>222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">
                <text:p>388000</text:p>
              </table:table-cell>
              <table:table-cell office:value-type="float" office:value="412.2">
                <text:p>412.2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">
                <text:p>389000</text:p>
              </table:table-cell>
              <table:table-cell office:value-type="float" office:value="413.6">
                <text:p>413.6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">
                <text:p>390000</text:p>
              </table:table-cell>
              <table:table-cell office:value-type="float" office:value="482.6">
                <text:p>482.6</text:p>
              </table:table-cell>
              <table:table-cell office:value-type="float" office:value="233.6">
                <text:p>233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">
                <text:p>391000</text:p>
              </table:table-cell>
              <table:table-cell office:value-type="float" office:value="465.4">
                <text:p>465.4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">
                <text:p>392000</text:p>
              </table:table-cell>
              <table:table-cell office:value-type="float" office:value="638">
                <text:p>63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">
                <text:p>393000</text:p>
              </table:table-cell>
              <table:table-cell office:value-type="float" office:value="330.6">
                <text:p>330.6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">
                <text:p>394000</text:p>
              </table:table-cell>
              <table:table-cell office:value-type="float" office:value="440.8">
                <text:p>440.8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">
                <text:p>395000</text:p>
              </table:table-cell>
              <table:table-cell office:value-type="float" office:value="509.8">
                <text:p>509.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">
                <text:p>396000</text:p>
              </table:table-cell>
              <table:table-cell office:value-type="float" office:value="433.2">
                <text:p>433.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">
                <text:p>397000</text:p>
              </table:table-cell>
              <table:table-cell office:value-type="float" office:value="587.6">
                <text:p>587.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">
                <text:p>398000</text:p>
              </table:table-cell>
              <table:table-cell office:value-type="float" office:value="504.4">
                <text:p>504.4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">
                <text:p>399000</text:p>
              </table:table-cell>
              <table:table-cell office:value-type="float" office:value="517.4">
                <text:p>517.4</text:p>
              </table:table-cell>
              <table:table-cell office:value-type="float" office:value="234.6">
                <text:p>234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">
                <text:p>400000</text:p>
              </table:table-cell>
              <table:table-cell office:value-type="float" office:value="441.6">
                <text:p>441.6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0">
                <text:p>401000</text:p>
              </table:table-cell>
              <table:table-cell office:value-type="float" office:value="364">
                <text:p>364</text:p>
              </table:table-cell>
              <table:table-cell office:value-type="float" office:value="231.2">
                <text:p>231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0">
                <text:p>402000</text:p>
              </table:table-cell>
              <table:table-cell office:value-type="float" office:value="477">
                <text:p>477</text:p>
              </table:table-cell>
              <table:table-cell office:value-type="float" office:value="223.8">
                <text:p>223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0">
                <text:p>403000</text:p>
              </table:table-cell>
              <table:table-cell office:value-type="float" office:value="656.4">
                <text:p>656.4</text:p>
              </table:table-cell>
              <table:table-cell office:value-type="float" office:value="234.6">
                <text:p>234.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0">
                <text:p>404000</text:p>
              </table:table-cell>
              <table:table-cell office:value-type="float" office:value="413.4">
                <text:p>413.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0">
                <text:p>405000</text:p>
              </table:table-cell>
              <table:table-cell office:value-type="float" office:value="442.4">
                <text:p>442.4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0">
                <text:p>406000</text:p>
              </table:table-cell>
              <table:table-cell office:value-type="float" office:value="377.2">
                <text:p>377.2</text:p>
              </table:table-cell>
              <table:table-cell office:value-type="float" office:value="247.6">
                <text:p>247.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0">
                <text:p>407000</text:p>
              </table:table-cell>
              <table:table-cell office:value-type="float" office:value="506.6">
                <text:p>506.6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0">
                <text:p>408000</text:p>
              </table:table-cell>
              <table:table-cell office:value-type="float" office:value="549.2">
                <text:p>549.2</text:p>
              </table:table-cell>
              <table:table-cell office:value-type="float" office:value="238.8">
                <text:p>238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0">
                <text:p>409000</text:p>
              </table:table-cell>
              <table:table-cell office:value-type="float" office:value="476">
                <text:p>476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0">
                <text:p>410000</text:p>
              </table:table-cell>
              <table:table-cell office:value-type="float" office:value="580.6">
                <text:p>580.6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0">
                <text:p>411000</text:p>
              </table:table-cell>
              <table:table-cell office:value-type="float" office:value="431.8">
                <text:p>431.8</text:p>
              </table:table-cell>
              <table:table-cell office:value-type="float" office:value="234.6">
                <text:p>234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0">
                <text:p>412000</text:p>
              </table:table-cell>
              <table:table-cell office:value-type="float" office:value="367">
                <text:p>367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0">
                <text:p>413000</text:p>
              </table:table-cell>
              <table:table-cell office:value-type="float" office:value="466.2">
                <text:p>466.2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0">
                <text:p>414000</text:p>
              </table:table-cell>
              <table:table-cell office:value-type="float" office:value="630">
                <text:p>630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0">
                <text:p>415000</text:p>
              </table:table-cell>
              <table:table-cell office:value-type="float" office:value="476.2">
                <text:p>476.2</text:p>
              </table:table-cell>
              <table:table-cell office:value-type="float" office:value="246.4">
                <text:p>246.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0">
                <text:p>416000</text:p>
              </table:table-cell>
              <table:table-cell office:value-type="float" office:value="396.8">
                <text:p>396.8</text:p>
              </table:table-cell>
              <table:table-cell office:value-type="float" office:value="238.2">
                <text:p>238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0">
                <text:p>417000</text:p>
              </table:table-cell>
              <table:table-cell office:value-type="float" office:value="452.2">
                <text:p>452.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0">
                <text:p>418000</text:p>
              </table:table-cell>
              <table:table-cell office:value-type="float" office:value="403.8">
                <text:p>403.8</text:p>
              </table:table-cell>
              <table:table-cell office:value-type="float" office:value="239.8">
                <text:p>239.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0">
                <text:p>419000</text:p>
              </table:table-cell>
              <table:table-cell office:value-type="float" office:value="593">
                <text:p>593</text:p>
              </table:table-cell>
              <table:table-cell office:value-type="float" office:value="238.2">
                <text:p>238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0">
                <text:p>420000</text:p>
              </table:table-cell>
              <table:table-cell office:value-type="float" office:value="489.8">
                <text:p>489.8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0">
                <text:p>421000</text:p>
              </table:table-cell>
              <table:table-cell office:value-type="float" office:value="372.8">
                <text:p>372.8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0">
                <text:p>422000</text:p>
              </table:table-cell>
              <table:table-cell office:value-type="float" office:value="551.8">
                <text:p>551.8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0">
                <text:p>423000</text:p>
              </table:table-cell>
              <table:table-cell office:value-type="float" office:value="398.4">
                <text:p>398.4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0">
                <text:p>424000</text:p>
              </table:table-cell>
              <table:table-cell office:value-type="float" office:value="539.6">
                <text:p>539.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0">
                <text:p>425000</text:p>
              </table:table-cell>
              <table:table-cell office:value-type="float" office:value="771.2">
                <text:p>771.2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0">
                <text:p>426000</text:p>
              </table:table-cell>
              <table:table-cell office:value-type="float" office:value="624.8">
                <text:p>624.8</text:p>
              </table:table-cell>
              <table:table-cell office:value-type="float" office:value="236.4">
                <text:p>236.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0">
                <text:p>427000</text:p>
              </table:table-cell>
              <table:table-cell office:value-type="float" office:value="505.6">
                <text:p>505.6</text:p>
              </table:table-cell>
              <table:table-cell office:value-type="float" office:value="251.8">
                <text:p>251.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0">
                <text:p>428000</text:p>
              </table:table-cell>
              <table:table-cell office:value-type="float" office:value="641.2">
                <text:p>641.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0">
                <text:p>429000</text:p>
              </table:table-cell>
              <table:table-cell office:value-type="float" office:value="439.4">
                <text:p>439.4</text:p>
              </table:table-cell>
              <table:table-cell office:value-type="float" office:value="258.2">
                <text:p>258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0">
                <text:p>430000</text:p>
              </table:table-cell>
              <table:table-cell office:value-type="float" office:value="364.6">
                <text:p>364.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0">
                <text:p>431000</text:p>
              </table:table-cell>
              <table:table-cell office:value-type="float" office:value="545.8">
                <text:p>545.8</text:p>
              </table:table-cell>
              <table:table-cell office:value-type="float" office:value="247.6">
                <text:p>247.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0">
                <text:p>432000</text:p>
              </table:table-cell>
              <table:table-cell office:value-type="float" office:value="533.8">
                <text:p>533.8</text:p>
              </table:table-cell>
              <table:table-cell office:value-type="float" office:value="248.6">
                <text:p>248.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0">
                <text:p>433000</text:p>
              </table:table-cell>
              <table:table-cell office:value-type="float" office:value="440.4">
                <text:p>440.4</text:p>
              </table:table-cell>
              <table:table-cell office:value-type="float" office:value="250.8">
                <text:p>250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0">
                <text:p>434000</text:p>
              </table:table-cell>
              <table:table-cell office:value-type="float" office:value="417">
                <text:p>4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0">
                <text:p>435000</text:p>
              </table:table-cell>
              <table:table-cell office:value-type="float" office:value="507.8">
                <text:p>507.8</text:p>
              </table:table-cell>
              <table:table-cell office:value-type="float" office:value="258.2">
                <text:p>258.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0">
                <text:p>436000</text:p>
              </table:table-cell>
              <table:table-cell office:value-type="float" office:value="407.4">
                <text:p>407.4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0">
                <text:p>437000</text:p>
              </table:table-cell>
              <table:table-cell office:value-type="float" office:value="610.4">
                <text:p>610.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0">
                <text:p>438000</text:p>
              </table:table-cell>
              <table:table-cell office:value-type="float" office:value="542.2">
                <text:p>542.2</text:p>
              </table:table-cell>
              <table:table-cell office:value-type="float" office:value="256.6">
                <text:p>256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0">
                <text:p>439000</text:p>
              </table:table-cell>
              <table:table-cell office:value-type="float" office:value="535.2">
                <text:p>535.2</text:p>
              </table:table-cell>
              <table:table-cell office:value-type="float" office:value="255.4">
                <text:p>255.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0">
                <text:p>440000</text:p>
              </table:table-cell>
              <table:table-cell office:value-type="float" office:value="521">
                <text:p>521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0">
                <text:p>441000</text:p>
              </table:table-cell>
              <table:table-cell office:value-type="float" office:value="447.4">
                <text:p>447.4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0">
                <text:p>442000</text:p>
              </table:table-cell>
              <table:table-cell office:value-type="float" office:value="513.6">
                <text:p>513.6</text:p>
              </table:table-cell>
              <table:table-cell office:value-type="float" office:value="254.4">
                <text:p>254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0">
                <text:p>443000</text:p>
              </table:table-cell>
              <table:table-cell office:value-type="float" office:value="596.2">
                <text:p>596.2</text:p>
              </table:table-cell>
              <table:table-cell office:value-type="float" office:value="263.6">
                <text:p>263.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0">
                <text:p>444000</text:p>
              </table:table-cell>
              <table:table-cell office:value-type="float" office:value="556.6">
                <text:p>556.6</text:p>
              </table:table-cell>
              <table:table-cell office:value-type="float" office:value="259.4">
                <text:p>259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0">
                <text:p>445000</text:p>
              </table:table-cell>
              <table:table-cell office:value-type="float" office:value="501.4">
                <text:p>501.4</text:p>
              </table:table-cell>
              <table:table-cell office:value-type="float" office:value="270.6">
                <text:p>270.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0">
                <text:p>446000</text:p>
              </table:table-cell>
              <table:table-cell office:value-type="float" office:value="535.4">
                <text:p>535.4</text:p>
              </table:table-cell>
              <table:table-cell office:value-type="float" office:value="251.2">
                <text:p>251.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0">
                <text:p>447000</text:p>
              </table:table-cell>
              <table:table-cell office:value-type="float" office:value="623.4">
                <text:p>623.4</text:p>
              </table:table-cell>
              <table:table-cell office:value-type="float" office:value="266.2">
                <text:p>266.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0">
                <text:p>448000</text:p>
              </table:table-cell>
              <table:table-cell office:value-type="float" office:value="388.2">
                <text:p>388.2</text:p>
              </table:table-cell>
              <table:table-cell office:value-type="float" office:value="257.6">
                <text:p>257.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0">
                <text:p>449000</text:p>
              </table:table-cell>
              <table:table-cell office:value-type="float" office:value="538.8">
                <text:p>538.8</text:p>
              </table:table-cell>
              <table:table-cell office:value-type="float" office:value="255.4">
                <text:p>255.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0">
                <text:p>450000</text:p>
              </table:table-cell>
              <table:table-cell office:value-type="float" office:value="570.4">
                <text:p>570.4</text:p>
              </table:table-cell>
              <table:table-cell office:value-type="float" office:value="248.8">
                <text:p>248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0">
                <text:p>451000</text:p>
              </table:table-cell>
              <table:table-cell office:value-type="float" office:value="563.4">
                <text:p>563.4</text:p>
              </table:table-cell>
              <table:table-cell office:value-type="float" office:value="264.2">
                <text:p>264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0">
                <text:p>452000</text:p>
              </table:table-cell>
              <table:table-cell office:value-type="float" office:value="430.2">
                <text:p>430.2</text:p>
              </table:table-cell>
              <table:table-cell office:value-type="float" office:value="258.6">
                <text:p>258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0">
                <text:p>453000</text:p>
              </table:table-cell>
              <table:table-cell office:value-type="float" office:value="538.2">
                <text:p>538.2</text:p>
              </table:table-cell>
              <table:table-cell office:value-type="float" office:value="262.4">
                <text:p>262.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0">
                <text:p>454000</text:p>
              </table:table-cell>
              <table:table-cell office:value-type="float" office:value="501.4">
                <text:p>501.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0">
                <text:p>455000</text:p>
              </table:table-cell>
              <table:table-cell office:value-type="float" office:value="732.2">
                <text:p>732.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0">
                <text:p>456000</text:p>
              </table:table-cell>
              <table:table-cell office:value-type="float" office:value="817.2">
                <text:p>817.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0">
                <text:p>457000</text:p>
              </table:table-cell>
              <table:table-cell office:value-type="float" office:value="762.4">
                <text:p>762.4</text:p>
              </table:table-cell>
              <table:table-cell office:value-type="float" office:value="268.2">
                <text:p>268.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0">
                <text:p>458000</text:p>
              </table:table-cell>
              <table:table-cell office:value-type="float" office:value="471.6">
                <text:p>471.6</text:p>
              </table:table-cell>
              <table:table-cell office:value-type="float" office:value="274.4">
                <text:p>274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0">
                <text:p>459000</text:p>
              </table:table-cell>
              <table:table-cell office:value-type="float" office:value="608.2">
                <text:p>608.2</text:p>
              </table:table-cell>
              <table:table-cell office:value-type="float" office:value="265.2">
                <text:p>265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0">
                <text:p>460000</text:p>
              </table:table-cell>
              <table:table-cell office:value-type="float" office:value="513.2">
                <text:p>513.2</text:p>
              </table:table-cell>
              <table:table-cell office:value-type="float" office:value="273.2">
                <text:p>273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0">
                <text:p>461000</text:p>
              </table:table-cell>
              <table:table-cell office:value-type="float" office:value="579.8">
                <text:p>579.8</text:p>
              </table:table-cell>
              <table:table-cell office:value-type="float" office:value="280.4">
                <text:p>280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0">
                <text:p>462000</text:p>
              </table:table-cell>
              <table:table-cell office:value-type="float" office:value="531.8">
                <text:p>531.8</text:p>
              </table:table-cell>
              <table:table-cell office:value-type="float" office:value="266.8">
                <text:p>266.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0">
                <text:p>463000</text:p>
              </table:table-cell>
              <table:table-cell office:value-type="float" office:value="997.4">
                <text:p>997.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0">
                <text:p>464000</text:p>
              </table:table-cell>
              <table:table-cell office:value-type="float" office:value="504.6">
                <text:p>504.6</text:p>
              </table:table-cell>
              <table:table-cell office:value-type="float" office:value="264.6">
                <text:p>264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0">
                <text:p>465000</text:p>
              </table:table-cell>
              <table:table-cell office:value-type="float" office:value="486.2">
                <text:p>486.2</text:p>
              </table:table-cell>
              <table:table-cell office:value-type="float" office:value="269.8">
                <text:p>269.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0">
                <text:p>466000</text:p>
              </table:table-cell>
              <table:table-cell office:value-type="float" office:value="579.8">
                <text:p>579.8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0">
                <text:p>467000</text:p>
              </table:table-cell>
              <table:table-cell office:value-type="float" office:value="659.6">
                <text:p>659.6</text:p>
              </table:table-cell>
              <table:table-cell office:value-type="float" office:value="274.4">
                <text:p>274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0">
                <text:p>468000</text:p>
              </table:table-cell>
              <table:table-cell office:value-type="float" office:value="791.2">
                <text:p>791.2</text:p>
              </table:table-cell>
              <table:table-cell office:value-type="float" office:value="275.2">
                <text:p>275.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0">
                <text:p>469000</text:p>
              </table:table-cell>
              <table:table-cell office:value-type="float" office:value="598.2">
                <text:p>598.2</text:p>
              </table:table-cell>
              <table:table-cell office:value-type="float" office:value="266.8">
                <text:p>266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0">
                <text:p>470000</text:p>
              </table:table-cell>
              <table:table-cell office:value-type="float" office:value="694.6">
                <text:p>694.6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0">
                <text:p>471000</text:p>
              </table:table-cell>
              <table:table-cell office:value-type="float" office:value="466.4">
                <text:p>466.4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0">
                <text:p>472000</text:p>
              </table:table-cell>
              <table:table-cell office:value-type="float" office:value="598.8">
                <text:p>598.8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0">
                <text:p>473000</text:p>
              </table:table-cell>
              <table:table-cell office:value-type="float" office:value="641.8">
                <text:p>641.8</text:p>
              </table:table-cell>
              <table:table-cell office:value-type="float" office:value="271.4">
                <text:p>271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0">
                <text:p>474000</text:p>
              </table:table-cell>
              <table:table-cell office:value-type="float" office:value="577.8">
                <text:p>577.8</text:p>
              </table:table-cell>
              <table:table-cell office:value-type="float" office:value="268.2">
                <text:p>268.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0">
                <text:p>475000</text:p>
              </table:table-cell>
              <table:table-cell office:value-type="float" office:value="558.8">
                <text:p>558.8</text:p>
              </table:table-cell>
              <table:table-cell office:value-type="float" office:value="273.2">
                <text:p>273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0">
                <text:p>476000</text:p>
              </table:table-cell>
              <table:table-cell office:value-type="float" office:value="562.8">
                <text:p>562.8</text:p>
              </table:table-cell>
              <table:table-cell office:value-type="float" office:value="271.2">
                <text:p>271.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0">
                <text:p>477000</text:p>
              </table:table-cell>
              <table:table-cell office:value-type="float" office:value="687.8">
                <text:p>687.8</text:p>
              </table:table-cell>
              <table:table-cell office:value-type="float" office:value="267.6">
                <text:p>267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0">
                <text:p>478000</text:p>
              </table:table-cell>
              <table:table-cell office:value-type="float" office:value="543">
                <text:p>543</text:p>
              </table:table-cell>
              <table:table-cell office:value-type="float" office:value="276.2">
                <text:p>276.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0">
                <text:p>479000</text:p>
              </table:table-cell>
              <table:table-cell office:value-type="float" office:value="684.6">
                <text:p>684.6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0">
                <text:p>480000</text:p>
              </table:table-cell>
              <table:table-cell office:value-type="float" office:value="600">
                <text:p>6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0">
                <text:p>481000</text:p>
              </table:table-cell>
              <table:table-cell office:value-type="float" office:value="664.2">
                <text:p>664.2</text:p>
              </table:table-cell>
              <table:table-cell office:value-type="float" office:value="293.6">
                <text:p>293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0">
                <text:p>482000</text:p>
              </table:table-cell>
              <table:table-cell office:value-type="float" office:value="572.2">
                <text:p>572.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0">
                <text:p>483000</text:p>
              </table:table-cell>
              <table:table-cell office:value-type="float" office:value="504.6">
                <text:p>504.6</text:p>
              </table:table-cell>
              <table:table-cell office:value-type="float" office:value="285.8">
                <text:p>285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0">
                <text:p>484000</text:p>
              </table:table-cell>
              <table:table-cell office:value-type="float" office:value="654.8">
                <text:p>654.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0">
                <text:p>485000</text:p>
              </table:table-cell>
              <table:table-cell office:value-type="float" office:value="577.8">
                <text:p>577.8</text:p>
              </table:table-cell>
              <table:table-cell office:value-type="float" office:value="283.8">
                <text:p>283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0">
                <text:p>486000</text:p>
              </table:table-cell>
              <table:table-cell office:value-type="float" office:value="643">
                <text:p>643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0">
                <text:p>487000</text:p>
              </table:table-cell>
              <table:table-cell office:value-type="float" office:value="589.8">
                <text:p>589.8</text:p>
              </table:table-cell>
              <table:table-cell office:value-type="float" office:value="277.8">
                <text:p>277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0">
                <text:p>488000</text:p>
              </table:table-cell>
              <table:table-cell office:value-type="float" office:value="577.8">
                <text:p>577.8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0">
                <text:p>489000</text:p>
              </table:table-cell>
              <table:table-cell office:value-type="float" office:value="652.4">
                <text:p>652.4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0">
                <text:p>490000</text:p>
              </table:table-cell>
              <table:table-cell office:value-type="float" office:value="570.2">
                <text:p>570.2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0">
                <text:p>491000</text:p>
              </table:table-cell>
              <table:table-cell office:value-type="float" office:value="568.8">
                <text:p>568.8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0">
                <text:p>492000</text:p>
              </table:table-cell>
              <table:table-cell office:value-type="float" office:value="502.8">
                <text:p>502.8</text:p>
              </table:table-cell>
              <table:table-cell office:value-type="float" office:value="301.4">
                <text:p>301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0">
                <text:p>493000</text:p>
              </table:table-cell>
              <table:table-cell office:value-type="float" office:value="617">
                <text:p>617</text:p>
              </table:table-cell>
              <table:table-cell office:value-type="float" office:value="282.6">
                <text:p>282.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0">
                <text:p>494000</text:p>
              </table:table-cell>
              <table:table-cell office:value-type="float" office:value="831.6">
                <text:p>831.6</text:p>
              </table:table-cell>
              <table:table-cell office:value-type="float" office:value="297.8">
                <text:p>297.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0">
                <text:p>495000</text:p>
              </table:table-cell>
              <table:table-cell office:value-type="float" office:value="712.6">
                <text:p>712.6</text:p>
              </table:table-cell>
              <table:table-cell office:value-type="float" office:value="294.8">
                <text:p>294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0">
                <text:p>496000</text:p>
              </table:table-cell>
              <table:table-cell office:value-type="float" office:value="736.6">
                <text:p>736.6</text:p>
              </table:table-cell>
              <table:table-cell office:value-type="float" office:value="294.8">
                <text:p>294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0">
                <text:p>497000</text:p>
              </table:table-cell>
              <table:table-cell office:value-type="float" office:value="530.4">
                <text:p>530.4</text:p>
              </table:table-cell>
              <table:table-cell office:value-type="float" office:value="281.8">
                <text:p>281.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0">
                <text:p>498000</text:p>
              </table:table-cell>
              <table:table-cell office:value-type="float" office:value="601.4">
                <text:p>601.4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0">
                <text:p>499000</text:p>
              </table:table-cell>
              <table:table-cell office:value-type="float" office:value="640.6">
                <text:p>640.6</text:p>
              </table:table-cell>
              <table:table-cell office:value-type="float" office:value="297.2">
                <text:p>297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0">
                <text:p>500000</text:p>
              </table:table-cell>
              <table:table-cell office:value-type="float" office:value="634.4">
                <text:p>634.4</text:p>
              </table:table-cell>
              <table:table-cell office:value-type="float" office:value="292.8">
                <text:p>29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